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212121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212121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ames</text:p>
          </table:table-cell>
        </table:table-row>
        <table:table-row table:style-name="ro1">
          <table:table-cell office:value-type="string" calcext:value-type="string">
            <text:p>Adulam</text:p>
          </table:table-cell>
          <table:table-cell office:value-type="float" office:value="31.65054" calcext:value-type="float">
            <text:p>31.65054</text:p>
          </table:table-cell>
          <table:table-cell office:value-type="float" office:value="35.0002" calcext:value-type="float">
            <text:p>35.0002</text:p>
          </table:table-cell>
          <table:table-cell office:value-type="string" calcext:value-type="string">
            <text:p>Yehudah</text:p>
          </table:table-cell>
        </table:table-row>
        <table:table-row table:style-name="ro1">
          <table:table-cell office:value-type="string" calcext:value-type="string">
            <text:p>Susa</text:p>
          </table:table-cell>
          <table:table-cell office:value-type="float" office:value="32.19226" calcext:value-type="float">
            <text:p>32.19226</text:p>
          </table:table-cell>
          <table:table-cell office:value-type="float" office:value="48.24895" calcext:value-type="float">
            <text:p>48.24895</text:p>
          </table:table-cell>
          <table:table-cell office:value-type="string" calcext:value-type="string">
            <text:p>Mordechai, Esther</text:p>
          </table:table-cell>
        </table:table-row>
        <table:table-row table:style-name="ro1">
          <table:table-cell office:value-type="string" calcext:value-type="string">
            <text:p>Kedesh</text:p>
          </table:table-cell>
          <table:table-cell office:value-type="float" office:value="33.1139" calcext:value-type="float">
            <text:p>33.1139</text:p>
          </table:table-cell>
          <table:table-cell office:value-type="float" office:value="35.5336" calcext:value-type="float">
            <text:p>35.5336</text:p>
          </table:table-cell>
          <table:table-cell office:value-type="string" calcext:value-type="string">
            <text:p>Barak</text:p>
          </table:table-cell>
        </table:table-row>
        <table:table-row table:style-name="ro1">
          <table:table-cell office:value-type="string" calcext:value-type="string">
            <text:p>Tzora</text:p>
          </table:table-cell>
          <table:table-cell office:value-type="float" office:value="31.7751" calcext:value-type="float">
            <text:p>31.7751</text:p>
          </table:table-cell>
          <table:table-cell office:value-type="float" office:value="34.9857" calcext:value-type="float">
            <text:p>34.9857</text:p>
          </table:table-cell>
          <table:table-cell office:value-type="string" calcext:value-type="string">
            <text:p>Shimshon</text:p>
          </table:table-cell>
        </table:table-row>
        <table:table-row table:style-name="ro1">
          <table:table-cell office:value-type="string" calcext:value-type="string">
            <text:p>Alkosh</text:p>
          </table:table-cell>
          <table:table-cell office:value-type="float" office:value="36.7321" calcext:value-type="float">
            <text:p>36.7321</text:p>
          </table:table-cell>
          <table:table-cell office:value-type="float" office:value="43.09516" calcext:value-type="float">
            <text:p>43.09516</text:p>
          </table:table-cell>
          <table:table-cell office:value-type="string" calcext:value-type="string">
            <text:p>Nahum?</text:p>
          </table:table-cell>
        </table:table-row>
        <table:table-row table:style-name="ro1">
          <table:table-cell office:value-type="string" calcext:value-type="string">
            <text:p>Moreshet Gat</text:p>
          </table:table-cell>
          <table:table-cell office:value-type="float" office:value="31.633" calcext:value-type="float">
            <text:p>31.633</text:p>
          </table:table-cell>
          <table:table-cell office:value-type="float" office:value="34.9166" calcext:value-type="float">
            <text:p>34.9166</text:p>
          </table:table-cell>
          <table:table-cell office:value-type="string" calcext:value-type="string">
            <text:p>Michah</text:p>
          </table:table-cell>
        </table:table-row>
        <table:table-row table:style-name="ro1">
          <table:table-cell office:value-type="string" calcext:value-type="string">
            <text:p>Gat Hefer</text:p>
          </table:table-cell>
          <table:table-cell office:value-type="float" office:value="32.7381" calcext:value-type="float">
            <text:p>32.7381</text:p>
          </table:table-cell>
          <table:table-cell office:value-type="float" office:value="35.3195" calcext:value-type="float">
            <text:p>35.3195</text:p>
          </table:table-cell>
          <table:table-cell office:value-type="string" calcext:value-type="string">
            <text:p>Yonah</text:p>
          </table:table-cell>
        </table:table-row>
        <table:table-row table:style-name="ro1">
          <table:table-cell office:value-type="string" calcext:value-type="string">
            <text:p>Tekoa</text:p>
          </table:table-cell>
          <table:table-cell office:value-type="float" office:value="31.633" calcext:value-type="float">
            <text:p>31.633</text:p>
          </table:table-cell>
          <table:table-cell office:value-type="float" office:value="35.2104" calcext:value-type="float">
            <text:p>35.2104</text:p>
          </table:table-cell>
          <table:table-cell office:value-type="string" calcext:value-type="string">
            <text:p>Amos</text:p>
          </table:table-cell>
        </table:table-row>
        <table:table-row table:style-name="ro1">
          <table:table-cell office:value-type="string" calcext:value-type="string">
            <text:p>Babylon</text:p>
          </table:table-cell>
          <table:table-cell office:value-type="float" office:value="32.5364" calcext:value-type="float">
            <text:p>32.5364</text:p>
          </table:table-cell>
          <table:table-cell office:value-type="float" office:value="44.423" calcext:value-type="float">
            <text:p>44.423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string" calcext:value-type="string">
            <text:p>Tel Aviv</text:p>
          </table:table-cell>
          <table:table-cell office:value-type="float" office:value="32.0473" calcext:value-type="float">
            <text:p>32.0473</text:p>
          </table:table-cell>
          <table:table-cell office:value-type="float" office:value="45.8989" calcext:value-type="float">
            <text:p>45.8989</text:p>
          </table:table-cell>
          <table:table-cell office:value-type="string" calcext:value-type="string">
            <text:p>Yechezkel</text:p>
          </table:table-cell>
        </table:table-row>
        <table:table-row table:style-name="ro1">
          <table:table-cell office:value-type="string" calcext:value-type="string">
            <text:p>Beit El</text:p>
          </table:table-cell>
          <table:table-cell office:value-type="float" office:value="31.9242" calcext:value-type="float">
            <text:p>31.9242</text:p>
          </table:table-cell>
          <table:table-cell office:value-type="float" office:value="35.2361" calcext:value-type="float">
            <text:p>35.2361</text:p>
          </table:table-cell>
          <table:table-cell office:value-type="string" calcext:value-type="string">
            <text:p>Avraham, Yaakov</text:p>
          </table:table-cell>
        </table:table-row>
        <table:table-row table:style-name="ro1">
          <table:table-cell office:value-type="string" calcext:value-type="string">
            <text:p>Shomron</text:p>
          </table:table-cell>
          <table:table-cell office:value-type="float" office:value="32.277" calcext:value-type="float">
            <text:p>32.277</text:p>
          </table:table-cell>
          <table:table-cell office:value-type="float" office:value="35.1903" calcext:value-type="float">
            <text:p>35.1903</text:p>
          </table:table-cell>
          <table:table-cell office:value-type="string" calcext:value-type="string">
            <text:p>Elisha</text:p>
          </table:table-cell>
        </table:table-row>
        <table:table-row table:style-name="ro1">
          <table:table-cell office:value-type="string" calcext:value-type="string">
            <text:p>Yizrael</text:p>
          </table:table-cell>
          <table:table-cell office:value-type="float" office:value="32.5569" calcext:value-type="float">
            <text:p>32.5569</text:p>
          </table:table-cell>
          <table:table-cell office:value-type="float" office:value="35.3285" calcext:value-type="float">
            <text:p>35.3285</text:p>
          </table:table-cell>
          <table:table-cell office:value-type="string" calcext:value-type="string">
            <text:p>Navot (Kerem Navot)</text:p>
          </table:table-cell>
        </table:table-row>
        <table:table-row table:style-name="ro1">
          <table:table-cell office:value-type="string" calcext:value-type="string">
            <text:p>Shunam</text:p>
          </table:table-cell>
          <table:table-cell office:value-type="float" office:value="32.6063" calcext:value-type="float">
            <text:p>32.6063</text:p>
          </table:table-cell>
          <table:table-cell office:value-type="float" office:value="35.335" calcext:value-type="float">
            <text:p>35.335</text:p>
          </table:table-cell>
          <table:table-cell office:value-type="string" calcext:value-type="string">
            <text:p>Shunamite woman, Elisha</text:p>
          </table:table-cell>
        </table:table-row>
        <table:table-row table:style-name="ro1">
          <table:table-cell office:value-type="string" calcext:value-type="string">
            <text:p>Maon</text:p>
          </table:table-cell>
          <table:table-cell office:value-type="float" office:value="31.4072" calcext:value-type="float">
            <text:p>31.4072</text:p>
          </table:table-cell>
          <table:table-cell office:value-type="float" office:value="35.1333" calcext:value-type="float">
            <text:p>35.1333</text:p>
          </table:table-cell>
          <table:table-cell office:value-type="string" calcext:value-type="string">
            <text:p>Avigail</text:p>
          </table:table-cell>
        </table:table-row>
        <table:table-row table:style-name="ro1">
          <table:table-cell office:value-type="string" calcext:value-type="string">
            <text:p>Ofra (Efraim)</text:p>
          </table:table-cell>
          <table:table-cell office:value-type="float" office:value="32.1961" calcext:value-type="float">
            <text:p>32.1961</text:p>
          </table:table-cell>
          <table:table-cell office:value-type="float" office:value="35.2258" calcext:value-type="float">
            <text:p>35.2258</text:p>
          </table:table-cell>
          <table:table-cell office:value-type="string" calcext:value-type="string">
            <text:p>Gideon</text:p>
          </table:table-cell>
        </table:table-row>
        <table:table-row table:style-name="ro1">
          <table:table-cell office:value-type="string" calcext:value-type="string">
            <text:p>Ramataim Tzofim</text:p>
          </table:table-cell>
          <table:table-cell office:value-type="float" office:value="32.0263" calcext:value-type="float">
            <text:p>32.0263</text:p>
          </table:table-cell>
          <table:table-cell office:value-type="float" office:value="35.0162" calcext:value-type="float">
            <text:p>35.0162</text:p>
          </table:table-cell>
          <table:table-cell office:value-type="string" calcext:value-type="string">
            <text:p>Elkanah, Hannah, Shmuel</text:p>
          </table:table-cell>
        </table:table-row>
        <table:table-row table:style-name="ro1">
          <table:table-cell office:value-type="string" calcext:value-type="string">
            <text:p>Tomer Devorah</text:p>
          </table:table-cell>
          <table:table-cell office:value-type="float" office:value="31.9676" calcext:value-type="float">
            <text:p>31.9676</text:p>
          </table:table-cell>
          <table:table-cell office:value-type="float" office:value="35.0989" calcext:value-type="float">
            <text:p>35.0989</text:p>
          </table:table-cell>
          <table:table-cell office:value-type="string" calcext:value-type="string">
            <text:p>Devorah</text:p>
          </table:table-cell>
        </table:table-row>
        <table:table-row table:style-name="ro1">
          <table:table-cell office:value-type="string" calcext:value-type="string">
            <text:p>Shilo</text:p>
          </table:table-cell>
          <table:table-cell office:value-type="float" office:value="32.05654" calcext:value-type="float">
            <text:p>32.05654</text:p>
          </table:table-cell>
          <table:table-cell office:value-type="float" office:value="35.2895" calcext:value-type="float">
            <text:p>35.2895</text:p>
          </table:table-cell>
          <table:table-cell office:value-type="string" calcext:value-type="string">
            <text:p>Eli haKohen, Achiya haShiloni</text:p>
          </table:table-cell>
        </table:table-row>
        <table:table-row table:style-name="ro1">
          <table:table-cell office:value-type="string" calcext:value-type="string">
            <text:p>Haran</text:p>
          </table:table-cell>
          <table:table-cell office:value-type="float" office:value="36.8638" calcext:value-type="float">
            <text:p>36.8638</text:p>
          </table:table-cell>
          <table:table-cell office:value-type="float" office:value="39.0289" calcext:value-type="float">
            <text:p>39.0289</text:p>
          </table:table-cell>
          <table:table-cell office:value-type="string" calcext:value-type="string">
            <text:p>Yaakov, Leah, Rachel</text:p>
          </table:table-cell>
        </table:table-row>
        <table:table-row table:style-name="ro1">
          <table:table-cell office:value-type="string" calcext:value-type="string">
            <text:p>Ur Kasdim</text:p>
          </table:table-cell>
          <table:table-cell office:value-type="float" office:value="30.96075" calcext:value-type="float">
            <text:p>30.96075</text:p>
          </table:table-cell>
          <table:table-cell office:value-type="float" office:value="46.10601" calcext:value-type="float">
            <text:p>46.10601</text:p>
          </table:table-cell>
          <table:table-cell office:value-type="string" calcext:value-type="string">
            <text:p>Avraham</text:p>
          </table:table-cell>
        </table:table-row>
        <table:table-row table:style-name="ro1">
          <table:table-cell office:value-type="string" calcext:value-type="string">
            <text:p>Jerusalem</text:p>
          </table:table-cell>
          <table:table-cell office:value-type="float" office:value="31.7745" calcext:value-type="float">
            <text:p>31.7745</text:p>
          </table:table-cell>
          <table:table-cell office:value-type="float" office:value="35.23559" calcext:value-type="float">
            <text:p>35.23559</text:p>
          </table:table-cell>
          <table:table-cell office:value-type="string" calcext:value-type="string">
            <text:p>Too many to list!</text:p>
          </table:table-cell>
        </table:table-row>
        <table:table-row table:style-name="ro1">
          <table:table-cell office:value-type="string" calcext:value-type="string">
            <text:p>Anatot</text:p>
          </table:table-cell>
          <table:table-cell office:value-type="float" office:value="31.81361" calcext:value-type="float">
            <text:p>31.81361</text:p>
          </table:table-cell>
          <table:table-cell office:value-type="float" office:value="35.26152" calcext:value-type="float">
            <text:p>35.26152</text:p>
          </table:table-cell>
          <table:table-cell office:value-type="string" calcext:value-type="string">
            <text:p>Jeremiah</text:p>
          </table:table-cell>
        </table:table-row>
        <table:table-row table:style-name="ro1">
          <table:table-cell office:value-type="string" calcext:value-type="string">
            <text:p>Bethlehem</text:p>
          </table:table-cell>
          <table:table-cell office:value-type="float" office:value="31.70468" calcext:value-type="float">
            <text:p>31.70468</text:p>
          </table:table-cell>
          <table:table-cell office:value-type="float" office:value="35.2052" calcext:value-type="float">
            <text:p>35.2052</text:p>
          </table:table-cell>
          <table:table-cell office:value-type="string" calcext:value-type="string">
            <text:p>Boaz, Ruth, David Hamelech</text:p>
          </table:table-cell>
        </table:table-row>
        <table:table-row table:style-name="ro1">
          <table:table-cell office:value-type="string" calcext:value-type="string">
            <text:p>Givat Shaul</text:p>
          </table:table-cell>
          <table:table-cell office:value-type="float" office:value="31.82292" calcext:value-type="float">
            <text:p>31.82292</text:p>
          </table:table-cell>
          <table:table-cell office:value-type="float" office:value="35.23124" calcext:value-type="float">
            <text:p>35.23124</text:p>
          </table:table-cell>
          <table:table-cell office:value-type="string" calcext:value-type="string">
            <text:p>Shaul Hamelech</text:p>
          </table:table-cell>
        </table:table-row>
        <table:table-row table:style-name="ro1">
          <table:table-cell office:value-type="string" calcext:value-type="string">
            <text:p>Hevron</text:p>
          </table:table-cell>
          <table:table-cell office:value-type="float" office:value="31.52474" calcext:value-type="float">
            <text:p>31.52474</text:p>
          </table:table-cell>
          <table:table-cell office:value-type="float" office:value="35.10174" calcext:value-type="float">
            <text:p>35.10174</text:p>
          </table:table-cell>
          <table:table-cell office:value-type="string" calcext:value-type="string">
            <text:p>Avraham, Sarah, Malkiel Ashkenazi, Hida</text:p>
          </table:table-cell>
        </table:table-row>
        <table:table-row table:style-name="ro1">
          <table:table-cell office:value-type="string" calcext:value-type="string">
            <text:p>Beer Sheva</text:p>
          </table:table-cell>
          <table:table-cell office:value-type="float" office:value="31.24491" calcext:value-type="float">
            <text:p>31.24491</text:p>
          </table:table-cell>
          <table:table-cell office:value-type="float" office:value="34.84149" calcext:value-type="float">
            <text:p>34.84149</text:p>
          </table:table-cell>
          <table:table-cell office:value-type="string" calcext:value-type="string">
            <text:p>Avraham, Sarah, Yitzchak, Rivkah, Yaakov</text:p>
          </table:table-cell>
        </table:table-row>
        <table:table-row table:style-name="ro1">
          <table:table-cell office:value-type="string" calcext:value-type="string">
            <text:p>Grar</text:p>
          </table:table-cell>
          <table:table-cell office:value-type="float" office:value="31.38192" calcext:value-type="float">
            <text:p>31.38192</text:p>
          </table:table-cell>
          <table:table-cell office:value-type="float" office:value="34.60712" calcext:value-type="float">
            <text:p>34.60712</text:p>
          </table:table-cell>
          <table:table-cell office:value-type="string" calcext:value-type="string">
            <text:p>Avraham, Sarah, Yitzchak, Rivkah</text:p>
          </table:table-cell>
        </table:table-row>
        <table:table-row table:style-name="ro1">
          <table:table-cell office:value-type="string" calcext:value-type="string">
            <text:p>Sukkot</text:p>
          </table:table-cell>
          <table:table-cell office:value-type="float" office:value="32.15" calcext:value-type="float">
            <text:p>32.15</text:p>
          </table:table-cell>
          <table:table-cell office:value-type="float" office:value="35.5833" calcext:value-type="float">
            <text:p>35.5833</text:p>
          </table:table-cell>
          <table:table-cell office:value-type="string" calcext:value-type="string">
            <text:p>Yaakov, Leah, Rachel</text:p>
          </table:table-cell>
        </table:table-row>
        <table:table-row table:style-name="ro1">
          <table:table-cell office:value-type="string" calcext:value-type="string">
            <text:p>Shechem</text:p>
          </table:table-cell>
          <table:table-cell office:value-type="float" office:value="32.21369" calcext:value-type="float">
            <text:p>32.21369</text:p>
          </table:table-cell>
          <table:table-cell office:value-type="float" office:value="35.28162" calcext:value-type="float">
            <text:p>35.28162</text:p>
          </table:table-cell>
          <table:table-cell office:value-type="string" calcext:value-type="string">
            <text:p>Yaakov, Leah, Rachel</text:p>
          </table:table-cell>
        </table:table-row>
        <table:table-row table:style-name="ro1">
          <table:table-cell office:value-type="string" calcext:value-type="string">
            <text:p>Memphis</text:p>
          </table:table-cell>
          <table:table-cell office:value-type="float" office:value="29.844722" calcext:value-type="float">
            <text:p>29.844722</text:p>
          </table:table-cell>
          <table:table-cell office:value-type="float" office:value="31.250833" calcext:value-type="float">
            <text:p>31.250833</text:p>
          </table:table-cell>
          <table:table-cell office:value-type="string" calcext:value-type="string">
            <text:p>Moshe, Aharon, Miriam?</text:p>
          </table:table-cell>
        </table:table-row>
        <table:table-row table:style-name="ro1">
          <table:table-cell office:value-type="string" calcext:value-type="string">
            <text:p>Avaris</text:p>
          </table:table-cell>
          <table:table-cell office:value-type="float" office:value="30.787419" calcext:value-type="float">
            <text:p>30.787419</text:p>
          </table:table-cell>
          <table:table-cell office:value-type="float" office:value="31.821367" calcext:value-type="float">
            <text:p>31.821367</text:p>
          </table:table-cell>
          <table:table-cell office:value-type="string" calcext:value-type="string">
            <text:p>Yosef?</text:p>
          </table:table-cell>
        </table:table-row>
        <table:table-row table:style-name="ro1">
          <table:table-cell office:value-type="string" calcext:value-type="string">
            <text:p>Ramla</text:p>
          </table:table-cell>
          <table:table-cell office:value-type="float" office:value="31.92504" calcext:value-type="float">
            <text:p>31.92504</text:p>
          </table:table-cell>
          <table:table-cell office:value-type="float" office:value="34.8736" calcext:value-type="float">
            <text:p>34.8736</text:p>
          </table:table-cell>
          <table:table-cell office:value-type="string" calcext:value-type="string">
            <text:p>Natan ben Avraham</text:p>
          </table:table-cell>
        </table:table-row>
        <table:table-row table:style-name="ro1">
          <table:table-cell office:value-type="string" calcext:value-type="string">
            <text:p>Akko</text:p>
          </table:table-cell>
          <table:table-cell office:value-type="float" office:value="32.92201" calcext:value-type="float">
            <text:p>32.92201</text:p>
          </table:table-cell>
          <table:table-cell office:value-type="float" office:value="35.06966" calcext:value-type="float">
            <text:p>35.06966</text:p>
          </table:table-cell>
          <table:table-cell office:value-type="string" calcext:value-type="string">
            <text:p>Abba of Acre, Rash of Sens, Isaac ben Shmuel of Acre</text:p>
          </table:table-cell>
        </table:table-row>
        <table:table-row table:style-name="ro1">
          <table:table-cell office:value-type="string" calcext:value-type="string">
            <text:p>Timnah</text:p>
          </table:table-cell>
          <table:table-cell office:value-type="float" office:value="31.785" calcext:value-type="float">
            <text:p>31.785</text:p>
          </table:table-cell>
          <table:table-cell office:value-type="float" office:value="34.9111" calcext:value-type="float">
            <text:p>34.9111</text:p>
          </table:table-cell>
          <table:table-cell office:value-type="string" calcext:value-type="string">
            <text:p>Shimon haTemani</text:p>
          </table:table-cell>
        </table:table-row>
        <table:table-row table:style-name="ro1">
          <table:table-cell office:value-type="string" calcext:value-type="string">
            <text:p>Tzeredah</text:p>
          </table:table-cell>
          <table:table-cell table:style-name="ce4" office:value-type="float" office:value="32.054208" calcext:value-type="float">
            <text:p>32.054208</text:p>
          </table:table-cell>
          <table:table-cell table:style-name="ce5" office:value-type="float" office:value="35.056643" calcext:value-type="float">
            <text:p>35.056643</text:p>
          </table:table-cell>
          <table:table-cell office:value-type="string" calcext:value-type="string">
            <text:p>Yossi ben Yoezer</text:p>
          </table:table-cell>
        </table:table-row>
        <table:table-row table:style-name="ro1">
          <table:table-cell office:value-type="string" calcext:value-type="string">
            <text:p>Arbel</text:p>
          </table:table-cell>
          <table:table-cell office:value-type="float" office:value="32.8152" calcext:value-type="float">
            <text:p>32.8152</text:p>
          </table:table-cell>
          <table:table-cell office:value-type="float" office:value="35.4837" calcext:value-type="float">
            <text:p>35.4837</text:p>
          </table:table-cell>
          <table:table-cell office:value-type="string" calcext:value-type="string">
            <text:p>Nitai haArbeli, Kohanei Yeshua</text:p>
          </table:table-cell>
        </table:table-row>
        <table:table-row table:style-name="ro1">
          <table:table-cell office:value-type="string" calcext:value-type="string">
            <text:p>Arabeh (near Sakhnin)</text:p>
          </table:table-cell>
          <table:table-cell office:value-type="float" office:value="32.85099" calcext:value-type="float">
            <text:p>32.85099</text:p>
          </table:table-cell>
          <table:table-cell office:value-type="float" office:value="35.33869" calcext:value-type="float">
            <text:p>35.33869</text:p>
          </table:table-cell>
          <table:table-cell office:value-type="string" calcext:value-type="string">
            <text:p>Kohanei Petachya, R. Hanina ben Dosa, Yohanan ben Zakkai</text:p>
          </table:table-cell>
        </table:table-row>
        <table:table-row table:style-name="ro1">
          <table:table-cell office:value-type="string" calcext:value-type="string">
            <text:p>Kfar Otnai (near Megiddo)</text:p>
          </table:table-cell>
          <table:table-cell office:value-type="float" office:value="32.5732" calcext:value-type="float">
            <text:p>32.5732</text:p>
          </table:table-cell>
          <table:table-cell office:value-type="float" office:value="35.17329" calcext:value-type="float">
            <text:p>35.17329</text:p>
          </table:table-cell>
          <table:table-cell office:value-type="string" calcext:value-type="string">
            <text:p>R. Gamaliel II</text:p>
          </table:table-cell>
        </table:table-row>
        <table:table-row table:style-name="ro1">
          <table:table-cell office:value-type="string" calcext:value-type="string">
            <text:p>Pekiin</text:p>
          </table:table-cell>
          <table:table-cell office:value-type="float" office:value="32.9774" calcext:value-type="float">
            <text:p>32.9774</text:p>
          </table:table-cell>
          <table:table-cell office:value-type="float" office:value="35.3353" calcext:value-type="float">
            <text:p>35.3353</text:p>
          </table:table-cell>
          <table:table-cell office:value-type="string" calcext:value-type="string">
            <text:p>R. Yehoshua</text:p>
          </table:table-cell>
        </table:table-row>
        <table:table-row table:style-name="ro1">
          <table:table-cell office:value-type="string" calcext:value-type="string">
            <text:p>Bnei Brak (old)</text:p>
          </table:table-cell>
          <table:table-cell office:value-type="float" office:value="32.036" calcext:value-type="float">
            <text:p>32.036</text:p>
          </table:table-cell>
          <table:table-cell office:value-type="float" office:value="34.8275" calcext:value-type="float">
            <text:p>34.8275</text:p>
          </table:table-cell>
          <table:table-cell office:value-type="string" calcext:value-type="string">
            <text:p>R. Akiva</text:p>
          </table:table-cell>
        </table:table-row>
        <table:table-row table:style-name="ro1">
          <table:table-cell office:value-type="string" calcext:value-type="string">
            <text:p>Lod</text:p>
          </table:table-cell>
          <table:table-cell office:value-type="float" office:value="31.9537" calcext:value-type="float">
            <text:p>31.9537</text:p>
          </table:table-cell>
          <table:table-cell office:value-type="float" office:value="34.9009" calcext:value-type="float">
            <text:p>34.9009</text:p>
          </table:table-cell>
          <table:table-cell office:value-type="string" calcext:value-type="string">
            <text:p>R. Eliezer, Akiva, Pinchas ben Yair, Yehoshua ben Levi, Aha</text:p>
          </table:table-cell>
        </table:table-row>
        <table:table-row table:style-name="ro1">
          <table:table-cell office:value-type="string" calcext:value-type="string">
            <text:p>Emmaus</text:p>
          </table:table-cell>
          <table:table-cell office:value-type="float" office:value="31.83941" calcext:value-type="float">
            <text:p>31.83941</text:p>
          </table:table-cell>
          <table:table-cell office:value-type="float" office:value="34.98966" calcext:value-type="float">
            <text:p>34.98966</text:p>
          </table:table-cell>
          <table:table-cell office:value-type="string" calcext:value-type="string">
            <text:p>R. Elazar ben Arach</text:p>
          </table:table-cell>
        </table:table-row>
        <table:table-row table:style-name="ro1">
          <table:table-cell office:value-type="string" calcext:value-type="string">
            <text:p>Yavneh</text:p>
          </table:table-cell>
          <table:table-cell office:value-type="float" office:value="31.86601" calcext:value-type="float">
            <text:p>31.86601</text:p>
          </table:table-cell>
          <table:table-cell office:value-type="float" office:value="34.74743" calcext:value-type="float">
            <text:p>34.74743</text:p>
          </table:table-cell>
          <table:table-cell office:value-type="string" calcext:value-type="string">
            <text:p>R. Tarfon, Elazar ben Azariah, Ben Azzai, Ben Zoma</text:p>
          </table:table-cell>
        </table:table-row>
        <table:table-row table:style-name="ro1">
          <table:table-cell office:value-type="string" calcext:value-type="string">
            <text:p>Kfar Aziz</text:p>
          </table:table-cell>
          <table:table-cell office:value-type="float" office:value="31.43023" calcext:value-type="float">
            <text:p>31.43023</text:p>
          </table:table-cell>
          <table:table-cell office:value-type="float" office:value="35.08295" calcext:value-type="float">
            <text:p>35.08295</text:p>
          </table:table-cell>
          <table:table-cell office:value-type="string" calcext:value-type="string">
            <text:p>R. Yishmael</text:p>
          </table:table-cell>
        </table:table-row>
        <table:table-row table:style-name="ro1">
          <table:table-cell office:value-type="string" calcext:value-type="string">
            <text:p>Modiin</text:p>
          </table:table-cell>
          <table:table-cell office:value-type="float" office:value="31.9032" calcext:value-type="float">
            <text:p>31.9032</text:p>
          </table:table-cell>
          <table:table-cell office:value-type="float" office:value="35.0209" calcext:value-type="float">
            <text:p>35.0209</text:p>
          </table:table-cell>
          <table:table-cell office:value-type="string" calcext:value-type="string">
            <text:p>Maccabees, Elazar haModai</text:p>
          </table:table-cell>
        </table:table-row>
        <table:table-row table:style-name="ro1">
          <table:table-cell office:value-type="string" calcext:value-type="string">
            <text:p>Ginegar</text:p>
          </table:table-cell>
          <table:table-cell office:value-type="float" office:value="32.6636" calcext:value-type="float">
            <text:p>32.6636</text:p>
          </table:table-cell>
          <table:table-cell office:value-type="float" office:value="35.2588" calcext:value-type="float">
            <text:p>35.2588</text:p>
          </table:table-cell>
          <table:table-cell office:value-type="string" calcext:value-type="string">
            <text:p>Yochanan ben Nuri</text:p>
          </table:table-cell>
        </table:table-row>
        <table:table-row table:style-name="ro1">
          <table:table-cell table:style-name="ce3" office:value-type="string" calcext:value-type="string">
            <text:p>Tzippori</text:p>
          </table:table-cell>
          <table:table-cell office:value-type="float" office:value="32.75331" calcext:value-type="float">
            <text:p>32.75331</text:p>
          </table:table-cell>
          <table:table-cell table:style-name="ce6" office:value-type="float" office:value="35.27948" calcext:value-type="float">
            <text:p>35.27948</text:p>
          </table:table-cell>
          <table:table-cell office:value-type="string" calcext:value-type="string">
            <text:p>Kohanei Yedayah, R. Halafta, Judah haNasi, Hanina bar Hama, Hoshaiah I, Reish Lakish, Judah Nesiah, Hama bar Hanina</text:p>
          </table:table-cell>
        </table:table-row>
        <table:table-row table:style-name="ro1">
          <table:table-cell office:value-type="string" calcext:value-type="string">
            <text:p>Usha</text:p>
          </table:table-cell>
          <table:table-cell office:value-type="float" office:value="32.79408" calcext:value-type="float">
            <text:p>32.79408</text:p>
          </table:table-cell>
          <table:table-cell office:value-type="float" office:value="35.14391" calcext:value-type="float">
            <text:p>35.14391</text:p>
          </table:table-cell>
          <table:table-cell office:value-type="string" calcext:value-type="string">
            <text:p>Rashbag, R Yehudah</text:p>
          </table:table-cell>
        </table:table-row>
        <table:table-row table:style-name="ro1">
          <table:table-cell office:value-type="string" calcext:value-type="string">
            <text:p>Akhbara</text:p>
          </table:table-cell>
          <table:table-cell office:value-type="float" office:value="32.93958" calcext:value-type="float">
            <text:p>32.93958</text:p>
          </table:table-cell>
          <table:table-cell office:value-type="float" office:value="35.4967" calcext:value-type="float">
            <text:p>35.4967</text:p>
          </table:table-cell>
          <table:table-cell office:value-type="string" calcext:value-type="string">
            <text:p>R. Elazar bar Shimon bar Yochai, Yannai</text:p>
          </table:table-cell>
        </table:table-row>
        <table:table-row table:style-name="ro1">
          <table:table-cell office:value-type="string" calcext:value-type="string">
            <text:p>Meron</text:p>
          </table:table-cell>
          <table:table-cell office:value-type="float" office:value="32.98257" calcext:value-type="float">
            <text:p>32.98257</text:p>
          </table:table-cell>
          <table:table-cell office:value-type="float" office:value="35.43973" calcext:value-type="float">
            <text:p>35.43973</text:p>
          </table:table-cell>
          <table:table-cell office:value-type="string" calcext:value-type="string">
            <text:p>R. Shimon bar Yochai, Kohanei Yehoyariv</text:p>
          </table:table-cell>
        </table:table-row>
        <table:table-row table:style-name="ro1">
          <table:table-cell office:value-type="string" calcext:value-type="string">
            <text:p>Nisibis</text:p>
          </table:table-cell>
          <table:table-cell office:value-type="float" office:value="37.0729" calcext:value-type="float">
            <text:p>37.0729</text:p>
          </table:table-cell>
          <table:table-cell office:value-type="float" office:value="41.2181" calcext:value-type="float">
            <text:p>41.2181</text:p>
          </table:table-cell>
          <table:table-cell office:value-type="string" calcext:value-type="string">
            <text:p>Yehudah ben Beteira</text:p>
          </table:table-cell>
        </table:table-row>
        <table:table-row table:style-name="ro1">
          <table:table-cell office:value-type="string" calcext:value-type="string">
            <text:p>Alexandria</text:p>
          </table:table-cell>
          <table:table-cell office:value-type="float" office:value="31.1997" calcext:value-type="float">
            <text:p>31.1997</text:p>
          </table:table-cell>
          <table:table-cell office:value-type="float" office:value="29.9078" calcext:value-type="float">
            <text:p>29.9078</text:p>
          </table:table-cell>
          <table:table-cell office:value-type="string" calcext:value-type="string">
            <text:p>Yochanan HaSandlar, Shemaya, Avtalyon</text:p>
          </table:table-cell>
        </table:table-row>
        <table:table-row table:style-name="ro1">
          <table:table-cell office:value-type="string" calcext:value-type="string">
            <text:p>Sajur</text:p>
          </table:table-cell>
          <table:table-cell office:value-type="float" office:value="32.94204" calcext:value-type="float">
            <text:p>32.94204</text:p>
          </table:table-cell>
          <table:table-cell office:value-type="float" office:value="35.34124" calcext:value-type="float">
            <text:p>35.34124</text:p>
          </table:table-cell>
          <table:table-cell office:value-type="string" calcext:value-type="string">
            <text:p>Shimon Shezuri</text:p>
          </table:table-cell>
        </table:table-row>
        <table:table-row table:style-name="ro1">
          <table:table-cell office:value-type="string" calcext:value-type="string">
            <text:p>Beit Shearim</text:p>
          </table:table-cell>
          <table:table-cell office:value-type="float" office:value="32.70377" calcext:value-type="float">
            <text:p>32.70377</text:p>
          </table:table-cell>
          <table:table-cell office:value-type="float" office:value="35.12936" calcext:value-type="float">
            <text:p>35.12936</text:p>
          </table:table-cell>
          <table:table-cell office:value-type="string" calcext:value-type="string">
            <text:p>Judah Hanasi</text:p>
          </table:table-cell>
        </table:table-row>
        <table:table-row table:style-name="ro1">
          <table:table-cell office:value-type="string" calcext:value-type="string">
            <text:p>Kfar Dvorah (golan)</text:p>
          </table:table-cell>
          <table:table-cell office:value-type="float" office:value="33.04552" calcext:value-type="float">
            <text:p>33.04552</text:p>
          </table:table-cell>
          <table:table-cell office:value-type="float" office:value="35.66614" calcext:value-type="float">
            <text:p>35.66614</text:p>
          </table:table-cell>
          <table:table-cell office:value-type="string" calcext:value-type="string">
            <text:p>Elazar Hakappar</text:p>
          </table:table-cell>
        </table:table-row>
        <table:table-row table:style-name="ro1">
          <table:table-cell office:value-type="string" calcext:value-type="string">
            <text:p>Caesarea</text:p>
          </table:table-cell>
          <table:table-cell office:value-type="float" office:value="32.5031" calcext:value-type="float">
            <text:p>32.5031</text:p>
          </table:table-cell>
          <table:table-cell office:value-type="float" office:value="34.8955" calcext:value-type="float">
            <text:p>34.8955</text:p>
          </table:table-cell>
          <table:table-cell office:value-type="string" calcext:value-type="string">
            <text:p>Bar Kappara, R. Abbahu</text:p>
          </table:table-cell>
        </table:table-row>
        <table:table-row table:style-name="ro1">
          <table:table-cell table:style-name="ce3" office:value-type="string" calcext:value-type="string">
            <text:p>Tiberias</text:p>
          </table:table-cell>
          <table:table-cell office:value-type="float" office:value="32.77651" calcext:value-type="float">
            <text:p>32.77651</text:p>
          </table:table-cell>
          <table:table-cell office:value-type="float" office:value="35.54429" calcext:value-type="float">
            <text:p>35.54429</text:p>
          </table:table-cell>
          <table:table-cell office:value-type="string" calcext:value-type="string">
            <text:p>R. Banaah, Hiyya the Great, Elazar ben Pedat, Yochanan, Hezekiah, Ammi, Assi, Zeira, Levi, Yirmiyah</text:p>
          </table:table-cell>
        </table:table-row>
        <table:table-row table:style-name="ro1">
          <table:table-cell office:value-type="string" calcext:value-type="string">
            <text:p>Tyre</text:p>
          </table:table-cell>
          <table:table-cell office:value-type="float" office:value="33.2722" calcext:value-type="float">
            <text:p>33.2722</text:p>
          </table:table-cell>
          <table:table-cell office:value-type="float" office:value="35.1951" calcext:value-type="float">
            <text:p>35.1951</text:p>
          </table:table-cell>
          <table:table-cell office:value-type="string" calcext:value-type="string">
            <text:p>R. Yaakov bar Idi</text:p>
          </table:table-cell>
        </table:table-row>
        <table:table-row table:style-name="ro1">
          <table:table-cell office:value-type="string" calcext:value-type="string">
            <text:p>Yafo</text:p>
          </table:table-cell>
          <table:table-cell office:value-type="float" office:value="32.05368" calcext:value-type="float">
            <text:p>32.05368</text:p>
          </table:table-cell>
          <table:table-cell office:value-type="float" office:value="34.75244" calcext:value-type="float">
            <text:p>34.75244</text:p>
          </table:table-cell>
          <table:table-cell office:value-type="string" calcext:value-type="string">
            <text:p>R. Aba demin Yafo</text:p>
          </table:table-cell>
        </table:table-row>
        <table:table-row table:style-name="ro1">
          <table:table-cell office:value-type="string" calcext:value-type="string">
            <text:p>Haifa</text:p>
          </table:table-cell>
          <table:table-cell office:value-type="float" office:value="32.82874" calcext:value-type="float">
            <text:p>32.82874</text:p>
          </table:table-cell>
          <table:table-cell office:value-type="float" office:value="34.98653" calcext:value-type="float">
            <text:p>34.98653</text:p>
          </table:table-cell>
          <table:table-cell office:value-type="string" calcext:value-type="string">
            <text:p>Avdimi demin Haifa, Yechiel of Paris</text:p>
          </table:table-cell>
        </table:table-row>
        <table:table-row table:style-name="ro1">
          <table:table-cell office:value-type="string" calcext:value-type="string">
            <text:p>Katzrin</text:p>
          </table:table-cell>
          <table:table-cell office:value-type="float" office:value="32.98869" calcext:value-type="float">
            <text:p>32.98869</text:p>
          </table:table-cell>
          <table:table-cell office:value-type="float" office:value="35.70451" calcext:value-type="float">
            <text:p>35.70451</text:p>
          </table:table-cell>
          <table:table-cell office:value-type="string" calcext:value-type="string">
            <text:p>R. Avin</text:p>
          </table:table-cell>
        </table:table-row>
        <table:table-row table:style-name="ro1">
          <table:table-cell office:value-type="string" calcext:value-type="string">
            <text:p>Nawa Syria</text:p>
          </table:table-cell>
          <table:table-cell office:value-type="float" office:value="32.8909" calcext:value-type="float">
            <text:p>32.8909</text:p>
          </table:table-cell>
          <table:table-cell office:value-type="float" office:value="36.0416" calcext:value-type="float">
            <text:p>36.0416</text:p>
          </table:table-cell>
          <table:table-cell office:value-type="string" calcext:value-type="string">
            <text:p>R. Tanhuma</text:p>
          </table:table-cell>
        </table:table-row>
        <table:table-row table:style-name="ro1">
          <table:table-cell office:value-type="string" calcext:value-type="string">
            <text:p>Nehardea</text:p>
          </table:table-cell>
          <table:table-cell office:value-type="float" office:value="33.37861" calcext:value-type="float">
            <text:p>33.37861</text:p>
          </table:table-cell>
          <table:table-cell office:value-type="float" office:value="43.7158" calcext:value-type="float">
            <text:p>43.7158</text:p>
          </table:table-cell>
          <table:table-cell office:value-type="string" calcext:value-type="string">
            <text:p>Shmuel, R. Simlai, Shela, Rabbah bar Avuha, Nahman, Sheshet, Amemar</text:p>
          </table:table-cell>
        </table:table-row>
        <table:table-row table:style-name="ro1">
          <table:table-cell office:value-type="string" calcext:value-type="string">
            <text:p>Sura</text:p>
          </table:table-cell>
          <table:table-cell office:value-type="float" office:value="31.88333" calcext:value-type="float">
            <text:p>31.88333</text:p>
          </table:table-cell>
          <table:table-cell office:value-type="float" office:value="44.45" calcext:value-type="float">
            <text:p>44.45</text:p>
          </table:table-cell>
          <table:table-cell office:value-type="string" calcext:value-type="string">
            <text:p>Rav, Rabbah bar Rav Huna, R. Ashi, Ravina (I &amp; II), Yeimar. Yehudai Gaon, Natronai Gaon, Amram Gaon, Samuel ben Hofni</text:p>
          </table:table-cell>
        </table:table-row>
        <table:table-row table:style-name="ro1">
          <table:table-cell office:value-type="string" calcext:value-type="string">
            <text:p>Kafri</text:p>
          </table:table-cell>
          <table:table-cell office:value-type="float" office:value="31.8045" calcext:value-type="float">
            <text:p>31.8045</text:p>
          </table:table-cell>
          <table:table-cell office:value-type="float" office:value="44.4509" calcext:value-type="float">
            <text:p>44.4509</text:p>
          </table:table-cell>
          <table:table-cell office:value-type="string" calcext:value-type="string">
            <text:p>Mar Ukva, R. Chisda</text:p>
          </table:table-cell>
        </table:table-row>
        <table:table-row table:style-name="ro1">
          <table:table-cell office:value-type="string" calcext:value-type="string">
            <text:p>Tikrit</text:p>
          </table:table-cell>
          <table:table-cell office:value-type="float" office:value="34.6038" calcext:value-type="float">
            <text:p>34.6038</text:p>
          </table:table-cell>
          <table:table-cell office:value-type="float" office:value="43.6904" calcext:value-type="float">
            <text:p>43.6904</text:p>
          </table:table-cell>
          <table:table-cell office:value-type="string" calcext:value-type="string">
            <text:p>R. Huna</text:p>
          </table:table-cell>
        </table:table-row>
        <table:table-row table:style-name="ro1">
          <table:table-cell office:value-type="string" calcext:value-type="string">
            <text:p>Pumbedita</text:p>
          </table:table-cell>
          <table:table-cell office:value-type="float" office:value="33.35" calcext:value-type="float">
            <text:p>33.35</text:p>
          </table:table-cell>
          <table:table-cell office:value-type="float" office:value="43.7833" calcext:value-type="float">
            <text:p>43.7833</text:p>
          </table:table-cell>
          <table:table-cell office:value-type="string" calcext:value-type="string">
            <text:p>R. Yehudah, Adda bar Ahava, Rabbah, Yosef, Abaye, Zevid, Mar Zutra</text:p>
          </table:table-cell>
        </table:table-row>
        <table:table-row table:style-name="ro1">
          <table:table-cell office:value-type="string" calcext:value-type="string">
            <text:p>Naresh</text:p>
          </table:table-cell>
          <table:table-cell office:value-type="float" office:value="31.7917" calcext:value-type="float">
            <text:p>31.7917</text:p>
          </table:table-cell>
          <table:table-cell office:value-type="float" office:value="44.5962" calcext:value-type="float">
            <text:p>44.5962</text:p>
          </table:table-cell>
          <table:table-cell office:value-type="string" calcext:value-type="string">
            <text:p>R. Pappa, Huna bar Yehoshua, Idi</text:p>
          </table:table-cell>
        </table:table-row>
        <table:table-row table:style-name="ro1">
          <table:table-cell office:value-type="string" calcext:value-type="string">
            <text:p>Pum Nahara</text:p>
          </table:table-cell>
          <table:table-cell office:value-type="float" office:value="31.8285" calcext:value-type="float">
            <text:p>31.8285</text:p>
          </table:table-cell>
          <table:table-cell office:value-type="float" office:value="44.3897" calcext:value-type="float">
            <text:p>44.3897</text:p>
          </table:table-cell>
          <table:table-cell office:value-type="string" calcext:value-type="string">
            <text:p>R. Kahana?</text:p>
          </table:table-cell>
        </table:table-row>
        <table:table-row table:style-name="ro1">
          <table:table-cell office:value-type="string" calcext:value-type="string">
            <text:p>Basra</text:p>
          </table:table-cell>
          <table:table-cell office:value-type="float" office:value="30.502" calcext:value-type="float">
            <text:p>30.502</text:p>
          </table:table-cell>
          <table:table-cell office:value-type="float" office:value="47.8153" calcext:value-type="float">
            <text:p>47.8153</text:p>
          </table:table-cell>
          <table:table-cell office:value-type="string" calcext:value-type="string">
            <text:p>R. Yirmiyah Rabbah</text:p>
          </table:table-cell>
        </table:table-row>
        <table:table-row table:style-name="ro1">
          <table:table-cell office:value-type="string" calcext:value-type="string">
            <text:p>Mahoza</text:p>
          </table:table-cell>
          <table:table-cell office:value-type="float" office:value="33.1" calcext:value-type="float">
            <text:p>33.1</text:p>
          </table:table-cell>
          <table:table-cell office:value-type="float" office:value="44.58333" calcext:value-type="float">
            <text:p>44.58333</text:p>
          </table:table-cell>
          <table:table-cell office:value-type="string" calcext:value-type="string">
            <text:p>Rava, R. Nachman bar Yitzchak</text:p>
          </table:table-cell>
        </table:table-row>
        <table:table-row table:style-name="ro1">
          <table:table-cell office:value-type="string" calcext:value-type="string">
            <text:p>Tushpa</text:p>
          </table:table-cell>
          <table:table-cell office:value-type="float" office:value="38.4996" calcext:value-type="float">
            <text:p>38.4996</text:p>
          </table:table-cell>
          <table:table-cell office:value-type="float" office:value="43.3461" calcext:value-type="float">
            <text:p>43.3461</text:p>
          </table:table-cell>
          <table:table-cell office:value-type="string" calcext:value-type="string">
            <text:p>Rabbah Tosafaah</text:p>
          </table:table-cell>
        </table:table-row>
        <table:table-row table:style-name="ro1">
          <table:table-cell office:value-type="string" calcext:value-type="string">
            <text:p>Baghdad</text:p>
          </table:table-cell>
          <table:table-cell office:value-type="float" office:value="33.3401" calcext:value-type="float">
            <text:p>33.3401</text:p>
          </table:table-cell>
          <table:table-cell office:value-type="float" office:value="44.3904" calcext:value-type="float">
            <text:p>44.3904</text:p>
          </table:table-cell>
          <table:table-cell office:value-type="string" calcext:value-type="string">
            <text:p>Sherira Gaon, Hai Gaon, Ben Ish Hai</text:p>
          </table:table-cell>
        </table:table-row>
        <table:table-row table:style-name="ro1">
          <table:table-cell office:value-type="string" calcext:value-type="string">
            <text:p>Kairouan, Tunisia</text:p>
          </table:table-cell>
          <table:table-cell office:value-type="float" office:value="35.6787" calcext:value-type="float">
            <text:p>35.6787</text:p>
          </table:table-cell>
          <table:table-cell office:value-type="float" office:value="10.103" calcext:value-type="float">
            <text:p>10.103</text:p>
          </table:table-cell>
          <table:table-cell office:value-type="string" calcext:value-type="string">
            <text:p>Chushiel ben Elchanan, Rabbeinu Hananel, Nissim Gaon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float" office:value="37.179" calcext:value-type="float">
            <text:p>37.179</text:p>
          </table:table-cell>
          <table:table-cell office:value-type="float" office:value="-3.5961" calcext:value-type="float">
            <text:p>-3.5961</text:p>
          </table:table-cell>
          <table:table-cell office:value-type="string" calcext:value-type="string">
            <text:p>Shmuel haNagid</text:p>
          </table:table-cell>
        </table:table-row>
        <table:table-row table:style-name="ro1">
          <table:table-cell office:value-type="string" calcext:value-type="string">
            <text:p>Fustat/Cairo</text:p>
          </table:table-cell>
          <table:table-cell office:value-type="float" office:value="30.0078" calcext:value-type="float">
            <text:p>30.0078</text:p>
          </table:table-cell>
          <table:table-cell office:value-type="float" office:value="31.24" calcext:value-type="float">
            <text:p>31.24</text:p>
          </table:table-cell>
          <table:table-cell office:value-type="string" calcext:value-type="string">
            <text:p><text:span text:style-name="T1">Shemariah ben Elhanan, </text:span>Rambam, Radbaz, Eliezer ben Elijah Ashkenazi</text:p>
          </table:table-cell>
        </table:table-row>
        <table:table-row table:style-name="ro1">
          <table:table-cell office:value-type="string" calcext:value-type="string">
            <text:p>Toledo</text:p>
          </table:table-cell>
          <table:table-cell office:value-type="float" office:value="39.8561" calcext:value-type="float">
            <text:p>39.8561</text:p>
          </table:table-cell>
          <table:table-cell office:value-type="float" office:value="-4.0237" calcext:value-type="float">
            <text:p>-4.0237</text:p>
          </table:table-cell>
          <table:table-cell office:value-type="string" calcext:value-type="string">
            <text:p>Yehuda haLevi, Ramah, ibn Daud, Rabbeinu Yonah, Rosh</text:p>
          </table:table-cell>
        </table:table-row>
        <table:table-row table:style-name="ro1">
          <table:table-cell office:value-type="string" calcext:value-type="string">
            <text:p>Tudela, Spain</text:p>
          </table:table-cell>
          <table:table-cell office:value-type="float" office:value="42.06336" calcext:value-type="float">
            <text:p>42.06336</text:p>
          </table:table-cell>
          <table:table-cell office:value-type="float" office:value="-1.6056" calcext:value-type="float">
            <text:p>-1.6056</text:p>
          </table:table-cell>
          <table:table-cell office:value-type="string" calcext:value-type="string">
            <text:p>Ibn Ezr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float" office:value="41.65477" calcext:value-type="float">
            <text:p>41.65477</text:p>
          </table:table-cell>
          <table:table-cell office:value-type="float" office:value="-0.87968" calcext:value-type="float">
            <text:p>-0.87968</text:p>
          </table:table-cell>
          <table:table-cell office:value-type="string" calcext:value-type="string">
            <text:p>Ritva, Bahya ibn Paquda, Bahya ben Asher, ibn Janah</text:p>
          </table:table-cell>
        </table:table-row>
        <table:table-row table:style-name="ro1">
          <table:table-cell office:value-type="string" calcext:value-type="string">
            <text:p>Lucena</text:p>
          </table:table-cell>
          <table:table-cell office:value-type="float" office:value="37.40896" calcext:value-type="float">
            <text:p>37.40896</text:p>
          </table:table-cell>
          <table:table-cell office:value-type="float" office:value="-4.48459" calcext:value-type="float">
            <text:p>-4.48459</text:p>
          </table:table-cell>
          <table:table-cell office:value-type="string" calcext:value-type="string">
            <text:p>Ri Migash, Ibn Ghiyat</text:p>
          </table:table-cell>
        </table:table-row>
        <table:table-row table:style-name="ro1">
          <table:table-cell office:value-type="string" calcext:value-type="string">
            <text:p>Soria, Spain</text:p>
          </table:table-cell>
          <table:table-cell office:value-type="float" office:value="41.766667" calcext:value-type="float">
            <text:p>41.766667</text:p>
          </table:table-cell>
          <table:table-cell office:value-type="float" office:value="-2.466667" calcext:value-type="float">
            <text:p>-2.466667</text:p>
          </table:table-cell>
          <table:table-cell office:value-type="string" calcext:value-type="string">
            <text:p>Yosef Albo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float" office:value="41.98429" calcext:value-type="float">
            <text:p>41.98429</text:p>
          </table:table-cell>
          <table:table-cell office:value-type="float" office:value="2.82499" calcext:value-type="float">
            <text:p>2.82499</text:p>
          </table:table-cell>
          <table:table-cell office:value-type="string" calcext:value-type="string">
            <text:p>Ramban</text:p>
          </table:table-cell>
        </table:table-row>
        <table:table-row table:style-name="ro1">
          <table:table-cell office:value-type="string" calcext:value-type="string">
            <text:p>Perpignan</text:p>
          </table:table-cell>
          <table:table-cell office:value-type="float" office:value="42.6986" calcext:value-type="float">
            <text:p>42.6986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eiri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float" office:value="41.3848" calcext:value-type="float">
            <text:p>41.3848</text:p>
          </table:table-cell>
          <table:table-cell office:value-type="float" office:value="2.178" calcext:value-type="float">
            <text:p>2.178</text:p>
          </table:table-cell>
          <table:table-cell office:value-type="string" calcext:value-type="string">
            <text:p>Ran, Rashba, R Crescas, Raah, Rivash</text:p>
          </table:table-cell>
        </table:table-row>
        <table:table-row table:style-name="ro1">
          <table:table-cell office:value-type="string" calcext:value-type="string">
            <text:p>Lunel, France</text:p>
          </table:table-cell>
          <table:table-cell office:value-type="float" office:value="43.67448" calcext:value-type="float">
            <text:p>43.67448</text:p>
          </table:table-cell>
          <table:table-cell office:value-type="float" office:value="4.13562" calcext:value-type="float">
            <text:p>4.13562</text:p>
          </table:table-cell>
          <table:table-cell office:value-type="string" calcext:value-type="string">
            <text:p>Baal Hamaor, ibn Tibbon</text:p>
          </table:table-cell>
        </table:table-row>
        <table:table-row table:style-name="ro1">
          <table:table-cell office:value-type="string" calcext:value-type="string">
            <text:p>Marseilles</text:p>
          </table:table-cell>
          <table:table-cell office:value-type="float" office:value="43.3005" calcext:value-type="float">
            <text:p>43.3005</text:p>
          </table:table-cell>
          <table:table-cell office:value-type="float" office:value="5.3725" calcext:value-type="float">
            <text:p>5.3725</text:p>
          </table:table-cell>
          <table:table-cell office:value-type="string" calcext:value-type="string">
            <text:p>ibn Tibbon</text:p>
          </table:table-cell>
        </table:table-row>
        <table:table-row table:style-name="ro1">
          <table:table-cell office:value-type="string" calcext:value-type="string">
            <text:p>Calatayud</text:p>
          </table:table-cell>
          <table:table-cell office:value-type="float" office:value="41.35355" calcext:value-type="float">
            <text:p>41.35355</text:p>
          </table:table-cell>
          <table:table-cell office:value-type="float" office:value="-1.64264" calcext:value-type="float">
            <text:p>-1.64264</text:p>
          </table:table-cell>
          <table:table-cell office:value-type="string" calcext:value-type="string">
            <text:p>Rivash</text:p>
          </table:table-cell>
        </table:table-row>
        <table:table-row table:style-name="ro1">
          <table:table-cell office:value-type="string" calcext:value-type="string">
            <text:p>Palma de Majorca</text:p>
          </table:table-cell>
          <table:table-cell office:value-type="float" office:value="39.5684" calcext:value-type="float">
            <text:p>39.5684</text:p>
          </table:table-cell>
          <table:table-cell office:value-type="float" office:value="2.6521" calcext:value-type="float">
            <text:p>2.6521</text:p>
          </table:table-cell>
          <table:table-cell office:value-type="string" calcext:value-type="string">
            <text:p>Tashbetz</text:p>
          </table:table-cell>
        </table:table-row>
        <table:table-row table:style-name="ro1">
          <table:table-cell office:value-type="string" calcext:value-type="string">
            <text:p>Algiers</text:p>
          </table:table-cell>
          <table:table-cell office:value-type="float" office:value="36.7848" calcext:value-type="float">
            <text:p>36.7848</text:p>
          </table:table-cell>
          <table:table-cell office:value-type="float" office:value="3.0615" calcext:value-type="float">
            <text:p>3.0615</text:p>
          </table:table-cell>
          <table:table-cell office:value-type="string" calcext:value-type="string">
            <text:p>Rivash, Tashbetz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43.6037" calcext:value-type="float">
            <text:p>43.6037</text:p>
          </table:table-cell>
          <table:table-cell office:value-type="float" office:value="1.4442" calcext:value-type="float">
            <text:p>1.4442</text:p>
          </table:table-cell>
          <table:table-cell office:value-type="string" calcext:value-type="string">
            <text:p>Maggid Mishneh</text:p>
          </table:table-cell>
        </table:table-row>
        <table:table-row table:style-name="ro1">
          <table:table-cell office:value-type="string" calcext:value-type="string">
            <text:p>Posquieres</text:p>
          </table:table-cell>
          <table:table-cell office:value-type="float" office:value="43.6942" calcext:value-type="float">
            <text:p>43.6942</text:p>
          </table:table-cell>
          <table:table-cell office:value-type="float" office:value="4.2769" calcext:value-type="float">
            <text:p>4.2769</text:p>
          </table:table-cell>
          <table:table-cell office:value-type="string" calcext:value-type="string">
            <text:p>Raavad</text:p>
          </table:table-cell>
        </table:table-row>
        <table:table-row table:style-name="ro1">
          <table:table-cell office:value-type="string" calcext:value-type="string">
            <text:p>Avignon</text:p>
          </table:table-cell>
          <table:table-cell office:value-type="float" office:value="43.9478" calcext:value-type="float">
            <text:p>43.9478</text:p>
          </table:table-cell>
          <table:table-cell office:value-type="float" office:value="4.8097" calcext:value-type="float">
            <text:p>4.8097</text:p>
          </table:table-cell>
          <table:table-cell office:value-type="string" calcext:value-type="string">
            <text:p>Ralbag</text:p>
          </table:table-cell>
        </table:table-row>
        <table:table-row table:style-name="ro1">
          <table:table-cell office:value-type="string" calcext:value-type="string">
            <text:p>Narbonne</text:p>
          </table:table-cell>
          <table:table-cell office:value-type="float" office:value="43.1838" calcext:value-type="float">
            <text:p>43.1838</text:p>
          </table:table-cell>
          <table:table-cell office:value-type="float" office:value="3.0031" calcext:value-type="float">
            <text:p>3.0031</text:p>
          </table:table-cell>
          <table:table-cell office:value-type="string" calcext:value-type="string">
            <text:p>Radak, Isaac of Narbonne; Orchot Chaim, Sefer haEshkol</text:p>
          </table:table-cell>
        </table:table-row>
        <table:table-row table:style-name="ro1">
          <table:table-cell office:value-type="string" calcext:value-type="string">
            <text:p>Troyes</text:p>
          </table:table-cell>
          <table:table-cell office:value-type="float" office:value="48.2958" calcext:value-type="float">
            <text:p>48.2958</text:p>
          </table:table-cell>
          <table:table-cell office:value-type="float" office:value="4.0741" calcext:value-type="float">
            <text:p>4.0741</text:p>
          </table:table-cell>
          <table:table-cell office:value-type="string" calcext:value-type="string">
            <text:p>Rashi</text:p>
          </table:table-cell>
        </table:table-row>
        <table:table-row table:style-name="ro1">
          <table:table-cell office:value-type="string" calcext:value-type="string">
            <text:p>Ramerupt</text:p>
          </table:table-cell>
          <table:table-cell office:value-type="float" office:value="48.5193" calcext:value-type="float">
            <text:p>48.5193</text:p>
          </table:table-cell>
          <table:table-cell office:value-type="float" office:value="4.2929" calcext:value-type="float">
            <text:p>4.2929</text:p>
          </table:table-cell>
          <table:table-cell office:value-type="string" calcext:value-type="string">
            <text:p>Rabbeinu Tam, Rashbam</text:p>
          </table:table-cell>
        </table:table-row>
        <table:table-row table:style-name="ro1">
          <table:table-cell office:value-type="string" calcext:value-type="string">
            <text:p>Mainz</text:p>
          </table:table-cell>
          <table:table-cell office:value-type="float" office:value="50.0001" calcext:value-type="float">
            <text:p>50.0001</text:p>
          </table:table-cell>
          <table:table-cell office:value-type="float" office:value="8.2719" calcext:value-type="float">
            <text:p>8.2719</text:p>
          </table:table-cell>
          <table:table-cell office:value-type="string" calcext:value-type="string">
            <text:p>Rabbeinu Gershon, Yereim, Raaviyah, Raavan, Maharil</text:p>
          </table:table-cell>
        </table:table-row>
        <table:table-row table:style-name="ro1">
          <table:table-cell office:value-type="string" calcext:value-type="string">
            <text:p>Dampierre</text:p>
          </table:table-cell>
          <table:table-cell office:value-type="float" office:value="48.5512" calcext:value-type="float">
            <text:p>48.5512</text:p>
          </table:table-cell>
          <table:table-cell office:value-type="float" office:value="4.36784" calcext:value-type="float">
            <text:p>4.36784</text:p>
          </table:table-cell>
          <table:table-cell office:value-type="string" calcext:value-type="string">
            <text:p>Ri haZaken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48.8538" calcext:value-type="float">
            <text:p>48.8538</text:p>
          </table:table-cell>
          <table:table-cell office:value-type="float" office:value="2.3464" calcext:value-type="float">
            <text:p>2.3464</text:p>
          </table:table-cell>
          <table:table-cell office:value-type="string" calcext:value-type="string">
            <text:p>Yechiel of Paris</text:p>
          </table:table-cell>
        </table:table-row>
        <table:table-row table:style-name="ro1">
          <table:table-cell office:value-type="string" calcext:value-type="string">
            <text:p>Coucy</text:p>
          </table:table-cell>
          <table:table-cell office:value-type="float" office:value="49.5057" calcext:value-type="float">
            <text:p>49.5057</text:p>
          </table:table-cell>
          <table:table-cell office:value-type="float" office:value="4.4578" calcext:value-type="float">
            <text:p>4.4578</text:p>
          </table:table-cell>
          <table:table-cell office:value-type="string" calcext:value-type="string">
            <text:p>Semag</text:p>
          </table:table-cell>
        </table:table-row>
        <table:table-row table:style-name="ro1">
          <table:table-cell office:value-type="string" calcext:value-type="string">
            <text:p>Tours</text:p>
          </table:table-cell>
          <table:table-cell office:value-type="float" office:value="47.3945" calcext:value-type="float">
            <text:p>47.3945</text:p>
          </table:table-cell>
          <table:table-cell office:value-type="float" office:value="0.6831" calcext:value-type="float">
            <text:p>0.6831</text:p>
          </table:table-cell>
          <table:table-cell office:value-type="string" calcext:value-type="string">
            <text:p>Rabbeinu Peretz</text:p>
          </table:table-cell>
        </table:table-row>
        <table:table-row table:style-name="ro1">
          <table:table-cell office:value-type="string" calcext:value-type="string">
            <text:p>Orleans</text:p>
          </table:table-cell>
          <table:table-cell office:value-type="float" office:value="47.9006" calcext:value-type="float">
            <text:p>47.9006</text:p>
          </table:table-cell>
          <table:table-cell office:value-type="float" office:value="1.9095" calcext:value-type="float">
            <text:p>1.9095</text:p>
          </table:table-cell>
          <table:table-cell office:value-type="string" calcext:value-type="string">
            <text:p>Jacob of Orleans</text:p>
          </table:table-cell>
        </table:table-row>
        <table:table-row table:style-name="ro1">
          <table:table-cell office:value-type="string" calcext:value-type="string">
            <text:p>Falaise</text:p>
          </table:table-cell>
          <table:table-cell office:value-type="float" office:value="49.3792" calcext:value-type="float">
            <text:p>49.3792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Chaim Paltiel</text:p>
          </table:table-cell>
        </table:table-row>
        <table:table-row table:style-name="ro1">
          <table:table-cell office:value-type="string" calcext:value-type="string">
            <text:p>Chinon</text:p>
          </table:table-cell>
          <table:table-cell office:value-type="float" office:value="47.1669" calcext:value-type="float">
            <text:p>47.1669</text:p>
          </table:table-cell>
          <table:table-cell office:value-type="float" office:value="0.2405" calcext:value-type="float">
            <text:p>0.2405</text:p>
          </table:table-cell>
          <table:table-cell office:value-type="string" calcext:value-type="string">
            <text:p>Samson of Chinon</text:p>
          </table:table-cell>
        </table:table-row>
        <table:table-row table:style-name="ro1">
          <table:table-cell office:value-type="string" calcext:value-type="string">
            <text:p>Touques</text:p>
          </table:table-cell>
          <table:table-cell office:value-type="float" office:value="49.3433" calcext:value-type="float">
            <text:p>49.3433</text:p>
          </table:table-cell>
          <table:table-cell office:value-type="float" office:value="0.1028" calcext:value-type="float">
            <text:p>0.1028</text:p>
          </table:table-cell>
          <table:table-cell office:value-type="string" calcext:value-type="string">
            <text:p>Eliezer of Touques</text:p>
          </table:table-cell>
        </table:table-row>
        <table:table-row table:style-name="ro1">
          <table:table-cell office:value-type="string" calcext:value-type="string">
            <text:p>Regensburg</text:p>
          </table:table-cell>
          <table:table-cell office:value-type="float" office:value="49.0163" calcext:value-type="float">
            <text:p>49.0163</text:p>
          </table:table-cell>
          <table:table-cell office:value-type="float" office:value="12.0969" calcext:value-type="float">
            <text:p>12.0969</text:p>
          </table:table-cell>
          <table:table-cell office:value-type="string" calcext:value-type="string">
            <text:p>Baruch ben Yitzchak</text:p>
          </table:table-cell>
        </table:table-row>
        <table:table-row table:style-name="ro1">
          <table:table-cell office:value-type="string" calcext:value-type="string">
            <text:p>Sens</text:p>
          </table:table-cell>
          <table:table-cell office:value-type="float" office:value="48.1957" calcext:value-type="float">
            <text:p>48.1957</text:p>
          </table:table-cell>
          <table:table-cell office:value-type="float" office:value="3.2782" calcext:value-type="float">
            <text:p>3.2782</text:p>
          </table:table-cell>
          <table:table-cell office:value-type="string" calcext:value-type="string">
            <text:p>Rash of Sens</text:p>
          </table:table-cell>
        </table:table-row>
        <table:table-row table:style-name="ro1">
          <table:table-cell office:value-type="string" calcext:value-type="string">
            <text:p>Vitry</text:p>
          </table:table-cell>
          <table:table-cell office:value-type="float" office:value="48.7256" calcext:value-type="float">
            <text:p>48.7256</text:p>
          </table:table-cell>
          <table:table-cell office:value-type="float" office:value="4.5853" calcext:value-type="float">
            <text:p>4.5853</text:p>
          </table:table-cell>
          <table:table-cell office:value-type="string" calcext:value-type="string">
            <text:p>Machzor Vitry</text:p>
          </table:table-cell>
        </table:table-row>
        <table:table-row table:style-name="ro1">
          <table:table-cell office:value-type="string" calcext:value-type="string">
            <text:p>Evreux</text:p>
          </table:table-cell>
          <table:table-cell office:value-type="float" office:value="49.0256" calcext:value-type="float">
            <text:p>49.0256</text:p>
          </table:table-cell>
          <table:table-cell office:value-type="float" office:value="1.1494" calcext:value-type="float">
            <text:p>1.1494</text:p>
          </table:table-cell>
          <table:table-cell office:value-type="string" calcext:value-type="string">
            <text:p>Moses of Evreux</text:p>
          </table:table-cell>
        </table:table-row>
        <table:table-row table:style-name="ro1">
          <table:table-cell office:value-type="string" calcext:value-type="string">
            <text:p>Cologne</text:p>
          </table:table-cell>
          <table:table-cell office:value-type="float" office:value="50.938" calcext:value-type="float">
            <text:p>50.938</text:p>
          </table:table-cell>
          <table:table-cell office:value-type="float" office:value="6.9555" calcext:value-type="float">
            <text:p>6.9555</text:p>
          </table:table-cell>
          <table:table-cell office:value-type="string" calcext:value-type="string">
            <text:p>Rosh</text:p>
          </table:table-cell>
        </table:table-row>
        <table:table-row table:style-name="ro1">
          <table:table-cell office:value-type="string" calcext:value-type="string">
            <text:p>Worms</text:p>
          </table:table-cell>
          <table:table-cell office:value-type="float" office:value="49.63185" calcext:value-type="float">
            <text:p>49.63185</text:p>
          </table:table-cell>
          <table:table-cell office:value-type="float" office:value="8.36256" calcext:value-type="float">
            <text:p>8.36256</text:p>
          </table:table-cell>
          <table:table-cell office:value-type="string" calcext:value-type="string">
            <text:p>Maharam meRothenberg, Eleazar haRokeach, Chavot Yair</text:p>
          </table:table-cell>
        </table:table-row>
        <table:table-row table:style-name="ro1">
          <table:table-cell office:value-type="string" calcext:value-type="string">
            <text:p>Nuremberg</text:p>
          </table:table-cell>
          <table:table-cell office:value-type="float" office:value="49.4541" calcext:value-type="float">
            <text:p>49.4541</text:p>
          </table:table-cell>
          <table:table-cell office:value-type="float" office:value="11.0792" calcext:value-type="float">
            <text:p>11.0792</text:p>
          </table:table-cell>
          <table:table-cell office:value-type="string" calcext:value-type="string">
            <text:p>Mordechai, Jacob Weil</text:p>
          </table:table-cell>
        </table:table-row>
        <table:table-row table:style-name="ro1">
          <table:table-cell office:value-type="string" calcext:value-type="string">
            <text:p>Speyer</text:p>
          </table:table-cell>
          <table:table-cell office:value-type="float" office:value="49.3179" calcext:value-type="float">
            <text:p>49.3179</text:p>
          </table:table-cell>
          <table:table-cell office:value-type="float" office:value="8.4364" calcext:value-type="float">
            <text:p>8.4364</text:p>
          </table:table-cell>
          <table:table-cell office:value-type="string" calcext:value-type="string">
            <text:p>Riva, Simcha of Speyer</text:p>
          </table:table-cell>
        </table:table-row>
        <table:table-row table:style-name="ro1">
          <table:table-cell office:value-type="string" calcext:value-type="string">
            <text:p>Erfurt</text:p>
          </table:table-cell>
          <table:table-cell office:value-type="float" office:value="50.9777" calcext:value-type="float">
            <text:p>50.9777</text:p>
          </table:table-cell>
          <table:table-cell office:value-type="float" office:value="11.0307" calcext:value-type="float">
            <text:p>11.0307</text:p>
          </table:table-cell>
          <table:table-cell office:value-type="string" calcext:value-type="string">
            <text:p>Alexander Suslin</text:p>
          </table:table-cell>
        </table:table-row>
        <table:table-row table:style-name="ro1">
          <table:table-cell office:value-type="string" calcext:value-type="string">
            <text:p>Brno</text:p>
          </table:table-cell>
          <table:table-cell office:value-type="float" office:value="49.1952" calcext:value-type="float">
            <text:p>49.1952</text:p>
          </table:table-cell>
          <table:table-cell office:value-type="float" office:value="16.6076" calcext:value-type="float">
            <text:p>16.6076</text:p>
          </table:table-cell>
          <table:table-cell office:value-type="string" calcext:value-type="string">
            <text:p>Israel Bruna</text:p>
          </table:table-cell>
        </table:table-row>
        <table:table-row table:style-name="ro1">
          <table:table-cell office:value-type="string" calcext:value-type="string">
            <text:p>Naples</text:p>
          </table:table-cell>
          <table:table-cell office:value-type="float" office:value="40.841" calcext:value-type="float">
            <text:p>40.841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Jacob Landau</text:p>
          </table:table-cell>
        </table:table-row>
        <table:table-row table:style-name="ro1">
          <table:table-cell office:value-type="string" calcext:value-type="string">
            <text:p>Canterbury</text:p>
          </table:table-cell>
          <table:table-cell office:value-type="float" office:value="51.2794" calcext:value-type="float">
            <text:p>51.2794</text:p>
          </table:table-cell>
          <table:table-cell office:value-type="float" office:value="1.0804" calcext:value-type="float">
            <text:p>1.0804</text:p>
          </table:table-cell>
          <table:table-cell office:value-type="string" calcext:value-type="string">
            <text:p>Aaron of Canterbury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51.5135" calcext:value-type="float">
            <text:p>51.5135</text:p>
          </table:table-cell>
          <table:table-cell office:value-type="float" office:value="-0.087" calcext:value-type="float">
            <text:p>-0.087</text:p>
          </table:table-cell>
          <table:table-cell office:value-type="string" calcext:value-type="string">
            <text:p>Jacob ben Judah of London</text:p>
          </table:table-cell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53.23583" calcext:value-type="float">
            <text:p>53.23583</text:p>
          </table:table-cell>
          <table:table-cell office:value-type="float" office:value="-0.53864" calcext:value-type="float">
            <text:p>-0.53864</text:p>
          </table:table-cell>
          <table:table-cell office:value-type="string" calcext:value-type="string">
            <text:p>Berechiah de Nicole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53.9589" calcext:value-type="float">
            <text:p>53.9589</text:p>
          </table:table-cell>
          <table:table-cell office:value-type="float" office:value="-1.0801" calcext:value-type="float">
            <text:p>-1.0801</text:p>
          </table:table-cell>
          <table:table-cell office:value-type="string" calcext:value-type="string">
            <text:p>Yom Tov of York</text:p>
          </table:table-cell>
        </table:table-row>
        <table:table-row table:style-name="ro1">
          <table:table-cell office:value-type="string" calcext:value-type="string">
            <text:p>Maribor, Slovenia</text:p>
          </table:table-cell>
          <table:table-cell office:value-type="float" office:value="46.5583" calcext:value-type="float">
            <text:p>46.5583</text:p>
          </table:table-cell>
          <table:table-cell office:value-type="float" office:value="15.6474" calcext:value-type="float">
            <text:p>15.6474</text:p>
          </table:table-cell>
          <table:table-cell office:value-type="string" calcext:value-type="string">
            <text:p>Terumat haDeshen</text:p>
          </table:table-cell>
        </table:table-row>
        <table:table-row table:style-name="ro1">
          <table:table-cell office:value-type="string" calcext:value-type="string">
            <text:p>Vienna</text:p>
          </table:table-cell>
          <table:table-cell office:value-type="float" office:value="48.2089" calcext:value-type="float">
            <text:p>48.2089</text:p>
          </table:table-cell>
          <table:table-cell office:value-type="float" office:value="16.3715" calcext:value-type="float">
            <text:p>16.3715</text:p>
          </table:table-cell>
          <table:table-cell office:value-type="string" calcext:value-type="string">
            <text:p>Or Zarua, Avigdor Cohen of Vienna, Isaac Tyrnau</text:p>
          </table:table-cell>
        </table:table-row>
        <table:table-row table:style-name="ro1">
          <table:table-cell office:value-type="string" calcext:value-type="string">
            <text:p>Rome</text:p>
          </table:table-cell>
          <table:table-cell office:value-type="float" office:value="41.8979" calcext:value-type="float">
            <text:p>41.8979</text:p>
          </table:table-cell>
          <table:table-cell office:value-type="float" office:value="12.4708" calcext:value-type="float">
            <text:p>12.4708</text:p>
          </table:table-cell>
          <table:table-cell office:value-type="string" calcext:value-type="string">
            <text:p>Abba bar Zemina, Aruch, Shibbolei haLekket, Sforno</text:p>
          </table:table-cell>
        </table:table-row>
        <table:table-row table:style-name="ro1">
          <table:table-cell office:value-type="string" calcext:value-type="string">
            <text:p>Chambery</text:p>
          </table:table-cell>
          <table:table-cell office:value-type="float" office:value="45.5652" calcext:value-type="float">
            <text:p>45.5652</text:p>
          </table:table-cell>
          <table:table-cell office:value-type="float" office:value="5.9226" calcext:value-type="float">
            <text:p>5.9226</text:p>
          </table:table-cell>
          <table:table-cell office:value-type="string" calcext:value-type="string">
            <text:p>Joseph Colon Trabotto</text:p>
          </table:table-cell>
        </table:table-row>
        <table:table-row table:style-name="ro1">
          <table:table-cell office:value-type="string" calcext:value-type="string">
            <text:p>Bertinoro</text:p>
          </table:table-cell>
          <table:table-cell office:value-type="float" office:value="44.149" calcext:value-type="float">
            <text:p>44.149</text:p>
          </table:table-cell>
          <table:table-cell office:value-type="float" office:value="12.1354" calcext:value-type="float">
            <text:p>12.1354</text:p>
          </table:table-cell>
          <table:table-cell office:value-type="string" calcext:value-type="string">
            <text:p>Ovadiah Bartenura</text:p>
          </table:table-cell>
        </table:table-row>
        <table:table-row table:style-name="ro1">
          <table:table-cell office:value-type="string" calcext:value-type="string">
            <text:p>Siponto</text:p>
          </table:table-cell>
          <table:table-cell office:value-type="float" office:value="41.6122" calcext:value-type="float">
            <text:p>41.6122</text:p>
          </table:table-cell>
          <table:table-cell office:value-type="float" office:value="15.897" calcext:value-type="float">
            <text:p>15.897</text:p>
          </table:table-cell>
          <table:table-cell office:value-type="string" calcext:value-type="string">
            <text:p>Yitzchak ben Malchitzedek</text:p>
          </table:table-cell>
        </table:table-row>
        <table:table-row table:style-name="ro1">
          <table:table-cell office:value-type="string" calcext:value-type="string">
            <text:p>Venice</text:p>
          </table:table-cell>
          <table:table-cell office:value-type="float" office:value="45.4372" calcext:value-type="float">
            <text:p>45.4372</text:p>
          </table:table-cell>
          <table:table-cell office:value-type="float" office:value="12.3357" calcext:value-type="float">
            <text:p>12.3357</text:p>
          </table:table-cell>
          <table:table-cell office:value-type="string" calcext:value-type="string">
            <text:p>Rid, Simone Luzzato</text:p>
          </table:table-cell>
        </table:table-row>
        <table:table-row table:style-name="ro1">
          <table:table-cell office:value-type="string" calcext:value-type="string">
            <text:p>Fez</text:p>
          </table:table-cell>
          <table:table-cell office:value-type="float" office:value="34.0632" calcext:value-type="float">
            <text:p>34.0632</text:p>
          </table:table-cell>
          <table:table-cell office:value-type="float" office:value="-4.9737" calcext:value-type="float">
            <text:p>-4.9737</text:p>
          </table:table-cell>
          <table:table-cell office:value-type="string" calcext:value-type="string">
            <text:p>Rif, Yaakov Hagiz</text:p>
          </table:table-cell>
        </table:table-row>
        <table:table-row table:style-name="ro1">
          <table:table-cell office:value-type="string" calcext:value-type="string">
            <text:p>Cordova</text:p>
          </table:table-cell>
          <table:table-cell office:value-type="float" office:value="37.8859" calcext:value-type="float">
            <text:p>37.8859</text:p>
          </table:table-cell>
          <table:table-cell office:value-type="float" office:value="-4.775" calcext:value-type="float">
            <text:p>-4.775</text:p>
          </table:table-cell>
          <table:table-cell office:value-type="string" calcext:value-type="string">
            <text:p>Dunash ibn Labrat</text:p>
          </table:table-cell>
        </table:table-row>
        <table:table-row table:style-name="ro1">
          <table:table-cell office:value-type="string" calcext:value-type="string">
            <text:p>Cabes, Tunisia</text:p>
          </table:table-cell>
          <table:table-cell office:value-type="float" office:value="33.883" calcext:value-type="float">
            <text:p>33.883</text:p>
          </table:table-cell>
          <table:table-cell office:value-type="float" office:value="10.1166" calcext:value-type="float">
            <text:p>10.1166</text:p>
          </table:table-cell>
          <table:table-cell office:value-type="string" calcext:value-type="string">
            <text:p>Samuel ben Yaakov ibn Jam</text:p>
          </table:table-cell>
        </table:table-row>
        <table:table-row table:style-name="ro1">
          <table:table-cell office:value-type="string" calcext:value-type="string">
            <text:p>Lisbon</text:p>
          </table:table-cell>
          <table:table-cell office:value-type="float" office:value="38.7122" calcext:value-type="float">
            <text:p>38.7122</text:p>
          </table:table-cell>
          <table:table-cell office:value-type="float" office:value="-9.12802" calcext:value-type="float">
            <text:p>-9.12802</text:p>
          </table:table-cell>
          <table:table-cell office:value-type="string" calcext:value-type="string">
            <text:p>Abarbanel</text:p>
          </table:table-cell>
        </table:table-row>
        <table:table-row table:style-name="ro1">
          <table:table-cell office:value-type="string" calcext:value-type="string">
            <text:p>Tachov, Czech</text:p>
          </table:table-cell>
          <table:table-cell office:value-type="float" office:value="49.79524" calcext:value-type="float">
            <text:p>49.79524</text:p>
          </table:table-cell>
          <table:table-cell office:value-type="float" office:value="12.63367" calcext:value-type="float">
            <text:p>12.63367</text:p>
          </table:table-cell>
          <table:table-cell office:value-type="string" calcext:value-type="string">
            <text:p>Moses Taku</text:p>
          </table:table-cell>
        </table:table-row>
        <table:table-row table:style-name="ro1">
          <table:table-cell office:value-type="string" calcext:value-type="string">
            <text:p>Prague</text:p>
          </table:table-cell>
          <table:table-cell office:value-type="float" office:value="50.0878" calcext:value-type="float">
            <text:p>50.0878</text:p>
          </table:table-cell>
          <table:table-cell office:value-type="float" office:value="14.4227" calcext:value-type="float">
            <text:p>14.4227</text:p>
          </table:table-cell>
          <table:table-cell office:value-type="string" calcext:value-type="string">
            <text:p>Isaac ben Jacob haLavan, Tosafot Yom Tov, Shelah, Maharal, Kli Yekar, Levush, Noda beYehudah</text:p>
          </table:table-cell>
        </table:table-row>
        <table:table-row table:style-name="ro1">
          <table:table-cell office:value-type="string" calcext:value-type="string">
            <text:p>Silivri</text:p>
          </table:table-cell>
          <table:table-cell office:value-type="float" office:value="41.0833" calcext:value-type="float">
            <text:p>41.0833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Hillel ben Eliyakim</text:p>
          </table:table-cell>
        </table:table-row>
        <table:table-row table:style-name="ro1">
          <table:table-cell office:value-type="string" calcext:value-type="string">
            <text:p>Fasuta</text:p>
          </table:table-cell>
          <table:table-cell office:value-type="float" office:value="33.0484" calcext:value-type="float">
            <text:p>33.0484</text:p>
          </table:table-cell>
          <table:table-cell office:value-type="float" office:value="35.30979" calcext:value-type="float">
            <text:p>35.30979</text:p>
          </table:table-cell>
          <table:table-cell office:value-type="string" calcext:value-type="string">
            <text:p>Kohanei Harim</text:p>
          </table:table-cell>
        </table:table-row>
        <table:table-row table:style-name="ro1">
          <table:table-cell office:value-type="string" calcext:value-type="string">
            <text:p>Ayta aShab</text:p>
          </table:table-cell>
          <table:table-cell office:value-type="float" office:value="33.09722" calcext:value-type="float">
            <text:p>33.09722</text:p>
          </table:table-cell>
          <table:table-cell office:value-type="float" office:value="35.3344" calcext:value-type="float">
            <text:p>35.3344</text:p>
          </table:table-cell>
          <table:table-cell office:value-type="string" calcext:value-type="string">
            <text:p>Kohanei Seorim</text:p>
          </table:table-cell>
        </table:table-row>
        <table:table-row table:style-name="ro1">
          <table:table-cell office:value-type="string" calcext:value-type="string">
            <text:p>Beit Lechem Haglilit</text:p>
          </table:table-cell>
          <table:table-cell office:value-type="float" office:value="32.738" calcext:value-type="float">
            <text:p>32.738</text:p>
          </table:table-cell>
          <table:table-cell office:value-type="float" office:value="35.1895" calcext:value-type="float">
            <text:p>35.1895</text:p>
          </table:table-cell>
          <table:table-cell office:value-type="string" calcext:value-type="string">
            <text:p>Kohanei Malkiyah</text:p>
          </table:table-cell>
        </table:table-row>
        <table:table-row table:style-name="ro1">
          <table:table-cell office:value-type="string" calcext:value-type="string">
            <text:p>Yodfat</text:p>
          </table:table-cell>
          <table:table-cell office:value-type="float" office:value="32.8321" calcext:value-type="float">
            <text:p>32.8321</text:p>
          </table:table-cell>
          <table:table-cell office:value-type="float" office:value="35.2774" calcext:value-type="float">
            <text:p>35.2774</text:p>
          </table:table-cell>
          <table:table-cell office:value-type="string" calcext:value-type="string">
            <text:p>Kohanei Miyamin</text:p>
          </table:table-cell>
        </table:table-row>
        <table:table-row table:style-name="ro1">
          <table:table-cell office:value-type="string" calcext:value-type="string">
            <text:p>Eilabon</text:p>
          </table:table-cell>
          <table:table-cell office:value-type="float" office:value="32.8404" calcext:value-type="float">
            <text:p>32.8404</text:p>
          </table:table-cell>
          <table:table-cell office:value-type="float" office:value="35.4004" calcext:value-type="float">
            <text:p>35.4004</text:p>
          </table:table-cell>
          <table:table-cell office:value-type="string" calcext:value-type="string">
            <text:p>Kohanei HaKotz</text:p>
          </table:table-cell>
        </table:table-row>
        <table:table-row table:style-name="ro1">
          <table:table-cell office:value-type="string" calcext:value-type="string">
            <text:p>Kfar Uziel</text:p>
          </table:table-cell>
          <table:table-cell office:value-type="float" office:value="32.8152" calcext:value-type="float">
            <text:p>32.8152</text:p>
          </table:table-cell>
          <table:table-cell office:value-type="float" office:value="35.41" calcext:value-type="float">
            <text:p>35.41</text:p>
          </table:table-cell>
          <table:table-cell office:value-type="string" calcext:value-type="string">
            <text:p>Kohanei Aviyah</text:p>
          </table:table-cell>
        </table:table-row>
        <table:table-row table:style-name="ro1">
          <table:table-cell office:value-type="string" calcext:value-type="string">
            <text:p>Kabul</text:p>
          </table:table-cell>
          <table:table-cell office:value-type="float" office:value="32.8682" calcext:value-type="float">
            <text:p>32.8682</text:p>
          </table:table-cell>
          <table:table-cell office:value-type="float" office:value="35.2103" calcext:value-type="float">
            <text:p>35.2103</text:p>
          </table:table-cell>
          <table:table-cell office:value-type="string" calcext:value-type="string">
            <text:p>Kohanei Shechanyahu</text:p>
          </table:table-cell>
        </table:table-row>
        <table:table-row table:style-name="ro1">
          <table:table-cell office:value-type="string" calcext:value-type="string">
            <text:p>Kfar Kana</text:p>
          </table:table-cell>
          <table:table-cell office:value-type="float" office:value="32.7467" calcext:value-type="float">
            <text:p>32.7467</text:p>
          </table:table-cell>
          <table:table-cell office:value-type="float" office:value="35.3422" calcext:value-type="float">
            <text:p>35.3422</text:p>
          </table:table-cell>
          <table:table-cell office:value-type="string" calcext:value-type="string">
            <text:p>Kohanei Eliyashiv</text:p>
          </table:table-cell>
        </table:table-row>
        <table:table-row table:style-name="ro1">
          <table:table-cell office:value-type="string" calcext:value-type="string">
            <text:p>Tzfat</text:p>
          </table:table-cell>
          <table:table-cell office:value-type="float" office:value="32.96862" calcext:value-type="float">
            <text:p>32.96862</text:p>
          </table:table-cell>
          <table:table-cell office:value-type="float" office:value="35.4929" calcext:value-type="float">
            <text:p>35.4929</text:p>
          </table:table-cell>
          <table:table-cell office:value-type="string" calcext:value-type="string">
            <text:p>Kohanei Yakim, Shlomo Halevi Alkabetz, Alshich, Yosef Karo (Mechaber), Moshe Cordovero, Arizal</text:p>
          </table:table-cell>
        </table:table-row>
        <table:table-row table:style-name="ro1">
          <table:table-cell office:value-type="string" calcext:value-type="string">
            <text:p>Beit Maon</text:p>
          </table:table-cell>
          <table:table-cell office:value-type="float" office:value="32.7831" calcext:value-type="float">
            <text:p>32.7831</text:p>
          </table:table-cell>
          <table:table-cell office:value-type="float" office:value="35.51315" calcext:value-type="float">
            <text:p>35.51315</text:p>
          </table:table-cell>
          <table:table-cell office:value-type="string" calcext:value-type="string">
            <text:p>Kohanei Huppah</text:p>
          </table:table-cell>
        </table:table-row>
        <table:table-row table:style-name="ro1">
          <table:table-cell office:value-type="string" calcext:value-type="string">
            <text:p>Shichin</text:p>
          </table:table-cell>
          <table:table-cell office:value-type="float" office:value="32.7689" calcext:value-type="float">
            <text:p>32.7689</text:p>
          </table:table-cell>
          <table:table-cell office:value-type="float" office:value="35.2739" calcext:value-type="float">
            <text:p>35.2739</text:p>
          </table:table-cell>
          <table:table-cell office:value-type="string" calcext:value-type="string">
            <text:p>Kohanei Yeshbeav</text:p>
          </table:table-cell>
        </table:table-row>
        <table:table-row table:style-name="ro1">
          <table:table-cell office:value-type="string" calcext:value-type="string">
            <text:p>Maghar</text:p>
          </table:table-cell>
          <table:table-cell office:value-type="float" office:value="32.8899" calcext:value-type="float">
            <text:p>32.8899</text:p>
          </table:table-cell>
          <table:table-cell office:value-type="float" office:value="35.4089" calcext:value-type="float">
            <text:p>35.4089</text:p>
          </table:table-cell>
          <table:table-cell office:value-type="string" calcext:value-type="string">
            <text:p>Kohanei Bilgah</text:p>
          </table:table-cell>
        </table:table-row>
        <table:table-row table:style-name="ro1">
          <table:table-cell office:value-type="string" calcext:value-type="string">
            <text:p>Yavnit</text:p>
          </table:table-cell>
          <table:table-cell office:value-type="float" office:value="32.9952" calcext:value-type="float">
            <text:p>32.9952</text:p>
          </table:table-cell>
          <table:table-cell office:value-type="float" office:value="35.5155" calcext:value-type="float">
            <text:p>35.5155</text:p>
          </table:table-cell>
          <table:table-cell office:value-type="string" calcext:value-type="string">
            <text:p>Kohanei Imer</text:p>
          </table:table-cell>
        </table:table-row>
        <table:table-row table:style-name="ro1">
          <table:table-cell office:value-type="string" calcext:value-type="string">
            <text:p>Kfar Memlach</text:p>
          </table:table-cell>
          <table:table-cell office:value-type="float" office:value="32.8566" calcext:value-type="float">
            <text:p>32.8566</text:p>
          </table:table-cell>
          <table:table-cell office:value-type="float" office:value="35.444" calcext:value-type="float">
            <text:p>35.444</text:p>
          </table:table-cell>
          <table:table-cell office:value-type="string" calcext:value-type="string">
            <text:p>Kohanei Hezir</text:p>
          </table:table-cell>
        </table:table-row>
        <table:table-row table:style-name="ro1">
          <table:table-cell office:value-type="string" calcext:value-type="string">
            <text:p>Nazareth</text:p>
          </table:table-cell>
          <table:table-cell office:value-type="float" office:value="32.70434" calcext:value-type="float">
            <text:p>32.70434</text:p>
          </table:table-cell>
          <table:table-cell office:value-type="float" office:value="35.29637" calcext:value-type="float">
            <text:p>35.29637</text:p>
          </table:table-cell>
          <table:table-cell office:value-type="string" calcext:value-type="string">
            <text:p>Kohani Hapitzetz</text:p>
          </table:table-cell>
        </table:table-row>
        <table:table-row table:style-name="ro1">
          <table:table-cell office:value-type="string" calcext:value-type="string">
            <text:p>Migdal Kineret</text:p>
          </table:table-cell>
          <table:table-cell office:value-type="float" office:value="32.8267" calcext:value-type="float">
            <text:p>32.8267</text:p>
          </table:table-cell>
          <table:table-cell office:value-type="float" office:value="35.5144" calcext:value-type="float">
            <text:p>35.5144</text:p>
          </table:table-cell>
          <table:table-cell office:value-type="string" calcext:value-type="string">
            <text:p>Kohanei Yechezkel</text:p>
          </table:table-cell>
        </table:table-row>
        <table:table-row table:style-name="ro1">
          <table:table-cell office:value-type="string" calcext:value-type="string">
            <text:p>Kochav haYarden</text:p>
          </table:table-cell>
          <table:table-cell office:value-type="float" office:value="32.59559" calcext:value-type="float">
            <text:p>32.59559</text:p>
          </table:table-cell>
          <table:table-cell office:value-type="float" office:value="35.52153" calcext:value-type="float">
            <text:p>35.52153</text:p>
          </table:table-cell>
          <table:table-cell office:value-type="string" calcext:value-type="string">
            <text:p>Kohanel Gamul</text:p>
          </table:table-cell>
        </table:table-row>
        <table:table-row table:style-name="ro1">
          <table:table-cell office:value-type="string" calcext:value-type="string">
            <text:p>Deir Hana</text:p>
          </table:table-cell>
          <table:table-cell office:value-type="float" office:value="32.8624" calcext:value-type="float">
            <text:p>32.8624</text:p>
          </table:table-cell>
          <table:table-cell office:value-type="float" office:value="35.3666" calcext:value-type="float">
            <text:p>35.3666</text:p>
          </table:table-cell>
          <table:table-cell office:value-type="string" calcext:value-type="string">
            <text:p>Kohanei Yachin</text:p>
          </table:table-cell>
        </table:table-row>
        <table:table-row table:style-name="ro1">
          <table:table-cell office:value-type="string" calcext:value-type="string">
            <text:p>Tel Tzalmon</text:p>
          </table:table-cell>
          <table:table-cell office:value-type="float" office:value="32.8849" calcext:value-type="float">
            <text:p>32.8849</text:p>
          </table:table-cell>
          <table:table-cell office:value-type="float" office:value="35.3795" calcext:value-type="float">
            <text:p>35.3795</text:p>
          </table:table-cell>
          <table:table-cell office:value-type="string" calcext:value-type="string">
            <text:p>Kohanei Delayahu</text:p>
          </table:table-cell>
        </table:table-row>
        <table:table-row table:style-name="ro1">
          <table:table-cell office:value-type="string" calcext:value-type="string">
            <text:p>Hamat Ariach</text:p>
          </table:table-cell>
          <table:table-cell office:value-type="float" office:value="32.76636" calcext:value-type="float">
            <text:p>32.76636</text:p>
          </table:table-cell>
          <table:table-cell office:value-type="float" office:value="35.55057" calcext:value-type="float">
            <text:p>35.55057</text:p>
          </table:table-cell>
          <table:table-cell office:value-type="string" calcext:value-type="string">
            <text:p>Kohanei Maazyahu</text:p>
          </table:table-cell>
        </table:table-row>
        <table:table-row table:style-name="ro1">
          <table:table-cell office:value-type="string" calcext:value-type="string">
            <text:p>Lviv</text:p>
          </table:table-cell>
          <table:table-cell office:value-type="float" office:value="49.836" calcext:value-type="float">
            <text:p>49.836</text:p>
          </table:table-cell>
          <table:table-cell office:value-type="float" office:value="24.0193" calcext:value-type="float">
            <text:p>24.0193</text:p>
          </table:table-cell>
          <table:table-cell office:value-type="string" calcext:value-type="string">
            <text:p>Pnei Yehoshua, Sema (Sefer Meirat Einayim), Kli Yekar, Maharam, Pri Megadim</text:p>
          </table:table-cell>
        </table:table-row>
        <table:table-row table:style-name="ro1">
          <table:table-cell office:value-type="string" calcext:value-type="string">
            <text:p>Amsterdam</text:p>
          </table:table-cell>
          <table:table-cell office:value-type="float" office:value="52.372" calcext:value-type="float">
            <text:p>52.372</text:p>
          </table:table-cell>
          <table:table-cell office:value-type="float" office:value="4.8991" calcext:value-type="float">
            <text:p>4.8991</text:p>
          </table:table-cell>
          <table:table-cell office:value-type="string" calcext:value-type="string">
            <text:p>Jacob Abendana, Ramchal</text:p>
          </table:table-cell>
        </table:table-row>
        <table:table-row table:style-name="ro1">
          <table:table-cell office:value-type="string" calcext:value-type="string">
            <text:p>Hamburg</text:p>
          </table:table-cell>
          <table:table-cell office:value-type="float" office:value="53.5475" calcext:value-type="float">
            <text:p>53.5475</text:p>
          </table:table-cell>
          <table:table-cell office:value-type="float" office:value="9.9968" calcext:value-type="float">
            <text:p>9.9968</text:p>
          </table:table-cell>
          <table:table-cell office:value-type="string" calcext:value-type="string">
            <text:p>Abraham ben Joseph ha-Levi, Isaac Bernays</text:p>
          </table:table-cell>
        </table:table-row>
        <table:table-row table:style-name="ro1">
          <table:table-cell office:value-type="string" calcext:value-type="string">
            <text:p>Montecchio Maggiore</text:p>
          </table:table-cell>
          <table:table-cell office:value-type="float" office:value="45.5024" calcext:value-type="float">
            <text:p>45.5024</text:p>
          </table:table-cell>
          <table:table-cell office:value-type="float" office:value="11.4133" calcext:value-type="float">
            <text:p>11.4133</text:p>
          </table:table-cell>
          <table:table-cell office:value-type="string" calcext:value-type="string">
            <text:p>Judah Messer Leon</text:p>
          </table:table-cell>
        </table:table-row>
        <table:table-row table:style-name="ro1">
          <table:table-cell office:value-type="string" calcext:value-type="string">
            <text:p>Adrianople</text:p>
          </table:table-cell>
          <table:table-cell office:value-type="float" office:value="41.6757" calcext:value-type="float">
            <text:p>41.6757</text:p>
          </table:table-cell>
          <table:table-cell office:value-type="float" office:value="26.5593" calcext:value-type="float">
            <text:p>26.5593</text:p>
          </table:table-cell>
          <table:table-cell office:value-type="string" calcext:value-type="string">
            <text:p>Abraham ben Solomon Treves</text:p>
          </table:table-cell>
        </table:table-row>
        <table:table-row table:style-name="ro1">
          <table:table-cell office:value-type="string" calcext:value-type="string">
            <text:p>Izmir</text:p>
          </table:table-cell>
          <table:table-cell office:value-type="float" office:value="38.4189" calcext:value-type="float">
            <text:p>38.4189</text:p>
          </table:table-cell>
          <table:table-cell office:value-type="float" office:value="27.1325" calcext:value-type="float">
            <text:p>27.1325</text:p>
          </table:table-cell>
          <table:table-cell office:value-type="string" calcext:value-type="string">
            <text:p>Solomon Nissim Algazi, Chaim Benveniste</text:p>
          </table:table-cell>
        </table:table-row>
        <table:table-row table:style-name="ro1">
          <table:table-cell office:value-type="string" calcext:value-type="string">
            <text:p>Thessaloniki</text:p>
          </table:table-cell>
          <table:table-cell office:value-type="float" office:value="40.6335" calcext:value-type="float">
            <text:p>40.6335</text:p>
          </table:table-cell>
          <table:table-cell office:value-type="float" office:value="22.9515" calcext:value-type="float">
            <text:p>22.9515</text:p>
          </table:table-cell>
          <table:table-cell office:value-type="string" calcext:value-type="string">
            <text:p>Lechem Mishneh, Meam Loez, Ein Yaakov</text:p>
          </table:table-cell>
        </table:table-row>
        <table:table-row table:style-name="ro1">
          <table:table-cell office:value-type="string" calcext:value-type="string">
            <text:p>Istanbul</text:p>
          </table:table-cell>
          <table:table-cell office:value-type="float" office:value="41.0151" calcext:value-type="float">
            <text:p>41.0151</text:p>
          </table:table-cell>
          <table:table-cell office:value-type="float" office:value="28.9519" calcext:value-type="float">
            <text:p>28.9519</text:p>
          </table:table-cell>
          <table:table-cell office:value-type="string" calcext:value-type="string">
            <text:p>Joshua Benveniste, Mishneh LaMelech</text:p>
          </table:table-cell>
        </table:table-row>
        <table:table-row table:style-name="ro1">
          <table:table-cell office:value-type="string" calcext:value-type="string">
            <text:p>Belgrade</text:p>
          </table:table-cell>
          <table:table-cell office:value-type="float" office:value="44.8175" calcext:value-type="float">
            <text:p>44.8175</text:p>
          </table:table-cell>
          <table:table-cell office:value-type="float" office:value="20.4577" calcext:value-type="float">
            <text:p>20.4577</text:p>
          </table:table-cell>
          <table:table-cell office:value-type="string" calcext:value-type="string">
            <text:p>Joseph Almosnino</text:p>
          </table:table-cell>
        </table:table-row>
        <table:table-row table:style-name="ro1">
          <table:table-cell office:value-type="string" calcext:value-type="string">
            <text:p>Budapest</text:p>
          </table:table-cell>
          <table:table-cell office:value-type="float" office:value="47.4914" calcext:value-type="float">
            <text:p>47.4914</text:p>
          </table:table-cell>
          <table:table-cell office:value-type="float" office:value="19.0535" calcext:value-type="float">
            <text:p>19.0535</text:p>
          </table:table-cell>
          <table:table-cell office:value-type="string" calcext:value-type="string">
            <text:p>Chacham Tzvi</text:p>
          </table:table-cell>
        </table:table-row>
        <table:table-row table:style-name="ro1">
          <table:table-cell office:value-type="string" calcext:value-type="string">
            <text:p>Sale, Morocco</text:p>
          </table:table-cell>
          <table:table-cell office:value-type="float" office:value="34.033" calcext:value-type="float">
            <text:p>34.033</text:p>
          </table:table-cell>
          <table:table-cell office:value-type="float" office:value="-6.8" calcext:value-type="float">
            <text:p>-6.8</text:p>
          </table:table-cell>
          <table:table-cell office:value-type="string" calcext:value-type="string">
            <text:p>Or haHaim</text:p>
          </table:table-cell>
        </table:table-row>
        <table:table-row table:style-name="ro1">
          <table:table-cell office:value-type="string" calcext:value-type="string">
            <text:p>Livorno</text:p>
          </table:table-cell>
          <table:table-cell office:value-type="float" office:value="43.5523" calcext:value-type="float">
            <text:p>43.5523</text:p>
          </table:table-cell>
          <table:table-cell office:value-type="float" office:value="10.3109" calcext:value-type="float">
            <text:p>10.3109</text:p>
          </table:table-cell>
          <table:table-cell office:value-type="string" calcext:value-type="string">
            <text:p>Hida, Pri Hadash</text:p>
          </table:table-cell>
        </table:table-row>
        <table:table-row table:style-name="ro1">
          <table:table-cell office:value-type="string" calcext:value-type="string">
            <text:p>Medzhybizh</text:p>
          </table:table-cell>
          <table:table-cell office:value-type="float" office:value="49.4333" calcext:value-type="float">
            <text:p>49.4333</text:p>
          </table:table-cell>
          <table:table-cell office:value-type="float" office:value="27.4166" calcext:value-type="float">
            <text:p>27.4166</text:p>
          </table:table-cell>
          <table:table-cell office:value-type="string" calcext:value-type="string">
            <text:p>Baal Shem Tov</text:p>
          </table:table-cell>
        </table:table-row>
        <table:table-row table:style-name="ro1">
          <table:table-cell office:value-type="string" calcext:value-type="string">
            <text:p>Mosul</text:p>
          </table:table-cell>
          <table:table-cell office:value-type="float" office:value="36.3424" calcext:value-type="float">
            <text:p>36.3424</text:p>
          </table:table-cell>
          <table:table-cell office:value-type="float" office:value="43.1297" calcext:value-type="float">
            <text:p>43.1297</text:p>
          </table:table-cell>
          <table:table-cell office:value-type="string" calcext:value-type="string">
            <text:p>Asenath Barzani</text:p>
          </table:table-cell>
        </table:table-row>
        <table:table-row table:style-name="ro1">
          <table:table-cell office:value-type="string" calcext:value-type="string">
            <text:p>Chelm</text:p>
          </table:table-cell>
          <table:table-cell office:value-type="float" office:value="51.1333" calcext:value-type="float">
            <text:p>51.1333</text:p>
          </table:table-cell>
          <table:table-cell office:value-type="float" office:value="23.4833" calcext:value-type="float">
            <text:p>23.4833</text:p>
          </table:table-cell>
          <table:table-cell office:value-type="string" calcext:value-type="string">
            <text:p>Eliyahu Baal Shem of Chelm</text:p>
          </table:table-cell>
        </table:table-row>
        <table:table-row table:style-name="ro1">
          <table:table-cell office:value-type="string" calcext:value-type="string">
            <text:p>Eisenstadt, Austria</text:p>
          </table:table-cell>
          <table:table-cell office:value-type="float" office:value="47.85" calcext:value-type="float">
            <text:p>47.85</text:p>
          </table:table-cell>
          <table:table-cell office:value-type="float" office:value="16.517" calcext:value-type="float">
            <text:p>16.517</text:p>
          </table:table-cell>
          <table:table-cell office:value-type="string" calcext:value-type="string">
            <text:p>Panim Meirot, Imrei Esh</text:p>
          </table:table-cell>
        </table:table-row>
        <table:table-row table:style-name="ro1">
          <table:table-cell office:value-type="string" calcext:value-type="string">
            <text:p>Berlin</text:p>
          </table:table-cell>
          <table:table-cell office:value-type="float" office:value="52.5156" calcext:value-type="float">
            <text:p>52.5156</text:p>
          </table:table-cell>
          <table:table-cell office:value-type="float" office:value="13.3939" calcext:value-type="float">
            <text:p>13.3939</text:p>
          </table:table-cell>
          <table:table-cell office:value-type="string" calcext:value-type="string">
            <text:p>Korban haEdah, David Tzvi Hoffmann</text:p>
          </table:table-cell>
        </table:table-row>
        <table:table-row table:style-name="ro1">
          <table:table-cell office:value-type="string" calcext:value-type="string">
            <text:p>Altona, Hamburg</text:p>
          </table:table-cell>
          <table:table-cell office:value-type="float" office:value="53.55" calcext:value-type="float">
            <text:p>53.55</text:p>
          </table:table-cell>
          <table:table-cell office:value-type="float" office:value="9.9333" calcext:value-type="float">
            <text:p>9.9333</text:p>
          </table:table-cell>
          <table:table-cell office:value-type="string" calcext:value-type="string">
            <text:p>Yaakov Emden, Yonatan Eybeschutz, Aruch LaNer</text:p>
          </table:table-cell>
        </table:table-row>
        <table:table-row table:style-name="ro1">
          <table:table-cell office:value-type="string" calcext:value-type="string">
            <text:p>Kalisz, Poland</text:p>
          </table:table-cell>
          <table:table-cell office:value-type="float" office:value="51.767" calcext:value-type="float">
            <text:p>51.767</text:p>
          </table:table-cell>
          <table:table-cell office:value-type="float" office:value="18.0833" calcext:value-type="float">
            <text:p>18.0833</text:p>
          </table:table-cell>
          <table:table-cell office:value-type="string" calcext:value-type="string">
            <text:p>Magen Avraham</text:p>
          </table:table-cell>
        </table:table-row>
        <table:table-row table:style-name="ro1">
          <table:table-cell office:value-type="string" calcext:value-type="string">
            <text:p>Volozhin</text:p>
          </table:table-cell>
          <table:table-cell office:value-type="float" office:value="54.0843" calcext:value-type="float">
            <text:p>54.0843</text:p>
          </table:table-cell>
          <table:table-cell office:value-type="float" office:value="26.5278" calcext:value-type="float">
            <text:p>26.5278</text:p>
          </table:table-cell>
          <table:table-cell office:value-type="string" calcext:value-type="string">
            <text:p>Shaagat Aryeh, Netziv, Chaim Volozhin, Chaim Brisker</text:p>
          </table:table-cell>
        </table:table-row>
        <table:table-row table:style-name="ro1">
          <table:table-cell office:value-type="string" calcext:value-type="string">
            <text:p>Metz, France</text:p>
          </table:table-cell>
          <table:table-cell office:value-type="float" office:value="49.1168" calcext:value-type="float">
            <text:p>49.1168</text:p>
          </table:table-cell>
          <table:table-cell office:value-type="float" office:value="6.1773" calcext:value-type="float">
            <text:p>6.1773</text:p>
          </table:table-cell>
          <table:table-cell office:value-type="string" calcext:value-type="string">
            <text:p>Shaagat Aryeh</text:p>
          </table:table-cell>
        </table:table-row>
        <table:table-row table:style-name="ro1">
          <table:table-cell office:value-type="string" calcext:value-type="string">
            <text:p>Sofia</text:p>
          </table:table-cell>
          <table:table-cell office:value-type="float" office:value="42.6954" calcext:value-type="float">
            <text:p>42.6954</text:p>
          </table:table-cell>
          <table:table-cell office:value-type="float" office:value="23.3231" calcext:value-type="float">
            <text:p>23.3231</text:p>
          </table:table-cell>
          <table:table-cell office:value-type="string" calcext:value-type="string">
            <text:p>Yosef Ibn Ezra</text:p>
          </table:table-cell>
        </table:table-row>
        <table:table-row table:style-name="ro1">
          <table:table-cell office:value-type="string" calcext:value-type="string">
            <text:p>Krakow</text:p>
          </table:table-cell>
          <table:table-cell office:value-type="float" office:value="50.0634" calcext:value-type="float">
            <text:p>50.0634</text:p>
          </table:table-cell>
          <table:table-cell office:value-type="float" office:value="19.9381" calcext:value-type="float">
            <text:p>19.9381</text:p>
          </table:table-cell>
          <table:table-cell office:value-type="string" calcext:value-type="string">
            <text:p>Remah, Beer Heitev, Bach</text:p>
          </table:table-cell>
        </table:table-row>
        <table:table-row table:style-name="ro1">
          <table:table-cell office:value-type="string" calcext:value-type="string">
            <text:p>Avlona</text:p>
          </table:table-cell>
          <table:table-cell office:value-type="float" office:value="40.467" calcext:value-type="float">
            <text:p>40.467</text:p>
          </table:table-cell>
          <table:table-cell office:value-type="float" office:value="19.483" calcext:value-type="float">
            <text:p>19.483</text:p>
          </table:table-cell>
          <table:table-cell office:value-type="string" calcext:value-type="string">
            <text:p>David ben Judah Messer Leon</text:p>
          </table:table-cell>
        </table:table-row>
        <table:table-row table:style-name="ro1">
          <table:table-cell office:value-type="string" calcext:value-type="string">
            <text:p>Mikulov</text:p>
          </table:table-cell>
          <table:table-cell office:value-type="float" office:value="48.8055" calcext:value-type="float">
            <text:p>48.8055</text:p>
          </table:table-cell>
          <table:table-cell office:value-type="float" office:value="16.63777" calcext:value-type="float">
            <text:p>16.63777</text:p>
          </table:table-cell>
          <table:table-cell office:value-type="string" calcext:value-type="string">
            <text:p>Maharal</text:p>
          </table:table-cell>
        </table:table-row>
        <table:table-row table:style-name="ro1">
          <table:table-cell office:value-type="string" calcext:value-type="string">
            <text:p>Poznan</text:p>
          </table:table-cell>
          <table:table-cell office:value-type="float" office:value="52.4077" calcext:value-type="float">
            <text:p>52.4077</text:p>
          </table:table-cell>
          <table:table-cell office:value-type="float" office:value="16.9356" calcext:value-type="float">
            <text:p>16.9356</text:p>
          </table:table-cell>
          <table:table-cell office:value-type="string" calcext:value-type="string">
            <text:p>Maharal</text:p>
          </table:table-cell>
        </table:table-row>
        <table:table-row table:style-name="ro1">
          <table:table-cell office:value-type="string" calcext:value-type="string">
            <text:p>Padua</text:p>
          </table:table-cell>
          <table:table-cell office:value-type="float" office:value="45.4062" calcext:value-type="float">
            <text:p>45.4062</text:p>
          </table:table-cell>
          <table:table-cell office:value-type="float" office:value="11.8774" calcext:value-type="float">
            <text:p>11.8774</text:p>
          </table:table-cell>
          <table:table-cell office:value-type="string" calcext:value-type="string">
            <text:p>Ramchal</text:p>
          </table:table-cell>
        </table:table-row>
        <table:table-row table:style-name="ro1">
          <table:table-cell office:value-type="string" calcext:value-type="string">
            <text:p>Lublin</text:p>
          </table:table-cell>
          <table:table-cell office:value-type="float" office:value="51.2482" calcext:value-type="float">
            <text:p>51.2482</text:p>
          </table:table-cell>
          <table:table-cell office:value-type="float" office:value="22.5674" calcext:value-type="float">
            <text:p>22.5674</text:p>
          </table:table-cell>
          <table:table-cell office:value-type="string" calcext:value-type="string">
            <text:p>Maharshal, Maharam (Lublin), Hozeh meLublin, Tzadok haKohen</text:p>
          </table:table-cell>
        </table:table-row>
        <table:table-row table:style-name="ro1">
          <table:table-cell office:value-type="string" calcext:value-type="string">
            <text:p>Ostroh</text:p>
          </table:table-cell>
          <table:table-cell office:value-type="float" office:value="50.3282" calcext:value-type="float">
            <text:p>50.3282</text:p>
          </table:table-cell>
          <table:table-cell office:value-type="float" office:value="26.5215" calcext:value-type="float">
            <text:p>26.5215</text:p>
          </table:table-cell>
          <table:table-cell office:value-type="string" calcext:value-type="string">
            <text:p>Maharsha, Taz</text:p>
          </table:table-cell>
        </table:table-row>
        <table:table-row table:style-name="ro1">
          <table:table-cell office:value-type="string" calcext:value-type="string">
            <text:p>Ohrid, Macedonia</text:p>
          </table:table-cell>
          <table:table-cell office:value-type="float" office:value="41.1187" calcext:value-type="float">
            <text:p>41.1187</text:p>
          </table:table-cell>
          <table:table-cell office:value-type="float" office:value="20.8045" calcext:value-type="float">
            <text:p>20.8045</text:p>
          </table:table-cell>
          <table:table-cell office:value-type="string" calcext:value-type="string">
            <text:p>Judah Leon Mosconi</text:p>
          </table:table-cell>
        </table:table-row>
        <table:table-row table:style-name="ro1">
          <table:table-cell office:value-type="string" calcext:value-type="string">
            <text:p>Ein Zeitun</text:p>
          </table:table-cell>
          <table:table-cell office:value-type="float" office:value="32.987" calcext:value-type="float">
            <text:p>32.987</text:p>
          </table:table-cell>
          <table:table-cell office:value-type="float" office:value="35.492" calcext:value-type="float">
            <text:p>35.492</text:p>
          </table:table-cell>
          <table:table-cell office:value-type="string" calcext:value-type="string">
            <text:p>Moshe ben Machir</text:p>
          </table:table-cell>
        </table:table-row>
        <table:table-row table:style-name="ro1">
          <table:table-cell office:value-type="string" calcext:value-type="string">
            <text:p>Mantua</text:p>
          </table:table-cell>
          <table:table-cell office:value-type="float" office:value="45.1576" calcext:value-type="float">
            <text:p>45.1576</text:p>
          </table:table-cell>
          <table:table-cell office:value-type="float" office:value="10.7945" calcext:value-type="float">
            <text:p>10.7945</text:p>
          </table:table-cell>
          <table:table-cell office:value-type="string" calcext:value-type="string">
            <text:p>Minchat Shai</text:p>
          </table:table-cell>
        </table:table-row>
        <table:table-row table:style-name="ro1">
          <table:table-cell office:value-type="string" calcext:value-type="string">
            <text:p>Damascus</text:p>
          </table:table-cell>
          <table:table-cell office:value-type="float" office:value="33.5113" calcext:value-type="float">
            <text:p>33.5113</text:p>
          </table:table-cell>
          <table:table-cell office:value-type="float" office:value="36.3115" calcext:value-type="float">
            <text:p>36.3115</text:p>
          </table:table-cell>
          <table:table-cell office:value-type="string" calcext:value-type="string">
            <text:p>Josiah Pinto</text:p>
          </table:table-cell>
        </table:table-row>
        <table:table-row table:style-name="ro1">
          <table:table-cell office:value-type="string" calcext:value-type="string">
            <text:p>Sharab, Yemen</text:p>
          </table:table-cell>
          <table:table-cell office:value-type="float" office:value="13.7831" calcext:value-type="float">
            <text:p>13.7831</text:p>
          </table:table-cell>
          <table:table-cell office:value-type="float" office:value="43.8858" calcext:value-type="float">
            <text:p>43.8858</text:p>
          </table:table-cell>
          <table:table-cell office:value-type="string" calcext:value-type="string">
            <text:p>Shalom Sharabi</text:p>
          </table:table-cell>
        </table:table-row>
        <table:table-row table:style-name="ro1">
          <table:table-cell office:value-type="string" calcext:value-type="string">
            <text:p>Karlsruhe</text:p>
          </table:table-cell>
          <table:table-cell office:value-type="float" office:value="49.0033" calcext:value-type="float">
            <text:p>49.0033</text:p>
          </table:table-cell>
          <table:table-cell office:value-type="float" office:value="8.4018" calcext:value-type="float">
            <text:p>8.4018</text:p>
          </table:table-cell>
          <table:table-cell office:value-type="string" calcext:value-type="string">
            <text:p>Korban Netanel</text:p>
          </table:table-cell>
        </table:table-row>
        <table:table-row table:style-name="ro1">
          <table:table-cell office:value-type="string" calcext:value-type="string">
            <text:p>Frankfurt</text:p>
          </table:table-cell>
          <table:table-cell office:value-type="float" office:value="50.1144" calcext:value-type="float">
            <text:p>50.1144</text:p>
          </table:table-cell>
          <table:table-cell office:value-type="float" office:value="8.6853" calcext:value-type="float">
            <text:p>8.6853</text:p>
          </table:table-cell>
          <table:table-cell office:value-type="string" calcext:value-type="string">
            <text:p>Nathan Adler, Shimshon Refael Hirsch</text:p>
          </table:table-cell>
        </table:table-row>
        <table:table-row table:style-name="ro1">
          <table:table-cell office:value-type="string" calcext:value-type="string">
            <text:p>Ternopil</text:p>
          </table:table-cell>
          <table:table-cell office:value-type="float" office:value="49.5666" calcext:value-type="float">
            <text:p>49.5666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Minchat Chinuch</text:p>
          </table:table-cell>
        </table:table-row>
        <table:table-row table:style-name="ro1">
          <table:table-cell office:value-type="string" calcext:value-type="string">
            <text:p>Meknes</text:p>
          </table:table-cell>
          <table:table-cell office:value-type="float" office:value="33.8974" calcext:value-type="float">
            <text:p>33.8974</text:p>
          </table:table-cell>
          <table:table-cell office:value-type="float" office:value="-5.5663" calcext:value-type="float">
            <text:p>-5.5663</text:p>
          </table:table-cell>
          <table:table-cell office:value-type="string" calcext:value-type="string">
            <text:p>Refael Berdugo</text:p>
          </table:table-cell>
        </table:table-row>
        <table:table-row table:style-name="ro1">
          <table:table-cell office:value-type="string" calcext:value-type="string">
            <text:p>Baltimore</text:p>
          </table:table-cell>
          <table:table-cell office:value-type="float" office:value="39.2904" calcext:value-type="float">
            <text:p>39.2904</text:p>
          </table:table-cell>
          <table:table-cell office:value-type="float" office:value="-76.6119" calcext:value-type="float">
            <text:p>-76.6119</text:p>
          </table:table-cell>
          <table:table-cell office:value-type="string" calcext:value-type="string">
            <text:p>Avraham Rice, Yaakov Ruderman, Yaakov Kamenetsky</text:p>
          </table:table-cell>
        </table:table-row>
        <table:table-row table:style-name="ro1">
          <table:table-cell office:value-type="string" calcext:value-type="string">
            <text:p>Bykhov</text:p>
          </table:table-cell>
          <table:table-cell office:value-type="float" office:value="53.51666" calcext:value-type="float">
            <text:p>53.51666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David Luria</text:p>
          </table:table-cell>
        </table:table-row>
        <table:table-row table:style-name="ro1">
          <table:table-cell office:value-type="string" calcext:value-type="string">
            <text:p>Edgemere NY</text:p>
          </table:table-cell>
          <table:table-cell office:value-type="float" office:value="40.5961" calcext:value-type="float">
            <text:p>40.5961</text:p>
          </table:table-cell>
          <table:table-cell office:value-type="float" office:value="-73.7685" calcext:value-type="float">
            <text:p>-73.7685</text:p>
          </table:table-cell>
          <table:table-cell office:value-type="string" calcext:value-type="string">
            <text:p>Charles Chavel</text:p>
          </table:table-cell>
        </table:table-row>
        <table:table-row table:style-name="ro1">
          <table:table-cell office:value-type="string" calcext:value-type="string">
            <text:p>Wurzburg, Germany</text:p>
          </table:table-cell>
          <table:table-cell office:value-type="float" office:value="49.7941" calcext:value-type="float">
            <text:p>49.7941</text:p>
          </table:table-cell>
          <table:table-cell office:value-type="float" office:value="9.9329" calcext:value-type="float">
            <text:p>9.9329</text:p>
          </table:table-cell>
          <table:table-cell office:value-type="string" calcext:value-type="string">
            <text:p>Avraham Bing</text:p>
          </table:table-cell>
        </table:table-row>
        <table:table-row table:style-name="ro1">
          <table:table-cell office:value-type="string" calcext:value-type="string">
            <text:p>New York, NY</text:p>
          </table:table-cell>
          <table:table-cell office:value-type="float" office:value="40.7547" calcext:value-type="float">
            <text:p>40.7547</text:p>
          </table:table-cell>
          <table:table-cell office:value-type="float" office:value="-73.9859" calcext:value-type="float">
            <text:p>-73.9859</text:p>
          </table:table-cell>
          <table:table-cell office:value-type="string" calcext:value-type="string">
            <text:p>Moshe Feinstein, Yitzchak Hutner, Menachem Mendel Schneerson</text:p>
          </table:table-cell>
        </table:table-row>
        <table:table-row table:style-name="ro1">
          <table:table-cell office:value-type="string" calcext:value-type="string">
            <text:p>Lakewood, NJ</text:p>
          </table:table-cell>
          <table:table-cell office:value-type="float" office:value="40.0949" calcext:value-type="float">
            <text:p>40.0949</text:p>
          </table:table-cell>
          <table:table-cell office:value-type="float" office:value="-74.2147" calcext:value-type="float">
            <text:p>-74.2147</text:p>
          </table:table-cell>
          <table:table-cell office:value-type="string" calcext:value-type="string">
            <text:p>Aharon Kotler</text:p>
          </table:table-cell>
        </table:table-row>
        <table:table-row table:style-name="ro1">
          <table:table-cell office:value-type="string" calcext:value-type="string">
            <text:p>Ungvar, Hungary</text:p>
          </table:table-cell>
          <table:table-cell office:value-type="float" office:value="48.624" calcext:value-type="float">
            <text:p>48.624</text:p>
          </table:table-cell>
          <table:table-cell office:value-type="float" office:value="22.295" calcext:value-type="float">
            <text:p>22.295</text:p>
          </table:table-cell>
          <table:table-cell office:value-type="string" calcext:value-type="string">
            <text:p>Kitzur Shulchan Aruch</text:p>
          </table:table-cell>
        </table:table-row>
        <table:table-row table:style-name="ro1">
          <table:table-cell office:value-type="string" calcext:value-type="string">
            <text:p>Vilna</text:p>
          </table:table-cell>
          <table:table-cell office:value-type="float" office:value="54.6808" calcext:value-type="float">
            <text:p>54.6808</text:p>
          </table:table-cell>
          <table:table-cell office:value-type="float" office:value="25.2873" calcext:value-type="float">
            <text:p>25.2873</text:p>
          </table:table-cell>
          <table:table-cell office:value-type="string" calcext:value-type="string">
            <text:p>Vilna Gaon, Isaac Elijah Landau, Chaim Ozer Grodinski, Rashash</text:p>
          </table:table-cell>
        </table:table-row>
        <table:table-row table:style-name="ro1">
          <table:table-cell office:value-type="string" calcext:value-type="string">
            <text:p>Stryi, Ukraine</text:p>
          </table:table-cell>
          <table:table-cell office:value-type="float" office:value="49.25" calcext:value-type="float">
            <text:p>49.25</text:p>
          </table:table-cell>
          <table:table-cell office:value-type="float" office:value="23.85" calcext:value-type="float">
            <text:p>23.85</text:p>
          </table:table-cell>
          <table:table-cell office:value-type="string" calcext:value-type="string">
            <text:p>Ketzot haHoshen</text:p>
          </table:table-cell>
        </table:table-row>
        <table:table-row table:style-name="ro1">
          <table:table-cell office:value-type="string" calcext:value-type="string">
            <text:p>Dubno</text:p>
          </table:table-cell>
          <table:table-cell office:value-type="float" office:value="50.393" calcext:value-type="float">
            <text:p>50.393</text:p>
          </table:table-cell>
          <table:table-cell office:value-type="float" office:value="25.735" calcext:value-type="float">
            <text:p>25.735</text:p>
          </table:table-cell>
          <table:table-cell office:value-type="string" calcext:value-type="string">
            <text:p>Dubner Maggid</text:p>
          </table:table-cell>
        </table:table-row>
        <table:table-row table:style-name="ro1">
          <table:table-cell office:value-type="string" calcext:value-type="string">
            <text:p>Torun</text:p>
          </table:table-cell>
          <table:table-cell office:value-type="float" office:value="53.022" calcext:value-type="float">
            <text:p>53.022</text:p>
          </table:table-cell>
          <table:table-cell office:value-type="float" office:value="18.611" calcext:value-type="float">
            <text:p>18.611</text:p>
          </table:table-cell>
          <table:table-cell office:value-type="string" calcext:value-type="string">
            <text:p>Tzvi Hirsch Kalischer</text:p>
          </table:table-cell>
        </table:table-row>
        <table:table-row table:style-name="ro1">
          <table:table-cell office:value-type="string" calcext:value-type="string">
            <text:p>Boskovice</text:p>
          </table:table-cell>
          <table:table-cell office:value-type="float" office:value="49.4875" calcext:value-type="float">
            <text:p>49.4875</text:p>
          </table:table-cell>
          <table:table-cell office:value-type="float" office:value="16.66" calcext:value-type="float">
            <text:p>16.66</text:p>
          </table:table-cell>
          <table:table-cell office:value-type="string" calcext:value-type="string">
            <text:p>Machatzit haShekel</text:p>
          </table:table-cell>
        </table:table-row>
        <table:table-row table:style-name="ro1">
          <table:table-cell office:value-type="string" calcext:value-type="string">
            <text:p>Dessau</text:p>
          </table:table-cell>
          <table:table-cell office:value-type="float" office:value="51.8333" calcext:value-type="float">
            <text:p>51.8333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Tiferet Yisrael</text:p>
          </table:table-cell>
        </table:table-row>
        <table:table-row table:style-name="ro1">
          <table:table-cell office:value-type="string" calcext:value-type="string">
            <text:p>Danzig</text:p>
          </table:table-cell>
          <table:table-cell office:value-type="float" office:value="54.3527" calcext:value-type="float">
            <text:p>54.3527</text:p>
          </table:table-cell>
          <table:table-cell office:value-type="float" office:value="18.655" calcext:value-type="float">
            <text:p>18.655</text:p>
          </table:table-cell>
          <table:table-cell office:value-type="string" calcext:value-type="string">
            <text:p>Tiferet Yisrael</text:p>
          </table:table-cell>
        </table:table-row>
        <table:table-row table:style-name="ro1">
          <table:table-cell office:value-type="string" calcext:value-type="string">
            <text:p>Bucharest</text:p>
          </table:table-cell>
          <table:table-cell office:value-type="float" office:value="44.431" calcext:value-type="float">
            <text:p>44.431</text:p>
          </table:table-cell>
          <table:table-cell office:value-type="float" office:value="26.1013" calcext:value-type="float">
            <text:p>26.1013</text:p>
          </table:table-cell>
          <table:table-cell office:value-type="string" calcext:value-type="string">
            <text:p>Malbim</text:p>
          </table:table-cell>
        </table:table-row>
        <table:table-row table:style-name="ro1">
          <table:table-cell office:value-type="string" calcext:value-type="string">
            <text:p>Rhodes</text:p>
          </table:table-cell>
          <table:table-cell office:value-type="float" office:value="36.438" calcext:value-type="float">
            <text:p>36.438</text:p>
          </table:table-cell>
          <table:table-cell office:value-type="float" office:value="28.2341" calcext:value-type="float">
            <text:p>28.2341</text:p>
          </table:table-cell>
          <table:table-cell office:value-type="string" calcext:value-type="string">
            <text:p>Malki baKodesh</text:p>
          </table:table-cell>
        </table:table-row>
        <table:table-row table:style-name="ro1">
          <table:table-cell office:value-type="string" calcext:value-type="string">
            <text:p>Konigsberg</text:p>
          </table:table-cell>
          <table:table-cell office:value-type="float" office:value="54.7104" calcext:value-type="float">
            <text:p>54.7104</text:p>
          </table:table-cell>
          <table:table-cell office:value-type="float" office:value="20.518" calcext:value-type="float">
            <text:p>20.518</text:p>
          </table:table-cell>
          <table:table-cell office:value-type="string" calcext:value-type="string">
            <text:p>HaKtav vehaKabbalah</text:p>
          </table:table-cell>
        </table:table-row>
        <table:table-row table:style-name="ro1">
          <table:table-cell office:value-type="string" calcext:value-type="string">
            <text:p>Silistria, Bulgaria</text:p>
          </table:table-cell>
          <table:table-cell office:value-type="float" office:value="44.117" calcext:value-type="float">
            <text:p>44.117</text:p>
          </table:table-cell>
          <table:table-cell office:value-type="float" office:value="27.267" calcext:value-type="float">
            <text:p>27.267</text:p>
          </table:table-cell>
          <table:table-cell office:value-type="string" calcext:value-type="string">
            <text:p>Pele Yoetz</text:p>
          </table:table-cell>
        </table:table-row>
        <table:table-row table:style-name="ro1">
          <table:table-cell office:value-type="string" calcext:value-type="string">
            <text:p>Svätý Jur</text:p>
          </table:table-cell>
          <table:table-cell office:value-type="float" office:value="48.252" calcext:value-type="float">
            <text:p>48.252</text:p>
          </table:table-cell>
          <table:table-cell office:value-type="float" office:value="17.216" calcext:value-type="float">
            <text:p>17.216</text:p>
          </table:table-cell>
          <table:table-cell office:value-type="string" calcext:value-type="string">
            <text:p>Maharam Schick</text:p>
          </table:table-cell>
        </table:table-row>
        <table:table-row table:style-name="ro1">
          <table:table-cell office:value-type="string" calcext:value-type="string">
            <text:p>Bialystok</text:p>
          </table:table-cell>
          <table:table-cell office:value-type="float" office:value="53.135" calcext:value-type="float">
            <text:p>53.135</text:p>
          </table:table-cell>
          <table:table-cell office:value-type="float" office:value="23.146" calcext:value-type="float">
            <text:p>23.146</text:p>
          </table:table-cell>
          <table:table-cell office:value-type="string" calcext:value-type="string">
            <text:p>Meshech Hochma</text:p>
          </table:table-cell>
        </table:table-row>
        <table:table-row table:style-name="ro1">
          <table:table-cell office:value-type="string" calcext:value-type="string">
            <text:p>Dvinsk</text:p>
          </table:table-cell>
          <table:table-cell office:value-type="float" office:value="55.875" calcext:value-type="float">
            <text:p>55.875</text:p>
          </table:table-cell>
          <table:table-cell office:value-type="float" office:value="26.536" calcext:value-type="float">
            <text:p>26.536</text:p>
          </table:table-cell>
          <table:table-cell office:value-type="string" calcext:value-type="string">
            <text:p>Meshech Hochma, Rogachover</text:p>
          </table:table-cell>
        </table:table-row>
        <table:table-row table:style-name="ro1">
          <table:table-cell office:value-type="string" calcext:value-type="string">
            <text:p>Bratislava</text:p>
          </table:table-cell>
          <table:table-cell office:value-type="float" office:value="48.1433" calcext:value-type="float">
            <text:p>48.1433</text:p>
          </table:table-cell>
          <table:table-cell office:value-type="float" office:value="17.1105" calcext:value-type="float">
            <text:p>17.1105</text:p>
          </table:table-cell>
          <table:table-cell office:value-type="string" calcext:value-type="string">
            <text:p>Chatam Sofer, Ktav Sofer</text:p>
          </table:table-cell>
        </table:table-row>
        <table:table-row table:style-name="ro1">
          <table:table-cell office:value-type="string" calcext:value-type="string">
            <text:p>Navahrudak</text:p>
          </table:table-cell>
          <table:table-cell office:value-type="float" office:value="53.583" calcext:value-type="float">
            <text:p>53.583</text:p>
          </table:table-cell>
          <table:table-cell office:value-type="float" office:value="25.817" calcext:value-type="float">
            <text:p>25.817</text:p>
          </table:table-cell>
          <table:table-cell office:value-type="string" calcext:value-type="string">
            <text:p>Aruch haShulchan</text:p>
          </table:table-cell>
        </table:table-row>
        <table:table-row table:style-name="ro1">
          <table:table-cell office:value-type="string" calcext:value-type="string">
            <text:p>Kovno</text:p>
          </table:table-cell>
          <table:table-cell office:value-type="float" office:value="54.901" calcext:value-type="float">
            <text:p>54.901</text:p>
          </table:table-cell>
          <table:table-cell office:value-type="float" office:value="23.9109" calcext:value-type="float">
            <text:p>23.9109</text:p>
          </table:table-cell>
          <table:table-cell office:value-type="string" calcext:value-type="string">
            <text:p>Yitzchak Elchanan Spektor, Isser Zalman Meltzer</text:p>
          </table:table-cell>
        </table:table-row>
        <table:table-row table:style-name="ro1">
          <table:table-cell office:value-type="string" calcext:value-type="string">
            <text:p>Montreux, Switzerland</text:p>
          </table:table-cell>
          <table:table-cell office:value-type="float" office:value="46.4363" calcext:value-type="float">
            <text:p>46.4363</text:p>
          </table:table-cell>
          <table:table-cell office:value-type="float" office:value="6.9127" calcext:value-type="float">
            <text:p>6.9127</text:p>
          </table:table-cell>
          <table:table-cell office:value-type="string" calcext:value-type="string">
            <text:p>Sridei Esh</text:p>
          </table:table-cell>
        </table:table-row>
        <table:table-row table:style-name="ro1">
          <table:table-cell office:value-type="string" calcext:value-type="string">
            <text:p>Salantai</text:p>
          </table:table-cell>
          <table:table-cell office:value-type="float" office:value="56.067" calcext:value-type="float">
            <text:p>56.067</text:p>
          </table:table-cell>
          <table:table-cell office:value-type="float" office:value="21.567" calcext:value-type="float">
            <text:p>21.567</text:p>
          </table:table-cell>
          <table:table-cell office:value-type="string" calcext:value-type="string">
            <text:p>Yisroel Salanter</text:p>
          </table:table-cell>
        </table:table-row>
        <table:table-row table:style-name="ro1">
          <table:table-cell office:value-type="string" calcext:value-type="string">
            <text:p>Grodno</text:p>
          </table:table-cell>
          <table:table-cell office:value-type="float" office:value="53.667" calcext:value-type="float">
            <text:p>53.667</text:p>
          </table:table-cell>
          <table:table-cell office:value-type="float" office:value="23.833" calcext:value-type="float">
            <text:p>23.833</text:p>
          </table:table-cell>
          <table:table-cell office:value-type="string" calcext:value-type="string">
            <text:p>Shimon Shkop</text:p>
          </table:table-cell>
        </table:table-row>
        <table:table-row table:style-name="ro1">
          <table:table-cell office:value-type="string" calcext:value-type="string">
            <text:p>Telz</text:p>
          </table:table-cell>
          <table:table-cell office:value-type="float" office:value="55.983" calcext:value-type="float">
            <text:p>55.983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Shimon Shkop</text:p>
          </table:table-cell>
        </table:table-row>
        <table:table-row table:style-name="ro1">
          <table:table-cell office:value-type="string" calcext:value-type="string">
            <text:p>Baranavichy (Novardok)</text:p>
          </table:table-cell>
          <table:table-cell office:value-type="float" office:value="53.133" calcext:value-type="float">
            <text:p>53.133</text:p>
          </table:table-cell>
          <table:table-cell office:value-type="float" office:value="26.167" calcext:value-type="float">
            <text:p>26.167</text:p>
          </table:table-cell>
          <table:table-cell office:value-type="string" calcext:value-type="string">
            <text:p>Elchanan Wasserman</text:p>
          </table:table-cell>
        </table:table-row>
        <table:table-row table:style-name="ro1">
          <table:table-cell office:value-type="string" calcext:value-type="string">
            <text:p>Radun</text:p>
          </table:table-cell>
          <table:table-cell office:value-type="float" office:value="54.048" calcext:value-type="float">
            <text:p>54.048</text:p>
          </table:table-cell>
          <table:table-cell office:value-type="float" office:value="24.996" calcext:value-type="float">
            <text:p>24.996</text:p>
          </table:table-cell>
          <table:table-cell office:value-type="string" calcext:value-type="string">
            <text:p>Chofetz Chaim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52.135" calcext:value-type="float">
            <text:p>52.135</text:p>
          </table:table-cell>
          <table:table-cell office:value-type="float" office:value="23.657" calcext:value-type="float">
            <text:p>23.657</text:p>
          </table:table-cell>
          <table:table-cell office:value-type="string" calcext:value-type="string">
            <text:p>Beis haLevi, Chaim Brisker</text:p>
          </table:table-cell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42.3343" calcext:value-type="float">
            <text:p>42.3343</text:p>
          </table:table-cell>
          <table:table-cell office:value-type="float" office:value="-71.1212" calcext:value-type="float">
            <text:p>-71.1212</text:p>
          </table:table-cell>
          <table:table-cell office:value-type="string" calcext:value-type="string">
            <text:p>Joseph Dov Soloveitchik</text:p>
          </table:table-cell>
        </table:table-row>
        <table:table-row table:style-name="ro1">
          <table:table-cell office:value-type="string" calcext:value-type="string">
            <text:p>Bielsk Podlaski</text:p>
          </table:table-cell>
          <table:table-cell office:value-type="float" office:value="52.767" calcext:value-type="float">
            <text:p>52.767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Yefeh Einayim</text:p>
          </table:table-cell>
        </table:table-row>
        <table:table-row table:style-name="ro1">
          <table:table-cell office:value-type="string" calcext:value-type="string">
            <text:p>Mezrich</text:p>
          </table:table-cell>
          <table:table-cell office:value-type="float" office:value="50.657" calcext:value-type="float">
            <text:p>50.657</text:p>
          </table:table-cell>
          <table:table-cell office:value-type="float" office:value="26.864" calcext:value-type="float">
            <text:p>26.864</text:p>
          </table:table-cell>
          <table:table-cell office:value-type="string" calcext:value-type="string">
            <text:p>Maggid of Mezrich</text:p>
          </table:table-cell>
        </table:table-row>
        <table:table-row table:style-name="ro1">
          <table:table-cell office:value-type="string" calcext:value-type="string">
            <text:p>Hanipol</text:p>
          </table:table-cell>
          <table:table-cell office:value-type="float" office:value="50.454" calcext:value-type="float">
            <text:p>50.454</text:p>
          </table:table-cell>
          <table:table-cell office:value-type="float" office:value="26.895" calcext:value-type="float">
            <text:p>26.895</text:p>
          </table:table-cell>
          <table:table-cell office:value-type="string" calcext:value-type="string">
            <text:p>Zusha</text:p>
          </table:table-cell>
        </table:table-row>
        <table:table-row table:style-name="ro1">
          <table:table-cell office:value-type="string" calcext:value-type="string">
            <text:p>Leżajsk, Poland</text:p>
          </table:table-cell>
          <table:table-cell office:value-type="float" office:value="50.267" calcext:value-type="float">
            <text:p>50.267</text:p>
          </table:table-cell>
          <table:table-cell office:value-type="float" office:value="22.417" calcext:value-type="float">
            <text:p>22.417</text:p>
          </table:table-cell>
          <table:table-cell office:value-type="string" calcext:value-type="string">
            <text:p>Noam Elimelech</text:p>
          </table:table-cell>
        </table:table-row>
        <table:table-row table:style-name="ro1">
          <table:table-cell office:value-type="string" calcext:value-type="string">
            <text:p>Kotzk</text:p>
          </table:table-cell>
          <table:table-cell office:value-type="float" office:value="51.65" calcext:value-type="float">
            <text:p>51.65</text:p>
          </table:table-cell>
          <table:table-cell office:value-type="float" office:value="22.45" calcext:value-type="float">
            <text:p>22.45</text:p>
          </table:table-cell>
          <table:table-cell office:value-type="string" calcext:value-type="string">
            <text:p>Kotzker Rebbe</text:p>
          </table:table-cell>
        </table:table-row>
        <table:table-row table:style-name="ro1">
          <table:table-cell office:value-type="string" calcext:value-type="string">
            <text:p>Bratslav</text:p>
          </table:table-cell>
          <table:table-cell office:value-type="float" office:value="48.815" calcext:value-type="float">
            <text:p>48.815</text:p>
          </table:table-cell>
          <table:table-cell office:value-type="float" office:value="28.944" calcext:value-type="float">
            <text:p>28.944</text:p>
          </table:table-cell>
          <table:table-cell office:value-type="string" calcext:value-type="string">
            <text:p>Nachman meBreslov</text:p>
          </table:table-cell>
        </table:table-row>
        <table:table-row table:style-name="ro1">
          <table:table-cell office:value-type="string" calcext:value-type="string">
            <text:p>Piasetzno</text:p>
          </table:table-cell>
          <table:table-cell office:value-type="float" office:value="52.067" calcext:value-type="float">
            <text:p>52.067</text:p>
          </table:table-cell>
          <table:table-cell office:value-type="float" office:value="21.017" calcext:value-type="float">
            <text:p>21.017</text:p>
          </table:table-cell>
          <table:table-cell office:value-type="string" calcext:value-type="string">
            <text:p>Kalonymus Kalman Shapira, Simcha Bunim</text:p>
          </table:table-cell>
        </table:table-row>
        <table:table-row table:style-name="ro1">
          <table:table-cell office:value-type="string" calcext:value-type="string">
            <text:p>Ger</text:p>
          </table:table-cell>
          <table:table-cell office:value-type="float" office:value="51.983" calcext:value-type="float">
            <text:p>51.983</text:p>
          </table:table-cell>
          <table:table-cell office:value-type="float" office:value="21.233" calcext:value-type="float">
            <text:p>21.233</text:p>
          </table:table-cell>
          <table:table-cell office:value-type="string" calcext:value-type="string">
            <text:p>Ger Hassidim</text:p>
          </table:table-cell>
        </table:table-row>
        <table:table-row table:style-name="ro1">
          <table:table-cell office:value-type="string" calcext:value-type="string">
            <text:p>Berdichev</text:p>
          </table:table-cell>
          <table:table-cell office:value-type="float" office:value="49.9" calcext:value-type="float">
            <text:p>49.9</text:p>
          </table:table-cell>
          <table:table-cell office:value-type="float" office:value="28.567" calcext:value-type="float">
            <text:p>28.567</text:p>
          </table:table-cell>
          <table:table-cell office:value-type="string" calcext:value-type="string">
            <text:p>Levi Yitzchak of Berdichev</text:p>
          </table:table-cell>
        </table:table-row>
        <table:table-row table:style-name="ro1">
          <table:table-cell office:value-type="string" calcext:value-type="string">
            <text:p>Liadi</text:p>
          </table:table-cell>
          <table:table-cell office:value-type="float" office:value="54.6" calcext:value-type="float">
            <text:p>54.6</text:p>
          </table:table-cell>
          <table:table-cell office:value-type="float" office:value="31.167" calcext:value-type="float">
            <text:p>31.167</text:p>
          </table:table-cell>
          <table:table-cell office:value-type="string" calcext:value-type="string">
            <text:p>Shneur Zalman (Tanya)</text:p>
          </table:table-cell>
        </table:table-row>
        <table:table-row table:style-name="ro1">
          <table:table-cell office:value-type="string" calcext:value-type="string">
            <text:p>Karlin</text:p>
          </table:table-cell>
          <table:table-cell office:value-type="float" office:value="52.237" calcext:value-type="float">
            <text:p>52.237</text:p>
          </table:table-cell>
          <table:table-cell office:value-type="float" office:value="25.842" calcext:value-type="float">
            <text:p>25.842</text:p>
          </table:table-cell>
          <table:table-cell office:value-type="string" calcext:value-type="string">
            <text:p>Aharon of Karlin</text:p>
          </table:table-cell>
        </table:table-row>
        <table:table-row table:style-name="ro1">
          <table:table-cell office:value-type="string" calcext:value-type="string">
            <text:p>Satmar</text:p>
          </table:table-cell>
          <table:table-cell office:value-type="float" office:value="47.79" calcext:value-type="float">
            <text:p>47.79</text:p>
          </table:table-cell>
          <table:table-cell office:value-type="float" office:value="22.89" calcext:value-type="float">
            <text:p>22.89</text:p>
          </table:table-cell>
          <table:table-cell office:value-type="string" calcext:value-type="string">
            <text:p>Satmar Hassidim</text:p>
          </table:table-cell>
        </table:table-row>
        <table:table-row table:style-name="ro1">
          <table:table-cell office:value-type="string" calcext:value-type="string">
            <text:p>Lubavitch</text:p>
          </table:table-cell>
          <table:table-cell office:value-type="float" office:value="54.833" calcext:value-type="float">
            <text:p>54.833</text:p>
          </table:table-cell>
          <table:table-cell office:value-type="float" office:value="30.967" calcext:value-type="float">
            <text:p>30.967</text:p>
          </table:table-cell>
          <table:table-cell office:value-type="string" calcext:value-type="string">
            <text:p>Lubavitcher Hassidim</text:p>
          </table:table-cell>
        </table:table-row>
        <table:table-row table:style-name="ro1">
          <table:table-cell office:value-type="string" calcext:value-type="string">
            <text:p>Amshinov</text:p>
          </table:table-cell>
          <table:table-cell office:value-type="float" office:value="51.974" calcext:value-type="float">
            <text:p>51.974</text:p>
          </table:table-cell>
          <table:table-cell office:value-type="float" office:value="20.527" calcext:value-type="float">
            <text:p>20.527</text:p>
          </table:table-cell>
          <table:table-cell office:value-type="string" calcext:value-type="string">
            <text:p>Amshinover Hassidim</text:p>
          </table:table-cell>
        </table:table-row>
        <table:table-row table:style-name="ro1">
          <table:table-cell office:value-type="string" calcext:value-type="string">
            <text:p>Modzitz</text:p>
          </table:table-cell>
          <table:table-cell office:value-type="float" office:value="51.567" calcext:value-type="float">
            <text:p>51.567</text:p>
          </table:table-cell>
          <table:table-cell office:value-type="float" office:value="21.861" calcext:value-type="float">
            <text:p>21.861</text:p>
          </table:table-cell>
          <table:table-cell office:value-type="string" calcext:value-type="string">
            <text:p>Modzitz Hassidim</text:p>
          </table:table-cell>
        </table:table-row>
        <table:table-row table:style-name="ro1">
          <table:table-cell office:value-type="string" calcext:value-type="string">
            <text:p>Izhbitza</text:p>
          </table:table-cell>
          <table:table-cell office:value-type="float" office:value="50.883" calcext:value-type="float">
            <text:p>50.883</text:p>
          </table:table-cell>
          <table:table-cell office:value-type="float" office:value="23.167" calcext:value-type="float">
            <text:p>23.167</text:p>
          </table:table-cell>
          <table:table-cell office:value-type="string" calcext:value-type="string">
            <text:p>Mei haShiloach</text:p>
          </table:table-cell>
        </table:table-row>
        <table:table-row table:style-name="ro1">
          <table:table-cell office:value-type="string" calcext:value-type="string">
            <text:p>Radzyń Podlaski</text:p>
          </table:table-cell>
          <table:table-cell office:value-type="float" office:value="51.767" calcext:value-type="float">
            <text:p>51.767</text:p>
          </table:table-cell>
          <table:table-cell office:value-type="float" office:value="22.617" calcext:value-type="float">
            <text:p>22.617</text:p>
          </table:table-cell>
          <table:table-cell office:value-type="string" calcext:value-type="string">
            <text:p>Radzyner Hassidim</text:p>
          </table:table-cell>
        </table:table-row>
        <table:table-row table:style-name="ro1">
          <table:table-cell office:value-type="string" calcext:value-type="string">
            <text:p>Bobov</text:p>
          </table:table-cell>
          <table:table-cell office:value-type="float" office:value="49.7" calcext:value-type="float">
            <text:p>49.7</text:p>
          </table:table-cell>
          <table:table-cell office:value-type="float" office:value="20.933" calcext:value-type="float">
            <text:p>20.933</text:p>
          </table:table-cell>
          <table:table-cell office:value-type="string" calcext:value-type="string">
            <text:p>Bobov Hassidim</text:p>
          </table:table-cell>
        </table:table-row>
        <table:table-row table:style-name="ro1">
          <table:table-cell office:value-type="string" calcext:value-type="string">
            <text:p>Alon Shevut</text:p>
          </table:table-cell>
          <table:table-cell office:value-type="float" office:value="31.6559" calcext:value-type="float">
            <text:p>31.6559</text:p>
          </table:table-cell>
          <table:table-cell office:value-type="float" office:value="35.1264" calcext:value-type="float">
            <text:p>35.1264</text:p>
          </table:table-cell>
          <table:table-cell office:value-type="string" calcext:value-type="string">
            <text:p>Aharon Lichtenstein</text:p>
          </table:table-cell>
        </table:table-row>
        <table:table-row table:style-name="ro1">
          <table:table-cell office:value-type="string" calcext:value-type="string">
            <text:p>Bnei Brak</text:p>
          </table:table-cell>
          <table:table-cell office:value-type="float" office:value="32.0866" calcext:value-type="float">
            <text:p>32.0866</text:p>
          </table:table-cell>
          <table:table-cell office:value-type="float" office:value="34.8374" calcext:value-type="float">
            <text:p>34.8374</text:p>
          </table:table-cell>
          <table:table-cell office:value-type="string" calcext:value-type="string">
            <text:p>Chazon Ish, Elazar Shach, Shmuel Wosner, Chaim Kanievsky</text:p>
          </table:table-cell>
        </table:table-row>
        <table:table-row table:style-name="ro1">
          <table:table-cell office:value-type="string" calcext:value-type="string">
            <text:p>Beer Yaakov</text:p>
          </table:table-cell>
          <table:table-cell office:value-type="float" office:value="31.9439" calcext:value-type="float">
            <text:p>31.9439</text:p>
          </table:table-cell>
          <table:table-cell office:value-type="float" office:value="34.8405" calcext:value-type="float">
            <text:p>34.8405</text:p>
          </table:table-cell>
          <table:table-cell office:value-type="string" calcext:value-type="string">
            <text:p>Shlomo Wolbe</text:p>
          </table:table-cell>
        </table:table-row>
        <table:table-row table:style-name="ro1">
          <table:table-cell office:value-type="string" calcext:value-type="string">
            <text:p>Har Bracha</text:p>
          </table:table-cell>
          <table:table-cell office:value-type="float" office:value="32.19335" calcext:value-type="float">
            <text:p>32.19335</text:p>
          </table:table-cell>
          <table:table-cell office:value-type="float" office:value="35.26602" calcext:value-type="float">
            <text:p>35.26602</text:p>
          </table:table-cell>
          <table:table-cell office:value-type="string" calcext:value-type="string">
            <text:p>Eliezer Melamed</text:p>
          </table:table-cell>
        </table:table-row>
        <table:table-row table:style-name="ro1">
          <table:table-cell office:value-type="string" calcext:value-type="string">
            <text:p>Beit El (modern)</text:p>
          </table:table-cell>
          <table:table-cell office:value-type="float" office:value="31.9424" calcext:value-type="float">
            <text:p>31.9424</text:p>
          </table:table-cell>
          <table:table-cell office:value-type="float" office:value="35.2232" calcext:value-type="float">
            <text:p>35.2232</text:p>
          </table:table-cell>
          <table:table-cell office:value-type="string" calcext:value-type="string">
            <text:p>Shlomo Aviner, Zalman Baruch Melamed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41.8341" calcext:value-type="float">
            <text:p>41.8341</text:p>
          </table:table-cell>
          <table:table-cell office:value-type="float" office:value="-87.7321" calcext:value-type="float">
            <text:p>-87.7321</text:p>
          </table:table-cell>
          <table:table-cell office:value-type="string" calcext:value-type="string">
            <text:p>Aharon Soloveitchik</text:p>
          </table:table-cell>
        </table:table-row>
        <table:table-row table:style-name="ro1">
          <table:table-cell office:value-type="string" calcext:value-type="string">
            <text:p>Yavoriv</text:p>
          </table:table-cell>
          <table:table-cell office:value-type="float" office:value="49.947" calcext:value-type="float">
            <text:p>49.947</text:p>
          </table:table-cell>
          <table:table-cell office:value-type="float" office:value="23.393" calcext:value-type="float">
            <text:p>23.393</text:p>
          </table:table-cell>
          <table:table-cell office:value-type="string" calcext:value-type="string">
            <text:p>Metzudot</text:p>
          </table:table-cell>
        </table:table-row>
        <table:table-row table:style-name="ro1">
          <table:table-cell office:value-type="string" calcext:value-type="string">
            <text:p>Pinsk</text:p>
          </table:table-cell>
          <table:table-cell office:value-type="float" office:value="52.117" calcext:value-type="float">
            <text:p>52.117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Torah Temimah</text:p>
          </table:table-cell>
        </table:table-row>
      </table:table>
      <table:table table:name="Sheet1_fuller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dulam</text:p>
          </table:table-cell>
          <table:table-cell office:value-type="float" office:value="31.65054" calcext:value-type="float">
            <text:p>31.65054</text:p>
          </table:table-cell>
          <table:table-cell office:value-type="float" office:value="35.0002" calcext:value-type="float">
            <text:p>35.0002</text:p>
          </table:table-cell>
          <table:table-cell office:value-type="string" calcext:value-type="string">
            <text:p>Yehudah</text:p>
          </table:table-cell>
        </table:table-row>
        <table:table-row table:style-name="ro1">
          <table:table-cell office:value-type="string" calcext:value-type="string">
            <text:p>Susa</text:p>
          </table:table-cell>
          <table:table-cell office:value-type="float" office:value="32.19226" calcext:value-type="float">
            <text:p>32.19226</text:p>
          </table:table-cell>
          <table:table-cell office:value-type="float" office:value="48.24895" calcext:value-type="float">
            <text:p>48.24895</text:p>
          </table:table-cell>
          <table:table-cell office:value-type="string" calcext:value-type="string">
            <text:p>Mordechai, Esther</text:p>
          </table:table-cell>
        </table:table-row>
        <table:table-row table:style-name="ro1">
          <table:table-cell office:value-type="string" calcext:value-type="string">
            <text:p>Kedesh</text:p>
          </table:table-cell>
          <table:table-cell office:value-type="float" office:value="33.1139" calcext:value-type="float">
            <text:p>33.1139</text:p>
          </table:table-cell>
          <table:table-cell office:value-type="float" office:value="35.5336" calcext:value-type="float">
            <text:p>35.5336</text:p>
          </table:table-cell>
          <table:table-cell office:value-type="string" calcext:value-type="string">
            <text:p>Barak</text:p>
          </table:table-cell>
        </table:table-row>
        <table:table-row table:style-name="ro1">
          <table:table-cell office:value-type="string" calcext:value-type="string">
            <text:p>Tzora</text:p>
          </table:table-cell>
          <table:table-cell office:value-type="float" office:value="31.7751" calcext:value-type="float">
            <text:p>31.7751</text:p>
          </table:table-cell>
          <table:table-cell office:value-type="float" office:value="34.9857" calcext:value-type="float">
            <text:p>34.9857</text:p>
          </table:table-cell>
          <table:table-cell office:value-type="string" calcext:value-type="string">
            <text:p>Shimshon</text:p>
          </table:table-cell>
        </table:table-row>
        <table:table-row table:style-name="ro1">
          <table:table-cell office:value-type="string" calcext:value-type="string">
            <text:p>Alkosh</text:p>
          </table:table-cell>
          <table:table-cell office:value-type="float" office:value="36.7321" calcext:value-type="float">
            <text:p>36.7321</text:p>
          </table:table-cell>
          <table:table-cell office:value-type="float" office:value="43.09516" calcext:value-type="float">
            <text:p>43.09516</text:p>
          </table:table-cell>
          <table:table-cell office:value-type="string" calcext:value-type="string">
            <text:p>Nahum?</text:p>
          </table:table-cell>
        </table:table-row>
        <table:table-row table:style-name="ro1">
          <table:table-cell office:value-type="string" calcext:value-type="string">
            <text:p>Moreshet Gat</text:p>
          </table:table-cell>
          <table:table-cell office:value-type="float" office:value="31.633" calcext:value-type="float">
            <text:p>31.633</text:p>
          </table:table-cell>
          <table:table-cell office:value-type="float" office:value="34.9166" calcext:value-type="float">
            <text:p>34.9166</text:p>
          </table:table-cell>
          <table:table-cell office:value-type="string" calcext:value-type="string">
            <text:p>Michah</text:p>
          </table:table-cell>
        </table:table-row>
        <table:table-row table:style-name="ro1">
          <table:table-cell office:value-type="string" calcext:value-type="string">
            <text:p>Gat Hefer</text:p>
          </table:table-cell>
          <table:table-cell office:value-type="float" office:value="32.7381" calcext:value-type="float">
            <text:p>32.7381</text:p>
          </table:table-cell>
          <table:table-cell office:value-type="float" office:value="35.3195" calcext:value-type="float">
            <text:p>35.3195</text:p>
          </table:table-cell>
          <table:table-cell office:value-type="string" calcext:value-type="string">
            <text:p>Yonah</text:p>
          </table:table-cell>
        </table:table-row>
        <table:table-row table:style-name="ro1">
          <table:table-cell office:value-type="string" calcext:value-type="string">
            <text:p>Tekoa</text:p>
          </table:table-cell>
          <table:table-cell office:value-type="float" office:value="31.633" calcext:value-type="float">
            <text:p>31.633</text:p>
          </table:table-cell>
          <table:table-cell office:value-type="float" office:value="35.2104" calcext:value-type="float">
            <text:p>35.2104</text:p>
          </table:table-cell>
          <table:table-cell office:value-type="string" calcext:value-type="string">
            <text:p>Amos</text:p>
          </table:table-cell>
        </table:table-row>
        <table:table-row table:style-name="ro1">
          <table:table-cell office:value-type="string" calcext:value-type="string">
            <text:p>Babylon</text:p>
          </table:table-cell>
          <table:table-cell office:value-type="float" office:value="32.5364" calcext:value-type="float">
            <text:p>32.5364</text:p>
          </table:table-cell>
          <table:table-cell office:value-type="float" office:value="44.423" calcext:value-type="float">
            <text:p>44.423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string" calcext:value-type="string">
            <text:p>Tel Aviv</text:p>
          </table:table-cell>
          <table:table-cell office:value-type="float" office:value="32.0473" calcext:value-type="float">
            <text:p>32.0473</text:p>
          </table:table-cell>
          <table:table-cell office:value-type="float" office:value="45.8989" calcext:value-type="float">
            <text:p>45.8989</text:p>
          </table:table-cell>
          <table:table-cell office:value-type="string" calcext:value-type="string">
            <text:p>Yechezkel</text:p>
          </table:table-cell>
        </table:table-row>
        <table:table-row table:style-name="ro1">
          <table:table-cell office:value-type="string" calcext:value-type="string">
            <text:p>Beit El</text:p>
          </table:table-cell>
          <table:table-cell office:value-type="float" office:value="31.9242" calcext:value-type="float">
            <text:p>31.9242</text:p>
          </table:table-cell>
          <table:table-cell office:value-type="float" office:value="35.2361" calcext:value-type="float">
            <text:p>35.2361</text:p>
          </table:table-cell>
          <table:table-cell office:value-type="string" calcext:value-type="string">
            <text:p>Avraham, Yaakov</text:p>
          </table:table-cell>
        </table:table-row>
        <table:table-row table:style-name="ro1">
          <table:table-cell office:value-type="string" calcext:value-type="string">
            <text:p>Shomron</text:p>
          </table:table-cell>
          <table:table-cell office:value-type="float" office:value="32.277" calcext:value-type="float">
            <text:p>32.277</text:p>
          </table:table-cell>
          <table:table-cell office:value-type="float" office:value="35.1903" calcext:value-type="float">
            <text:p>35.1903</text:p>
          </table:table-cell>
          <table:table-cell office:value-type="string" calcext:value-type="string">
            <text:p>Elisha</text:p>
          </table:table-cell>
        </table:table-row>
        <table:table-row table:style-name="ro1">
          <table:table-cell office:value-type="string" calcext:value-type="string">
            <text:p>Yizrael</text:p>
          </table:table-cell>
          <table:table-cell office:value-type="float" office:value="32.5569" calcext:value-type="float">
            <text:p>32.5569</text:p>
          </table:table-cell>
          <table:table-cell office:value-type="float" office:value="35.3285" calcext:value-type="float">
            <text:p>35.3285</text:p>
          </table:table-cell>
          <table:table-cell office:value-type="string" calcext:value-type="string">
            <text:p>Navot (Kerem Navot)</text:p>
          </table:table-cell>
        </table:table-row>
        <table:table-row table:style-name="ro1">
          <table:table-cell office:value-type="string" calcext:value-type="string">
            <text:p>Shunam</text:p>
          </table:table-cell>
          <table:table-cell office:value-type="float" office:value="32.6063" calcext:value-type="float">
            <text:p>32.6063</text:p>
          </table:table-cell>
          <table:table-cell office:value-type="float" office:value="35.335" calcext:value-type="float">
            <text:p>35.335</text:p>
          </table:table-cell>
          <table:table-cell office:value-type="string" calcext:value-type="string">
            <text:p>Shunamite woman, Elisha</text:p>
          </table:table-cell>
        </table:table-row>
        <table:table-row table:style-name="ro1">
          <table:table-cell office:value-type="string" calcext:value-type="string">
            <text:p>Maon</text:p>
          </table:table-cell>
          <table:table-cell office:value-type="float" office:value="31.4072" calcext:value-type="float">
            <text:p>31.4072</text:p>
          </table:table-cell>
          <table:table-cell office:value-type="float" office:value="35.1333" calcext:value-type="float">
            <text:p>35.1333</text:p>
          </table:table-cell>
          <table:table-cell office:value-type="string" calcext:value-type="string">
            <text:p>Avigail</text:p>
          </table:table-cell>
        </table:table-row>
        <table:table-row table:style-name="ro1">
          <table:table-cell office:value-type="string" calcext:value-type="string">
            <text:p>Ofra (Efraim)</text:p>
          </table:table-cell>
          <table:table-cell office:value-type="float" office:value="32.1961" calcext:value-type="float">
            <text:p>32.1961</text:p>
          </table:table-cell>
          <table:table-cell office:value-type="float" office:value="35.2258" calcext:value-type="float">
            <text:p>35.2258</text:p>
          </table:table-cell>
          <table:table-cell office:value-type="string" calcext:value-type="string">
            <text:p>Gideon</text:p>
          </table:table-cell>
        </table:table-row>
        <table:table-row table:style-name="ro1">
          <table:table-cell office:value-type="string" calcext:value-type="string">
            <text:p>Ramataim Tzofim</text:p>
          </table:table-cell>
          <table:table-cell office:value-type="float" office:value="32.0263" calcext:value-type="float">
            <text:p>32.0263</text:p>
          </table:table-cell>
          <table:table-cell office:value-type="float" office:value="35.0162" calcext:value-type="float">
            <text:p>35.0162</text:p>
          </table:table-cell>
          <table:table-cell office:value-type="string" calcext:value-type="string">
            <text:p>Elkanah, Hannah, Shmuel</text:p>
          </table:table-cell>
        </table:table-row>
        <table:table-row table:style-name="ro1">
          <table:table-cell office:value-type="string" calcext:value-type="string">
            <text:p>Tomer Devorah</text:p>
          </table:table-cell>
          <table:table-cell office:value-type="float" office:value="31.9676" calcext:value-type="float">
            <text:p>31.9676</text:p>
          </table:table-cell>
          <table:table-cell office:value-type="float" office:value="35.0989" calcext:value-type="float">
            <text:p>35.0989</text:p>
          </table:table-cell>
          <table:table-cell office:value-type="string" calcext:value-type="string">
            <text:p>Devorah</text:p>
          </table:table-cell>
        </table:table-row>
        <table:table-row table:style-name="ro1">
          <table:table-cell office:value-type="string" calcext:value-type="string">
            <text:p>Shilo</text:p>
          </table:table-cell>
          <table:table-cell office:value-type="float" office:value="32.05654" calcext:value-type="float">
            <text:p>32.05654</text:p>
          </table:table-cell>
          <table:table-cell office:value-type="float" office:value="35.2895" calcext:value-type="float">
            <text:p>35.2895</text:p>
          </table:table-cell>
          <table:table-cell office:value-type="string" calcext:value-type="string">
            <text:p>Eli haKohen, Achiya haShiloni</text:p>
          </table:table-cell>
        </table:table-row>
        <table:table-row table:style-name="ro1">
          <table:table-cell office:value-type="string" calcext:value-type="string">
            <text:p>Haran</text:p>
          </table:table-cell>
          <table:table-cell office:value-type="float" office:value="36.8638" calcext:value-type="float">
            <text:p>36.8638</text:p>
          </table:table-cell>
          <table:table-cell office:value-type="float" office:value="39.0289" calcext:value-type="float">
            <text:p>39.0289</text:p>
          </table:table-cell>
          <table:table-cell office:value-type="string" calcext:value-type="string">
            <text:p>Yaakov, Leah, Rachel</text:p>
          </table:table-cell>
        </table:table-row>
        <table:table-row table:style-name="ro1">
          <table:table-cell office:value-type="string" calcext:value-type="string">
            <text:p>Ur Kasdim</text:p>
          </table:table-cell>
          <table:table-cell office:value-type="float" office:value="30.96075" calcext:value-type="float">
            <text:p>30.96075</text:p>
          </table:table-cell>
          <table:table-cell office:value-type="float" office:value="46.10601" calcext:value-type="float">
            <text:p>46.10601</text:p>
          </table:table-cell>
          <table:table-cell office:value-type="string" calcext:value-type="string">
            <text:p>Avraham</text:p>
          </table:table-cell>
        </table:table-row>
        <table:table-row table:style-name="ro1">
          <table:table-cell office:value-type="string" calcext:value-type="string">
            <text:p>Jerusalem</text:p>
          </table:table-cell>
          <table:table-cell office:value-type="float" office:value="31.7745" calcext:value-type="float">
            <text:p>31.7745</text:p>
          </table:table-cell>
          <table:table-cell office:value-type="float" office:value="35.23559" calcext:value-type="float">
            <text:p>35.23559</text:p>
          </table:table-cell>
          <table:table-cell office:value-type="string" calcext:value-type="string">
            <text:p>Too many to list!</text:p>
          </table:table-cell>
        </table:table-row>
        <table:table-row table:style-name="ro1">
          <table:table-cell office:value-type="string" calcext:value-type="string">
            <text:p>Anatot</text:p>
          </table:table-cell>
          <table:table-cell office:value-type="float" office:value="31.81361" calcext:value-type="float">
            <text:p>31.81361</text:p>
          </table:table-cell>
          <table:table-cell office:value-type="float" office:value="35.26152" calcext:value-type="float">
            <text:p>35.26152</text:p>
          </table:table-cell>
          <table:table-cell office:value-type="string" calcext:value-type="string">
            <text:p>Jeremiah</text:p>
          </table:table-cell>
        </table:table-row>
        <table:table-row table:style-name="ro1">
          <table:table-cell office:value-type="string" calcext:value-type="string">
            <text:p>Bethlehem</text:p>
          </table:table-cell>
          <table:table-cell office:value-type="float" office:value="31.70468" calcext:value-type="float">
            <text:p>31.70468</text:p>
          </table:table-cell>
          <table:table-cell office:value-type="float" office:value="35.2052" calcext:value-type="float">
            <text:p>35.2052</text:p>
          </table:table-cell>
          <table:table-cell office:value-type="string" calcext:value-type="string">
            <text:p>Boaz, Ruth, David</text:p>
          </table:table-cell>
        </table:table-row>
        <table:table-row table:style-name="ro1">
          <table:table-cell office:value-type="string" calcext:value-type="string">
            <text:p>Givat Shaul</text:p>
          </table:table-cell>
          <table:table-cell office:value-type="float" office:value="31.82292" calcext:value-type="float">
            <text:p>31.82292</text:p>
          </table:table-cell>
          <table:table-cell office:value-type="float" office:value="35.23124" calcext:value-type="float">
            <text:p>35.23124</text:p>
          </table:table-cell>
          <table:table-cell office:value-type="string" calcext:value-type="string">
            <text:p>Shaul</text:p>
          </table:table-cell>
        </table:table-row>
        <table:table-row table:style-name="ro1">
          <table:table-cell office:value-type="string" calcext:value-type="string">
            <text:p>Hevron</text:p>
          </table:table-cell>
          <table:table-cell office:value-type="float" office:value="31.52474" calcext:value-type="float">
            <text:p>31.52474</text:p>
          </table:table-cell>
          <table:table-cell office:value-type="float" office:value="35.10174" calcext:value-type="float">
            <text:p>35.10174</text:p>
          </table:table-cell>
          <table:table-cell office:value-type="string" calcext:value-type="string">
            <text:p>Avraham, Sarah, Malkiel Ashkenazi, Hida</text:p>
          </table:table-cell>
        </table:table-row>
        <table:table-row table:style-name="ro1">
          <table:table-cell office:value-type="string" calcext:value-type="string">
            <text:p>Beer Sheva</text:p>
          </table:table-cell>
          <table:table-cell office:value-type="float" office:value="31.24491" calcext:value-type="float">
            <text:p>31.24491</text:p>
          </table:table-cell>
          <table:table-cell office:value-type="float" office:value="34.84149" calcext:value-type="float">
            <text:p>34.84149</text:p>
          </table:table-cell>
          <table:table-cell office:value-type="string" calcext:value-type="string">
            <text:p>Avraham, Sarah, Yitzchak, Rivkah, Yaakov</text:p>
          </table:table-cell>
        </table:table-row>
        <table:table-row table:style-name="ro1">
          <table:table-cell office:value-type="string" calcext:value-type="string">
            <text:p>Grar</text:p>
          </table:table-cell>
          <table:table-cell office:value-type="float" office:value="31.38192" calcext:value-type="float">
            <text:p>31.38192</text:p>
          </table:table-cell>
          <table:table-cell office:value-type="float" office:value="34.60712" calcext:value-type="float">
            <text:p>34.60712</text:p>
          </table:table-cell>
          <table:table-cell office:value-type="string" calcext:value-type="string">
            <text:p>Avraham, Sarah, Yitzchak, Rivkah</text:p>
          </table:table-cell>
        </table:table-row>
        <table:table-row table:style-name="ro1">
          <table:table-cell office:value-type="string" calcext:value-type="string">
            <text:p>Sukkot</text:p>
          </table:table-cell>
          <table:table-cell office:value-type="float" office:value="32.15" calcext:value-type="float">
            <text:p>32.15</text:p>
          </table:table-cell>
          <table:table-cell office:value-type="float" office:value="35.5833" calcext:value-type="float">
            <text:p>35.5833</text:p>
          </table:table-cell>
          <table:table-cell office:value-type="string" calcext:value-type="string">
            <text:p>Yaakov, Leah, Rachel</text:p>
          </table:table-cell>
        </table:table-row>
        <table:table-row table:style-name="ro1">
          <table:table-cell office:value-type="string" calcext:value-type="string">
            <text:p>Shechem</text:p>
          </table:table-cell>
          <table:table-cell office:value-type="float" office:value="32.21369" calcext:value-type="float">
            <text:p>32.21369</text:p>
          </table:table-cell>
          <table:table-cell office:value-type="float" office:value="35.28162" calcext:value-type="float">
            <text:p>35.28162</text:p>
          </table:table-cell>
          <table:table-cell office:value-type="string" calcext:value-type="string">
            <text:p>Yaakov, Leah, Rachel</text:p>
          </table:table-cell>
        </table:table-row>
        <table:table-row table:style-name="ro1">
          <table:table-cell office:value-type="string" calcext:value-type="string">
            <text:p>Memphis</text:p>
          </table:table-cell>
          <table:table-cell office:value-type="float" office:value="29.844722" calcext:value-type="float">
            <text:p>29.844722</text:p>
          </table:table-cell>
          <table:table-cell office:value-type="float" office:value="31.250833" calcext:value-type="float">
            <text:p>31.250833</text:p>
          </table:table-cell>
          <table:table-cell office:value-type="string" calcext:value-type="string">
            <text:p>Moshe, Aharon, Miriam?</text:p>
          </table:table-cell>
        </table:table-row>
        <table:table-row table:style-name="ro1">
          <table:table-cell office:value-type="string" calcext:value-type="string">
            <text:p>Avaris</text:p>
          </table:table-cell>
          <table:table-cell office:value-type="float" office:value="30.787419" calcext:value-type="float">
            <text:p>30.787419</text:p>
          </table:table-cell>
          <table:table-cell office:value-type="float" office:value="31.821367" calcext:value-type="float">
            <text:p>31.821367</text:p>
          </table:table-cell>
          <table:table-cell office:value-type="string" calcext:value-type="string">
            <text:p>Yosef?</text:p>
          </table:table-cell>
        </table:table-row>
        <table:table-row table:style-name="ro1">
          <table:table-cell office:value-type="string" calcext:value-type="string">
            <text:p>Ramla</text:p>
          </table:table-cell>
          <table:table-cell office:value-type="float" office:value="31.92504" calcext:value-type="float">
            <text:p>31.92504</text:p>
          </table:table-cell>
          <table:table-cell office:value-type="float" office:value="34.8736" calcext:value-type="float">
            <text:p>34.8736</text:p>
          </table:table-cell>
          <table:table-cell office:value-type="string" calcext:value-type="string">
            <text:p>Natan ben Avraham</text:p>
          </table:table-cell>
        </table:table-row>
        <table:table-row table:style-name="ro1">
          <table:table-cell office:value-type="string" calcext:value-type="string">
            <text:p>Akko</text:p>
          </table:table-cell>
          <table:table-cell office:value-type="float" office:value="32.92201" calcext:value-type="float">
            <text:p>32.92201</text:p>
          </table:table-cell>
          <table:table-cell office:value-type="float" office:value="35.06966" calcext:value-type="float">
            <text:p>35.06966</text:p>
          </table:table-cell>
          <table:table-cell office:value-type="string" calcext:value-type="string">
            <text:p>Abba of Acre, Rash of Sens, Isaac ben Shmuel of Acre</text:p>
          </table:table-cell>
        </table:table-row>
        <table:table-row table:style-name="ro1">
          <table:table-cell office:value-type="string" calcext:value-type="string">
            <text:p>Timnah</text:p>
          </table:table-cell>
          <table:table-cell office:value-type="float" office:value="31.785" calcext:value-type="float">
            <text:p>31.785</text:p>
          </table:table-cell>
          <table:table-cell office:value-type="float" office:value="34.9111" calcext:value-type="float">
            <text:p>34.9111</text:p>
          </table:table-cell>
          <table:table-cell office:value-type="string" calcext:value-type="string">
            <text:p>Shimon haTemani</text:p>
          </table:table-cell>
        </table:table-row>
        <table:table-row table:style-name="ro1">
          <table:table-cell office:value-type="string" calcext:value-type="string">
            <text:p>Tzeredah</text:p>
          </table:table-cell>
          <table:table-cell table:style-name="ce4" office:value-type="float" office:value="32.054208" calcext:value-type="float">
            <text:p>32.054208</text:p>
          </table:table-cell>
          <table:table-cell table:style-name="ce5" office:value-type="float" office:value="35.056643" calcext:value-type="float">
            <text:p>35.056643</text:p>
          </table:table-cell>
          <table:table-cell office:value-type="string" calcext:value-type="string">
            <text:p>Yossi ben Yoezer</text:p>
          </table:table-cell>
        </table:table-row>
        <table:table-row table:style-name="ro1">
          <table:table-cell office:value-type="string" calcext:value-type="string">
            <text:p>Arbel</text:p>
          </table:table-cell>
          <table:table-cell office:value-type="float" office:value="32.8152" calcext:value-type="float">
            <text:p>32.8152</text:p>
          </table:table-cell>
          <table:table-cell office:value-type="float" office:value="35.4837" calcext:value-type="float">
            <text:p>35.4837</text:p>
          </table:table-cell>
          <table:table-cell office:value-type="string" calcext:value-type="string">
            <text:p>Nitai haArbeli, Kohanei Yeshua</text:p>
          </table:table-cell>
        </table:table-row>
        <table:table-row table:style-name="ro1">
          <table:table-cell office:value-type="string" calcext:value-type="string">
            <text:p>Arabeh (near Sakhnin)</text:p>
          </table:table-cell>
          <table:table-cell office:value-type="float" office:value="32.85099" calcext:value-type="float">
            <text:p>32.85099</text:p>
          </table:table-cell>
          <table:table-cell office:value-type="float" office:value="35.33869" calcext:value-type="float">
            <text:p>35.33869</text:p>
          </table:table-cell>
          <table:table-cell office:value-type="string" calcext:value-type="string">
            <text:p>Kohanei Petachya, R’s Hanina ben Dosa, Yohanan ben Zakkai</text:p>
          </table:table-cell>
        </table:table-row>
        <table:table-row table:style-name="ro1">
          <table:table-cell office:value-type="string" calcext:value-type="string">
            <text:p>Kfar Otnai (near Megiddo)</text:p>
          </table:table-cell>
          <table:table-cell office:value-type="float" office:value="32.5732" calcext:value-type="float">
            <text:p>32.5732</text:p>
          </table:table-cell>
          <table:table-cell office:value-type="float" office:value="35.17329" calcext:value-type="float">
            <text:p>35.17329</text:p>
          </table:table-cell>
          <table:table-cell office:value-type="string" calcext:value-type="string">
            <text:p>R’ Gamaliel II</text:p>
          </table:table-cell>
        </table:table-row>
        <table:table-row table:style-name="ro1">
          <table:table-cell office:value-type="string" calcext:value-type="string">
            <text:p>Pekiin</text:p>
          </table:table-cell>
          <table:table-cell office:value-type="float" office:value="32.9774" calcext:value-type="float">
            <text:p>32.9774</text:p>
          </table:table-cell>
          <table:table-cell office:value-type="float" office:value="35.3353" calcext:value-type="float">
            <text:p>35.3353</text:p>
          </table:table-cell>
          <table:table-cell office:value-type="string" calcext:value-type="string">
            <text:p>R’ Yehoshua</text:p>
          </table:table-cell>
        </table:table-row>
        <table:table-row table:style-name="ro1">
          <table:table-cell office:value-type="string" calcext:value-type="string">
            <text:p>Bnei Brak (old)</text:p>
          </table:table-cell>
          <table:table-cell office:value-type="float" office:value="32.036" calcext:value-type="float">
            <text:p>32.036</text:p>
          </table:table-cell>
          <table:table-cell office:value-type="float" office:value="34.8275" calcext:value-type="float">
            <text:p>34.8275</text:p>
          </table:table-cell>
          <table:table-cell office:value-type="string" calcext:value-type="string">
            <text:p>R’ Akiva</text:p>
          </table:table-cell>
        </table:table-row>
        <table:table-row table:style-name="ro1">
          <table:table-cell office:value-type="string" calcext:value-type="string">
            <text:p>Lod</text:p>
          </table:table-cell>
          <table:table-cell office:value-type="float" office:value="31.9537" calcext:value-type="float">
            <text:p>31.9537</text:p>
          </table:table-cell>
          <table:table-cell office:value-type="float" office:value="34.9009" calcext:value-type="float">
            <text:p>34.9009</text:p>
          </table:table-cell>
          <table:table-cell office:value-type="string" calcext:value-type="string">
            <text:p>R’s Eliezer, R’ Akiva, Pinchas ben Yair, Yehoshua ben Levi, Aha</text:p>
          </table:table-cell>
        </table:table-row>
        <table:table-row table:style-name="ro1">
          <table:table-cell office:value-type="string" calcext:value-type="string">
            <text:p>Emmaus</text:p>
          </table:table-cell>
          <table:table-cell office:value-type="float" office:value="31.83941" calcext:value-type="float">
            <text:p>31.83941</text:p>
          </table:table-cell>
          <table:table-cell office:value-type="float" office:value="34.98966" calcext:value-type="float">
            <text:p>34.98966</text:p>
          </table:table-cell>
          <table:table-cell office:value-type="string" calcext:value-type="string">
            <text:p>R’ Elazar ben Arach</text:p>
          </table:table-cell>
        </table:table-row>
        <table:table-row table:style-name="ro1">
          <table:table-cell office:value-type="string" calcext:value-type="string">
            <text:p>Yavneh</text:p>
          </table:table-cell>
          <table:table-cell office:value-type="float" office:value="31.86601" calcext:value-type="float">
            <text:p>31.86601</text:p>
          </table:table-cell>
          <table:table-cell office:value-type="float" office:value="34.74743" calcext:value-type="float">
            <text:p>34.74743</text:p>
          </table:table-cell>
          <table:table-cell office:value-type="string" calcext:value-type="string">
            <text:p>R’s Tarfon, <text:s/>R’ Elazar ben Azariah, Ben Azzai, Ben Zoma</text:p>
          </table:table-cell>
        </table:table-row>
        <table:table-row table:style-name="ro1">
          <table:table-cell office:value-type="string" calcext:value-type="string">
            <text:p>Kfar Aziz</text:p>
          </table:table-cell>
          <table:table-cell office:value-type="float" office:value="31.43023" calcext:value-type="float">
            <text:p>31.43023</text:p>
          </table:table-cell>
          <table:table-cell office:value-type="float" office:value="35.08295" calcext:value-type="float">
            <text:p>35.08295</text:p>
          </table:table-cell>
          <table:table-cell office:value-type="string" calcext:value-type="string">
            <text:p>R’ Yishmael</text:p>
          </table:table-cell>
        </table:table-row>
        <table:table-row table:style-name="ro1">
          <table:table-cell office:value-type="string" calcext:value-type="string">
            <text:p>Modiin</text:p>
          </table:table-cell>
          <table:table-cell office:value-type="float" office:value="31.9032" calcext:value-type="float">
            <text:p>31.9032</text:p>
          </table:table-cell>
          <table:table-cell office:value-type="float" office:value="35.0209" calcext:value-type="float">
            <text:p>35.0209</text:p>
          </table:table-cell>
          <table:table-cell office:value-type="string" calcext:value-type="string">
            <text:p>Maccabees, Elazar haModai</text:p>
          </table:table-cell>
        </table:table-row>
        <table:table-row table:style-name="ro1">
          <table:table-cell office:value-type="string" calcext:value-type="string">
            <text:p>Ginegar</text:p>
          </table:table-cell>
          <table:table-cell office:value-type="float" office:value="32.6636" calcext:value-type="float">
            <text:p>32.6636</text:p>
          </table:table-cell>
          <table:table-cell office:value-type="float" office:value="35.2588" calcext:value-type="float">
            <text:p>35.2588</text:p>
          </table:table-cell>
          <table:table-cell office:value-type="string" calcext:value-type="string">
            <text:p>Yochanan ben Nuri</text:p>
          </table:table-cell>
        </table:table-row>
        <table:table-row table:style-name="ro1">
          <table:table-cell table:style-name="ce3" office:value-type="string" calcext:value-type="string">
            <text:p>Tzippori</text:p>
          </table:table-cell>
          <table:table-cell office:value-type="float" office:value="32.75331" calcext:value-type="float">
            <text:p>32.75331</text:p>
          </table:table-cell>
          <table:table-cell table:style-name="ce6" office:value-type="float" office:value="35.27948" calcext:value-type="float">
            <text:p>35.27948</text:p>
          </table:table-cell>
          <table:table-cell office:value-type="string" calcext:value-type="string">
            <text:p>Kohanei Yedayah, R’s Halafta, Judah haNasi, Hanina bar Hama, Hoshaiah I, Reish Lakish, Judah Nesiah, Hama bar Hanina</text:p>
          </table:table-cell>
        </table:table-row>
        <table:table-row table:style-name="ro1">
          <table:table-cell office:value-type="string" calcext:value-type="string">
            <text:p>Usha</text:p>
          </table:table-cell>
          <table:table-cell office:value-type="float" office:value="32.79408" calcext:value-type="float">
            <text:p>32.79408</text:p>
          </table:table-cell>
          <table:table-cell office:value-type="float" office:value="35.14391" calcext:value-type="float">
            <text:p>35.14391</text:p>
          </table:table-cell>
          <table:table-cell office:value-type="string" calcext:value-type="string">
            <text:p>Rashbag, R Yehudah</text:p>
          </table:table-cell>
        </table:table-row>
        <table:table-row table:style-name="ro1">
          <table:table-cell office:value-type="string" calcext:value-type="string">
            <text:p>Akhbara</text:p>
          </table:table-cell>
          <table:table-cell office:value-type="float" office:value="32.93958" calcext:value-type="float">
            <text:p>32.93958</text:p>
          </table:table-cell>
          <table:table-cell office:value-type="float" office:value="35.4967" calcext:value-type="float">
            <text:p>35.4967</text:p>
          </table:table-cell>
          <table:table-cell office:value-type="string" calcext:value-type="string">
            <text:p>R’s Elazar bar Shimon bar Yochai, Yannai</text:p>
          </table:table-cell>
        </table:table-row>
        <table:table-row table:style-name="ro1">
          <table:table-cell office:value-type="string" calcext:value-type="string">
            <text:p>Meron</text:p>
          </table:table-cell>
          <table:table-cell office:value-type="float" office:value="32.98257" calcext:value-type="float">
            <text:p>32.98257</text:p>
          </table:table-cell>
          <table:table-cell office:value-type="float" office:value="35.43973" calcext:value-type="float">
            <text:p>35.43973</text:p>
          </table:table-cell>
          <table:table-cell office:value-type="string" calcext:value-type="string">
            <text:p>R’ Shimon bar Yochai, Kohanei Yehoyariv</text:p>
          </table:table-cell>
        </table:table-row>
        <table:table-row table:style-name="ro1">
          <table:table-cell office:value-type="string" calcext:value-type="string">
            <text:p>Nisibis</text:p>
          </table:table-cell>
          <table:table-cell office:value-type="float" office:value="37.0729" calcext:value-type="float">
            <text:p>37.0729</text:p>
          </table:table-cell>
          <table:table-cell office:value-type="float" office:value="41.2181" calcext:value-type="float">
            <text:p>41.2181</text:p>
          </table:table-cell>
          <table:table-cell office:value-type="string" calcext:value-type="string">
            <text:p>Yehudah ben Beteira</text:p>
          </table:table-cell>
        </table:table-row>
        <table:table-row table:style-name="ro1">
          <table:table-cell office:value-type="string" calcext:value-type="string">
            <text:p>Alexandria</text:p>
          </table:table-cell>
          <table:table-cell office:value-type="float" office:value="31.1997" calcext:value-type="float">
            <text:p>31.1997</text:p>
          </table:table-cell>
          <table:table-cell office:value-type="float" office:value="29.9078" calcext:value-type="float">
            <text:p>29.9078</text:p>
          </table:table-cell>
          <table:table-cell office:value-type="string" calcext:value-type="string">
            <text:p>Yochanan HaSandlar, Shemaya, Avtalyon</text:p>
          </table:table-cell>
        </table:table-row>
        <table:table-row table:style-name="ro1">
          <table:table-cell office:value-type="string" calcext:value-type="string">
            <text:p>Sajur</text:p>
          </table:table-cell>
          <table:table-cell office:value-type="float" office:value="32.94204" calcext:value-type="float">
            <text:p>32.94204</text:p>
          </table:table-cell>
          <table:table-cell office:value-type="float" office:value="35.34124" calcext:value-type="float">
            <text:p>35.34124</text:p>
          </table:table-cell>
          <table:table-cell office:value-type="string" calcext:value-type="string">
            <text:p>Shimon Shezuri</text:p>
          </table:table-cell>
        </table:table-row>
        <table:table-row table:style-name="ro1">
          <table:table-cell office:value-type="string" calcext:value-type="string">
            <text:p>Beit Shearim</text:p>
          </table:table-cell>
          <table:table-cell office:value-type="float" office:value="32.70377" calcext:value-type="float">
            <text:p>32.70377</text:p>
          </table:table-cell>
          <table:table-cell office:value-type="float" office:value="35.12936" calcext:value-type="float">
            <text:p>35.12936</text:p>
          </table:table-cell>
          <table:table-cell office:value-type="string" calcext:value-type="string">
            <text:p>Judah Hanasi</text:p>
          </table:table-cell>
        </table:table-row>
        <table:table-row table:style-name="ro1">
          <table:table-cell office:value-type="string" calcext:value-type="string">
            <text:p>Kfar Dvorah (golan)</text:p>
          </table:table-cell>
          <table:table-cell office:value-type="float" office:value="33.04552" calcext:value-type="float">
            <text:p>33.04552</text:p>
          </table:table-cell>
          <table:table-cell office:value-type="float" office:value="35.66614" calcext:value-type="float">
            <text:p>35.66614</text:p>
          </table:table-cell>
          <table:table-cell office:value-type="string" calcext:value-type="string">
            <text:p>Elazar Hakappar</text:p>
          </table:table-cell>
        </table:table-row>
        <table:table-row table:style-name="ro1">
          <table:table-cell office:value-type="string" calcext:value-type="string">
            <text:p>Caesarea</text:p>
          </table:table-cell>
          <table:table-cell office:value-type="float" office:value="32.5031" calcext:value-type="float">
            <text:p>32.5031</text:p>
          </table:table-cell>
          <table:table-cell office:value-type="float" office:value="34.8955" calcext:value-type="float">
            <text:p>34.8955</text:p>
          </table:table-cell>
          <table:table-cell office:value-type="string" calcext:value-type="string">
            <text:p>Bar Kappara, R’ Abbahu</text:p>
          </table:table-cell>
        </table:table-row>
        <table:table-row table:style-name="ro1">
          <table:table-cell table:style-name="ce3" office:value-type="string" calcext:value-type="string">
            <text:p>Tiberias</text:p>
          </table:table-cell>
          <table:table-cell office:value-type="float" office:value="32.77651" calcext:value-type="float">
            <text:p>32.77651</text:p>
          </table:table-cell>
          <table:table-cell office:value-type="float" office:value="35.54429" calcext:value-type="float">
            <text:p>35.54429</text:p>
          </table:table-cell>
          <table:table-cell office:value-type="string" calcext:value-type="string">
            <text:p>R’s Banaah, Hiyya the Great, Elazar ben Pedat, Yochanan, Hezekiah, Ammi, Assi, Zeira, Levi, Yirmiyah</text:p>
          </table:table-cell>
        </table:table-row>
        <table:table-row table:style-name="ro1">
          <table:table-cell office:value-type="string" calcext:value-type="string">
            <text:p>Tyre</text:p>
          </table:table-cell>
          <table:table-cell office:value-type="float" office:value="33.2722" calcext:value-type="float">
            <text:p>33.2722</text:p>
          </table:table-cell>
          <table:table-cell office:value-type="float" office:value="35.1951" calcext:value-type="float">
            <text:p>35.1951</text:p>
          </table:table-cell>
          <table:table-cell office:value-type="string" calcext:value-type="string">
            <text:p>R’ Yaakov bar Idi</text:p>
          </table:table-cell>
        </table:table-row>
        <table:table-row table:style-name="ro1">
          <table:table-cell office:value-type="string" calcext:value-type="string">
            <text:p>Yafo</text:p>
          </table:table-cell>
          <table:table-cell office:value-type="float" office:value="32.05368" calcext:value-type="float">
            <text:p>32.05368</text:p>
          </table:table-cell>
          <table:table-cell office:value-type="float" office:value="34.75244" calcext:value-type="float">
            <text:p>34.75244</text:p>
          </table:table-cell>
          <table:table-cell office:value-type="string" calcext:value-type="string">
            <text:p>R’ Aba demin Yafo</text:p>
          </table:table-cell>
        </table:table-row>
        <table:table-row table:style-name="ro1">
          <table:table-cell office:value-type="string" calcext:value-type="string">
            <text:p>Haifa</text:p>
          </table:table-cell>
          <table:table-cell office:value-type="float" office:value="32.82874" calcext:value-type="float">
            <text:p>32.82874</text:p>
          </table:table-cell>
          <table:table-cell office:value-type="float" office:value="34.98653" calcext:value-type="float">
            <text:p>34.98653</text:p>
          </table:table-cell>
          <table:table-cell office:value-type="string" calcext:value-type="string">
            <text:p>Avdimi demin Haifa, Yechiel of Paris</text:p>
          </table:table-cell>
        </table:table-row>
        <table:table-row table:style-name="ro1">
          <table:table-cell office:value-type="string" calcext:value-type="string">
            <text:p>Katzrin</text:p>
          </table:table-cell>
          <table:table-cell office:value-type="float" office:value="32.98869" calcext:value-type="float">
            <text:p>32.98869</text:p>
          </table:table-cell>
          <table:table-cell office:value-type="float" office:value="35.70451" calcext:value-type="float">
            <text:p>35.70451</text:p>
          </table:table-cell>
          <table:table-cell office:value-type="string" calcext:value-type="string">
            <text:p>R’ Avin</text:p>
          </table:table-cell>
        </table:table-row>
        <table:table-row table:style-name="ro1">
          <table:table-cell office:value-type="string" calcext:value-type="string">
            <text:p>Nawa Syria</text:p>
          </table:table-cell>
          <table:table-cell office:value-type="float" office:value="32.8909" calcext:value-type="float">
            <text:p>32.8909</text:p>
          </table:table-cell>
          <table:table-cell office:value-type="float" office:value="36.0416" calcext:value-type="float">
            <text:p>36.0416</text:p>
          </table:table-cell>
          <table:table-cell office:value-type="string" calcext:value-type="string">
            <text:p>R’ Tanhuma</text:p>
          </table:table-cell>
        </table:table-row>
        <table:table-row table:style-name="ro1">
          <table:table-cell office:value-type="string" calcext:value-type="string">
            <text:p>Nehardea</text:p>
          </table:table-cell>
          <table:table-cell office:value-type="float" office:value="33.37861" calcext:value-type="float">
            <text:p>33.37861</text:p>
          </table:table-cell>
          <table:table-cell office:value-type="float" office:value="43.7158" calcext:value-type="float">
            <text:p>43.7158</text:p>
          </table:table-cell>
          <table:table-cell office:value-type="string" calcext:value-type="string">
            <text:p>Shmuel, R’s Simlai, Shela, Rabbah bar Avuha, Nahman, Sheshet, Amemar</text:p>
          </table:table-cell>
        </table:table-row>
        <table:table-row table:style-name="ro1">
          <table:table-cell office:value-type="string" calcext:value-type="string">
            <text:p>Sura</text:p>
          </table:table-cell>
          <table:table-cell office:value-type="float" office:value="31.88333" calcext:value-type="float">
            <text:p>31.88333</text:p>
          </table:table-cell>
          <table:table-cell office:value-type="float" office:value="44.45" calcext:value-type="float">
            <text:p>44.45</text:p>
          </table:table-cell>
          <table:table-cell office:value-type="string" calcext:value-type="string">
            <text:p>Rav, Rabbah bar Rav Huna, R’ Ashi, Ravina (I &amp; II), Yeimar. Yehudai Gaon, Natronai Gaon, Amram Gaon, Samuel ben Hofni</text:p>
          </table:table-cell>
        </table:table-row>
        <table:table-row table:style-name="ro1">
          <table:table-cell office:value-type="string" calcext:value-type="string">
            <text:p>Kafri</text:p>
          </table:table-cell>
          <table:table-cell office:value-type="float" office:value="31.8045" calcext:value-type="float">
            <text:p>31.8045</text:p>
          </table:table-cell>
          <table:table-cell office:value-type="float" office:value="44.4509" calcext:value-type="float">
            <text:p>44.4509</text:p>
          </table:table-cell>
          <table:table-cell office:value-type="string" calcext:value-type="string">
            <text:p>Mar Ukva, Chisda</text:p>
          </table:table-cell>
        </table:table-row>
        <table:table-row table:style-name="ro1">
          <table:table-cell office:value-type="string" calcext:value-type="string">
            <text:p>Tikrit</text:p>
          </table:table-cell>
          <table:table-cell office:value-type="float" office:value="34.6038" calcext:value-type="float">
            <text:p>34.6038</text:p>
          </table:table-cell>
          <table:table-cell office:value-type="float" office:value="43.6904" calcext:value-type="float">
            <text:p>43.6904</text:p>
          </table:table-cell>
          <table:table-cell office:value-type="string" calcext:value-type="string">
            <text:p>R’ Huna</text:p>
          </table:table-cell>
        </table:table-row>
        <table:table-row table:style-name="ro1">
          <table:table-cell office:value-type="string" calcext:value-type="string">
            <text:p>Pumbedita</text:p>
          </table:table-cell>
          <table:table-cell office:value-type="float" office:value="33.35" calcext:value-type="float">
            <text:p>33.35</text:p>
          </table:table-cell>
          <table:table-cell office:value-type="float" office:value="43.7833" calcext:value-type="float">
            <text:p>43.7833</text:p>
          </table:table-cell>
          <table:table-cell office:value-type="string" calcext:value-type="string">
            <text:p>R’ Yehudah, Adda bar Ahava, Rabbah, Yosef, Abaye, Zevid, Mar Zutra</text:p>
          </table:table-cell>
        </table:table-row>
        <table:table-row table:style-name="ro1">
          <table:table-cell office:value-type="string" calcext:value-type="string">
            <text:p>Naresh</text:p>
          </table:table-cell>
          <table:table-cell office:value-type="float" office:value="31.7917" calcext:value-type="float">
            <text:p>31.7917</text:p>
          </table:table-cell>
          <table:table-cell office:value-type="float" office:value="44.5962" calcext:value-type="float">
            <text:p>44.5962</text:p>
          </table:table-cell>
          <table:table-cell office:value-type="string" calcext:value-type="string">
            <text:p>R’ Pappa, Huna bar Yehoshua, Idi</text:p>
          </table:table-cell>
        </table:table-row>
        <table:table-row table:style-name="ro1">
          <table:table-cell office:value-type="string" calcext:value-type="string">
            <text:p>Pum Nahara</text:p>
          </table:table-cell>
          <table:table-cell office:value-type="float" office:value="31.8285" calcext:value-type="float">
            <text:p>31.8285</text:p>
          </table:table-cell>
          <table:table-cell office:value-type="float" office:value="44.3897" calcext:value-type="float">
            <text:p>44.3897</text:p>
          </table:table-cell>
          <table:table-cell office:value-type="string" calcext:value-type="string">
            <text:p>R’ Kahana?</text:p>
          </table:table-cell>
        </table:table-row>
        <table:table-row table:style-name="ro1">
          <table:table-cell office:value-type="string" calcext:value-type="string">
            <text:p>Basra</text:p>
          </table:table-cell>
          <table:table-cell office:value-type="float" office:value="30.502" calcext:value-type="float">
            <text:p>30.502</text:p>
          </table:table-cell>
          <table:table-cell office:value-type="float" office:value="47.8153" calcext:value-type="float">
            <text:p>47.8153</text:p>
          </table:table-cell>
          <table:table-cell office:value-type="string" calcext:value-type="string">
            <text:p>R’ Yirmiyah Rabbah</text:p>
          </table:table-cell>
        </table:table-row>
        <table:table-row table:style-name="ro1">
          <table:table-cell office:value-type="string" calcext:value-type="string">
            <text:p>Mahoza</text:p>
          </table:table-cell>
          <table:table-cell office:value-type="float" office:value="33.1" calcext:value-type="float">
            <text:p>33.1</text:p>
          </table:table-cell>
          <table:table-cell office:value-type="float" office:value="44.58333" calcext:value-type="float">
            <text:p>44.58333</text:p>
          </table:table-cell>
          <table:table-cell office:value-type="string" calcext:value-type="string">
            <text:p>Rava, R’ Nachman bar Yitzchak</text:p>
          </table:table-cell>
        </table:table-row>
        <table:table-row table:style-name="ro1">
          <table:table-cell office:value-type="string" calcext:value-type="string">
            <text:p>Tushpa</text:p>
          </table:table-cell>
          <table:table-cell office:value-type="float" office:value="38.4996" calcext:value-type="float">
            <text:p>38.4996</text:p>
          </table:table-cell>
          <table:table-cell office:value-type="float" office:value="43.3461" calcext:value-type="float">
            <text:p>43.3461</text:p>
          </table:table-cell>
          <table:table-cell office:value-type="string" calcext:value-type="string">
            <text:p>Rabbah Tosafa'ah</text:p>
          </table:table-cell>
        </table:table-row>
        <table:table-row table:style-name="ro1">
          <table:table-cell office:value-type="string" calcext:value-type="string">
            <text:p>Baghdad</text:p>
          </table:table-cell>
          <table:table-cell office:value-type="float" office:value="33.3401" calcext:value-type="float">
            <text:p>33.3401</text:p>
          </table:table-cell>
          <table:table-cell office:value-type="float" office:value="44.3904" calcext:value-type="float">
            <text:p>44.3904</text:p>
          </table:table-cell>
          <table:table-cell office:value-type="string" calcext:value-type="string">
            <text:p>Sherira Gaon, Hai Gaon, Ben Ish Hai</text:p>
          </table:table-cell>
        </table:table-row>
        <table:table-row table:style-name="ro1">
          <table:table-cell office:value-type="string" calcext:value-type="string">
            <text:p>Kairouan, Tunisia</text:p>
          </table:table-cell>
          <table:table-cell office:value-type="float" office:value="35.6787" calcext:value-type="float">
            <text:p>35.6787</text:p>
          </table:table-cell>
          <table:table-cell office:value-type="float" office:value="10.103" calcext:value-type="float">
            <text:p>10.103</text:p>
          </table:table-cell>
          <table:table-cell office:value-type="string" calcext:value-type="string">
            <text:p>Chushiel ben Elchanan, Rabbeinu Hananel, Nissim Gaon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float" office:value="37.179" calcext:value-type="float">
            <text:p>37.179</text:p>
          </table:table-cell>
          <table:table-cell office:value-type="float" office:value="-3.5961" calcext:value-type="float">
            <text:p>-3.5961</text:p>
          </table:table-cell>
          <table:table-cell office:value-type="string" calcext:value-type="string">
            <text:p>Shmuel haNagid</text:p>
          </table:table-cell>
        </table:table-row>
        <table:table-row table:style-name="ro1">
          <table:table-cell office:value-type="string" calcext:value-type="string">
            <text:p>Fustat/Cairo</text:p>
          </table:table-cell>
          <table:table-cell office:value-type="float" office:value="30.0078" calcext:value-type="float">
            <text:p>30.0078</text:p>
          </table:table-cell>
          <table:table-cell office:value-type="float" office:value="31.24" calcext:value-type="float">
            <text:p>31.24</text:p>
          </table:table-cell>
          <table:table-cell office:value-type="string" calcext:value-type="string">
            <text:p><text:span text:style-name="T1">Shemariah ben Elhanan, </text:span>Rambam, Radbaz, Eliezer ben Elijah Ashkenazi</text:p>
          </table:table-cell>
        </table:table-row>
        <table:table-row table:style-name="ro1">
          <table:table-cell office:value-type="string" calcext:value-type="string">
            <text:p>Toledo</text:p>
          </table:table-cell>
          <table:table-cell office:value-type="float" office:value="39.8561" calcext:value-type="float">
            <text:p>39.8561</text:p>
          </table:table-cell>
          <table:table-cell office:value-type="float" office:value="-4.0237" calcext:value-type="float">
            <text:p>-4.0237</text:p>
          </table:table-cell>
          <table:table-cell office:value-type="string" calcext:value-type="string">
            <text:p>Yehuda haLevi, Ramah, ibn Daud, Rabbeinu Yonah, Rosh</text:p>
          </table:table-cell>
        </table:table-row>
        <table:table-row table:style-name="ro1">
          <table:table-cell office:value-type="string" calcext:value-type="string">
            <text:p>Tudela, Spain</text:p>
          </table:table-cell>
          <table:table-cell office:value-type="float" office:value="42.06336" calcext:value-type="float">
            <text:p>42.06336</text:p>
          </table:table-cell>
          <table:table-cell office:value-type="float" office:value="-1.6056" calcext:value-type="float">
            <text:p>-1.6056</text:p>
          </table:table-cell>
          <table:table-cell office:value-type="string" calcext:value-type="string">
            <text:p>Ibn Ezr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float" office:value="41.65477" calcext:value-type="float">
            <text:p>41.65477</text:p>
          </table:table-cell>
          <table:table-cell office:value-type="float" office:value="-0.87968" calcext:value-type="float">
            <text:p>-0.87968</text:p>
          </table:table-cell>
          <table:table-cell office:value-type="string" calcext:value-type="string">
            <text:p>Ritva, Bahya ibn Paquda, Bahya ben Asher, ibn Janah</text:p>
          </table:table-cell>
        </table:table-row>
        <table:table-row table:style-name="ro1">
          <table:table-cell office:value-type="string" calcext:value-type="string">
            <text:p>Lucena</text:p>
          </table:table-cell>
          <table:table-cell office:value-type="float" office:value="37.40896" calcext:value-type="float">
            <text:p>37.40896</text:p>
          </table:table-cell>
          <table:table-cell office:value-type="float" office:value="-4.48459" calcext:value-type="float">
            <text:p>-4.48459</text:p>
          </table:table-cell>
          <table:table-cell office:value-type="string" calcext:value-type="string">
            <text:p>Ri Migash, Ibn Ghiyat</text:p>
          </table:table-cell>
        </table:table-row>
        <table:table-row table:style-name="ro1">
          <table:table-cell office:value-type="string" calcext:value-type="string">
            <text:p>Soria, Spain</text:p>
          </table:table-cell>
          <table:table-cell office:value-type="float" office:value="41.766667" calcext:value-type="float">
            <text:p>41.766667</text:p>
          </table:table-cell>
          <table:table-cell office:value-type="float" office:value="-2.466667" calcext:value-type="float">
            <text:p>-2.466667</text:p>
          </table:table-cell>
          <table:table-cell office:value-type="string" calcext:value-type="string">
            <text:p>Yosef Albo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float" office:value="41.98429" calcext:value-type="float">
            <text:p>41.98429</text:p>
          </table:table-cell>
          <table:table-cell office:value-type="float" office:value="2.82499" calcext:value-type="float">
            <text:p>2.82499</text:p>
          </table:table-cell>
          <table:table-cell office:value-type="string" calcext:value-type="string">
            <text:p>Ramban</text:p>
          </table:table-cell>
        </table:table-row>
        <table:table-row table:style-name="ro1">
          <table:table-cell office:value-type="string" calcext:value-type="string">
            <text:p>Perpignan</text:p>
          </table:table-cell>
          <table:table-cell office:value-type="float" office:value="42.6986" calcext:value-type="float">
            <text:p>42.6986</text:p>
          </table:table-cell>
          <table:table-cell office:value-type="float" office:value="2.8956" calcext:value-type="float">
            <text:p>2.8956</text:p>
          </table:table-cell>
          <table:table-cell office:value-type="string" calcext:value-type="string">
            <text:p>Meiri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float" office:value="41.3848" calcext:value-type="float">
            <text:p>41.3848</text:p>
          </table:table-cell>
          <table:table-cell office:value-type="float" office:value="2.178" calcext:value-type="float">
            <text:p>2.178</text:p>
          </table:table-cell>
          <table:table-cell office:value-type="string" calcext:value-type="string">
            <text:p>Ran, Rashba, R Crescas, Raah, Rivash</text:p>
          </table:table-cell>
        </table:table-row>
        <table:table-row table:style-name="ro1">
          <table:table-cell office:value-type="string" calcext:value-type="string">
            <text:p>Lunel, France</text:p>
          </table:table-cell>
          <table:table-cell office:value-type="float" office:value="43.67448" calcext:value-type="float">
            <text:p>43.67448</text:p>
          </table:table-cell>
          <table:table-cell office:value-type="float" office:value="4.13562" calcext:value-type="float">
            <text:p>4.13562</text:p>
          </table:table-cell>
          <table:table-cell office:value-type="string" calcext:value-type="string">
            <text:p>Baal Hamaor, ibn Tibbon</text:p>
          </table:table-cell>
        </table:table-row>
        <table:table-row table:style-name="ro1">
          <table:table-cell office:value-type="string" calcext:value-type="string">
            <text:p>Marseilles</text:p>
          </table:table-cell>
          <table:table-cell office:value-type="float" office:value="43.3005" calcext:value-type="float">
            <text:p>43.3005</text:p>
          </table:table-cell>
          <table:table-cell office:value-type="float" office:value="5.3725" calcext:value-type="float">
            <text:p>5.3725</text:p>
          </table:table-cell>
          <table:table-cell office:value-type="string" calcext:value-type="string">
            <text:p>ibn Tibbon</text:p>
          </table:table-cell>
        </table:table-row>
        <table:table-row table:style-name="ro1">
          <table:table-cell office:value-type="string" calcext:value-type="string">
            <text:p>Calatayud</text:p>
          </table:table-cell>
          <table:table-cell office:value-type="float" office:value="41.35355" calcext:value-type="float">
            <text:p>41.35355</text:p>
          </table:table-cell>
          <table:table-cell office:value-type="float" office:value="-1.64264" calcext:value-type="float">
            <text:p>-1.64264</text:p>
          </table:table-cell>
          <table:table-cell office:value-type="string" calcext:value-type="string">
            <text:p>Rivash</text:p>
          </table:table-cell>
        </table:table-row>
        <table:table-row table:style-name="ro1">
          <table:table-cell office:value-type="string" calcext:value-type="string">
            <text:p>Palma de Majorca</text:p>
          </table:table-cell>
          <table:table-cell office:value-type="float" office:value="39.5684" calcext:value-type="float">
            <text:p>39.5684</text:p>
          </table:table-cell>
          <table:table-cell office:value-type="float" office:value="2.6521" calcext:value-type="float">
            <text:p>2.6521</text:p>
          </table:table-cell>
          <table:table-cell office:value-type="string" calcext:value-type="string">
            <text:p>Tashbetz</text:p>
          </table:table-cell>
        </table:table-row>
        <table:table-row table:style-name="ro1">
          <table:table-cell office:value-type="string" calcext:value-type="string">
            <text:p>Algiers</text:p>
          </table:table-cell>
          <table:table-cell office:value-type="float" office:value="36.7848" calcext:value-type="float">
            <text:p>36.7848</text:p>
          </table:table-cell>
          <table:table-cell office:value-type="float" office:value="3.0615" calcext:value-type="float">
            <text:p>3.0615</text:p>
          </table:table-cell>
          <table:table-cell office:value-type="string" calcext:value-type="string">
            <text:p>Rivash, Tashbetz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43.6037" calcext:value-type="float">
            <text:p>43.6037</text:p>
          </table:table-cell>
          <table:table-cell office:value-type="float" office:value="1.4442" calcext:value-type="float">
            <text:p>1.4442</text:p>
          </table:table-cell>
          <table:table-cell office:value-type="string" calcext:value-type="string">
            <text:p>Maggid Mishneh</text:p>
          </table:table-cell>
        </table:table-row>
        <table:table-row table:style-name="ro1">
          <table:table-cell office:value-type="string" calcext:value-type="string">
            <text:p>Posquieres</text:p>
          </table:table-cell>
          <table:table-cell office:value-type="float" office:value="43.6942" calcext:value-type="float">
            <text:p>43.6942</text:p>
          </table:table-cell>
          <table:table-cell office:value-type="float" office:value="4.2769" calcext:value-type="float">
            <text:p>4.2769</text:p>
          </table:table-cell>
          <table:table-cell office:value-type="string" calcext:value-type="string">
            <text:p>Raavad</text:p>
          </table:table-cell>
        </table:table-row>
        <table:table-row table:style-name="ro1">
          <table:table-cell office:value-type="string" calcext:value-type="string">
            <text:p>Avignon</text:p>
          </table:table-cell>
          <table:table-cell office:value-type="float" office:value="43.9478" calcext:value-type="float">
            <text:p>43.9478</text:p>
          </table:table-cell>
          <table:table-cell office:value-type="float" office:value="4.8097" calcext:value-type="float">
            <text:p>4.8097</text:p>
          </table:table-cell>
          <table:table-cell office:value-type="string" calcext:value-type="string">
            <text:p>Ralbag</text:p>
          </table:table-cell>
        </table:table-row>
        <table:table-row table:style-name="ro1">
          <table:table-cell office:value-type="string" calcext:value-type="string">
            <text:p>Narbonne</text:p>
          </table:table-cell>
          <table:table-cell office:value-type="float" office:value="43.1838" calcext:value-type="float">
            <text:p>43.1838</text:p>
          </table:table-cell>
          <table:table-cell office:value-type="float" office:value="3.0031" calcext:value-type="float">
            <text:p>3.0031</text:p>
          </table:table-cell>
          <table:table-cell office:value-type="string" calcext:value-type="string">
            <text:p>Radak, Isaac of Narbonne; Orchot Chaim, Sefer haEshkol</text:p>
          </table:table-cell>
        </table:table-row>
        <table:table-row table:style-name="ro1">
          <table:table-cell office:value-type="string" calcext:value-type="string">
            <text:p>Troyes</text:p>
          </table:table-cell>
          <table:table-cell office:value-type="float" office:value="48.2958" calcext:value-type="float">
            <text:p>48.2958</text:p>
          </table:table-cell>
          <table:table-cell office:value-type="float" office:value="4.0741" calcext:value-type="float">
            <text:p>4.0741</text:p>
          </table:table-cell>
          <table:table-cell office:value-type="string" calcext:value-type="string">
            <text:p>Rashi</text:p>
          </table:table-cell>
        </table:table-row>
        <table:table-row table:style-name="ro1">
          <table:table-cell office:value-type="string" calcext:value-type="string">
            <text:p>Ramerupt</text:p>
          </table:table-cell>
          <table:table-cell office:value-type="float" office:value="48.5193" calcext:value-type="float">
            <text:p>48.5193</text:p>
          </table:table-cell>
          <table:table-cell office:value-type="float" office:value="4.2929" calcext:value-type="float">
            <text:p>4.2929</text:p>
          </table:table-cell>
          <table:table-cell office:value-type="string" calcext:value-type="string">
            <text:p>Rabbeinu Tam, Rashbam</text:p>
          </table:table-cell>
        </table:table-row>
        <table:table-row table:style-name="ro1">
          <table:table-cell office:value-type="string" calcext:value-type="string">
            <text:p>Mainz</text:p>
          </table:table-cell>
          <table:table-cell office:value-type="float" office:value="50.0001" calcext:value-type="float">
            <text:p>50.0001</text:p>
          </table:table-cell>
          <table:table-cell office:value-type="float" office:value="8.2719" calcext:value-type="float">
            <text:p>8.2719</text:p>
          </table:table-cell>
          <table:table-cell office:value-type="string" calcext:value-type="string">
            <text:p>Rabbeinu Gershon, Yereim, Raaviyah, Raavan, Maharil</text:p>
          </table:table-cell>
        </table:table-row>
        <table:table-row table:style-name="ro1">
          <table:table-cell office:value-type="string" calcext:value-type="string">
            <text:p>Dampierre</text:p>
          </table:table-cell>
          <table:table-cell office:value-type="float" office:value="48.5512" calcext:value-type="float">
            <text:p>48.5512</text:p>
          </table:table-cell>
          <table:table-cell office:value-type="float" office:value="4.36784" calcext:value-type="float">
            <text:p>4.36784</text:p>
          </table:table-cell>
          <table:table-cell office:value-type="string" calcext:value-type="string">
            <text:p>Ri haZaken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48.8538" calcext:value-type="float">
            <text:p>48.8538</text:p>
          </table:table-cell>
          <table:table-cell office:value-type="float" office:value="2.3464" calcext:value-type="float">
            <text:p>2.3464</text:p>
          </table:table-cell>
          <table:table-cell office:value-type="string" calcext:value-type="string">
            <text:p>Yechiel of Paris</text:p>
          </table:table-cell>
        </table:table-row>
        <table:table-row table:style-name="ro1">
          <table:table-cell office:value-type="string" calcext:value-type="string">
            <text:p>Coucy</text:p>
          </table:table-cell>
          <table:table-cell office:value-type="float" office:value="49.5057" calcext:value-type="float">
            <text:p>49.5057</text:p>
          </table:table-cell>
          <table:table-cell office:value-type="float" office:value="4.4578" calcext:value-type="float">
            <text:p>4.4578</text:p>
          </table:table-cell>
          <table:table-cell office:value-type="string" calcext:value-type="string">
            <text:p>Semag</text:p>
          </table:table-cell>
        </table:table-row>
        <table:table-row table:style-name="ro1">
          <table:table-cell office:value-type="string" calcext:value-type="string">
            <text:p>Tours</text:p>
          </table:table-cell>
          <table:table-cell office:value-type="float" office:value="47.3945" calcext:value-type="float">
            <text:p>47.3945</text:p>
          </table:table-cell>
          <table:table-cell office:value-type="float" office:value="0.6831" calcext:value-type="float">
            <text:p>0.6831</text:p>
          </table:table-cell>
          <table:table-cell office:value-type="string" calcext:value-type="string">
            <text:p>Rabbeinu Peretz</text:p>
          </table:table-cell>
        </table:table-row>
        <table:table-row table:style-name="ro1">
          <table:table-cell office:value-type="string" calcext:value-type="string">
            <text:p>Orleans</text:p>
          </table:table-cell>
          <table:table-cell office:value-type="float" office:value="47.9006" calcext:value-type="float">
            <text:p>47.9006</text:p>
          </table:table-cell>
          <table:table-cell office:value-type="float" office:value="1.9095" calcext:value-type="float">
            <text:p>1.9095</text:p>
          </table:table-cell>
          <table:table-cell office:value-type="string" calcext:value-type="string">
            <text:p>Jacob of Orleans</text:p>
          </table:table-cell>
        </table:table-row>
        <table:table-row table:style-name="ro1">
          <table:table-cell office:value-type="string" calcext:value-type="string">
            <text:p>Falaise</text:p>
          </table:table-cell>
          <table:table-cell office:value-type="float" office:value="49.3792" calcext:value-type="float">
            <text:p>49.3792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Chaim Paltiel</text:p>
          </table:table-cell>
        </table:table-row>
        <table:table-row table:style-name="ro1">
          <table:table-cell office:value-type="string" calcext:value-type="string">
            <text:p>Chinon</text:p>
          </table:table-cell>
          <table:table-cell office:value-type="float" office:value="47.1669" calcext:value-type="float">
            <text:p>47.1669</text:p>
          </table:table-cell>
          <table:table-cell office:value-type="float" office:value="0.2405" calcext:value-type="float">
            <text:p>0.2405</text:p>
          </table:table-cell>
          <table:table-cell office:value-type="string" calcext:value-type="string">
            <text:p>Samson of Chinon</text:p>
          </table:table-cell>
        </table:table-row>
        <table:table-row table:style-name="ro1">
          <table:table-cell office:value-type="string" calcext:value-type="string">
            <text:p>Touques</text:p>
          </table:table-cell>
          <table:table-cell office:value-type="float" office:value="49.3433" calcext:value-type="float">
            <text:p>49.3433</text:p>
          </table:table-cell>
          <table:table-cell office:value-type="float" office:value="0.1028" calcext:value-type="float">
            <text:p>0.1028</text:p>
          </table:table-cell>
          <table:table-cell office:value-type="string" calcext:value-type="string">
            <text:p>Eliezer of Touques</text:p>
          </table:table-cell>
        </table:table-row>
        <table:table-row table:style-name="ro1">
          <table:table-cell office:value-type="string" calcext:value-type="string">
            <text:p>Regensburg</text:p>
          </table:table-cell>
          <table:table-cell office:value-type="float" office:value="49.0163" calcext:value-type="float">
            <text:p>49.0163</text:p>
          </table:table-cell>
          <table:table-cell office:value-type="float" office:value="12.0969" calcext:value-type="float">
            <text:p>12.0969</text:p>
          </table:table-cell>
          <table:table-cell office:value-type="string" calcext:value-type="string">
            <text:p>Baruch ben Yitzchak</text:p>
          </table:table-cell>
        </table:table-row>
        <table:table-row table:style-name="ro1">
          <table:table-cell office:value-type="string" calcext:value-type="string">
            <text:p>Sens</text:p>
          </table:table-cell>
          <table:table-cell office:value-type="float" office:value="48.1957" calcext:value-type="float">
            <text:p>48.1957</text:p>
          </table:table-cell>
          <table:table-cell office:value-type="float" office:value="3.2782" calcext:value-type="float">
            <text:p>3.2782</text:p>
          </table:table-cell>
          <table:table-cell office:value-type="string" calcext:value-type="string">
            <text:p>Rash of Sens</text:p>
          </table:table-cell>
        </table:table-row>
        <table:table-row table:style-name="ro1">
          <table:table-cell office:value-type="string" calcext:value-type="string">
            <text:p>Vitry</text:p>
          </table:table-cell>
          <table:table-cell office:value-type="float" office:value="48.7256" calcext:value-type="float">
            <text:p>48.7256</text:p>
          </table:table-cell>
          <table:table-cell office:value-type="float" office:value="4.5853" calcext:value-type="float">
            <text:p>4.5853</text:p>
          </table:table-cell>
          <table:table-cell office:value-type="string" calcext:value-type="string">
            <text:p>Machzor Vitry</text:p>
          </table:table-cell>
        </table:table-row>
        <table:table-row table:style-name="ro1">
          <table:table-cell office:value-type="string" calcext:value-type="string">
            <text:p>Evreux</text:p>
          </table:table-cell>
          <table:table-cell office:value-type="float" office:value="49.0256" calcext:value-type="float">
            <text:p>49.0256</text:p>
          </table:table-cell>
          <table:table-cell office:value-type="float" office:value="1.1494" calcext:value-type="float">
            <text:p>1.1494</text:p>
          </table:table-cell>
          <table:table-cell office:value-type="string" calcext:value-type="string">
            <text:p>Moses of Evreux</text:p>
          </table:table-cell>
        </table:table-row>
        <table:table-row table:style-name="ro1">
          <table:table-cell office:value-type="string" calcext:value-type="string">
            <text:p>Cologne</text:p>
          </table:table-cell>
          <table:table-cell office:value-type="float" office:value="50.938" calcext:value-type="float">
            <text:p>50.938</text:p>
          </table:table-cell>
          <table:table-cell office:value-type="float" office:value="6.9555" calcext:value-type="float">
            <text:p>6.9555</text:p>
          </table:table-cell>
          <table:table-cell office:value-type="string" calcext:value-type="string">
            <text:p>Rosh</text:p>
          </table:table-cell>
        </table:table-row>
        <table:table-row table:style-name="ro1">
          <table:table-cell office:value-type="string" calcext:value-type="string">
            <text:p>Worms</text:p>
          </table:table-cell>
          <table:table-cell office:value-type="float" office:value="49.63185" calcext:value-type="float">
            <text:p>49.63185</text:p>
          </table:table-cell>
          <table:table-cell office:value-type="float" office:value="8.36256" calcext:value-type="float">
            <text:p>8.36256</text:p>
          </table:table-cell>
          <table:table-cell office:value-type="string" calcext:value-type="string">
            <text:p>Maharam meRothenberg, Eleazar haRokeach, Chavot Yair</text:p>
          </table:table-cell>
        </table:table-row>
        <table:table-row table:style-name="ro1">
          <table:table-cell office:value-type="string" calcext:value-type="string">
            <text:p>Nuremberg</text:p>
          </table:table-cell>
          <table:table-cell office:value-type="float" office:value="49.4541" calcext:value-type="float">
            <text:p>49.4541</text:p>
          </table:table-cell>
          <table:table-cell office:value-type="float" office:value="11.0792" calcext:value-type="float">
            <text:p>11.0792</text:p>
          </table:table-cell>
          <table:table-cell office:value-type="string" calcext:value-type="string">
            <text:p>Mordechai, Jacob Weil</text:p>
          </table:table-cell>
        </table:table-row>
        <table:table-row table:style-name="ro1">
          <table:table-cell office:value-type="string" calcext:value-type="string">
            <text:p>Speyer</text:p>
          </table:table-cell>
          <table:table-cell office:value-type="float" office:value="49.3179" calcext:value-type="float">
            <text:p>49.3179</text:p>
          </table:table-cell>
          <table:table-cell office:value-type="float" office:value="8.4364" calcext:value-type="float">
            <text:p>8.4364</text:p>
          </table:table-cell>
          <table:table-cell office:value-type="string" calcext:value-type="string">
            <text:p>Riva, Simcha of Speyer</text:p>
          </table:table-cell>
        </table:table-row>
        <table:table-row table:style-name="ro1">
          <table:table-cell office:value-type="string" calcext:value-type="string">
            <text:p>Erfurt</text:p>
          </table:table-cell>
          <table:table-cell office:value-type="float" office:value="50.9777" calcext:value-type="float">
            <text:p>50.9777</text:p>
          </table:table-cell>
          <table:table-cell office:value-type="float" office:value="11.0307" calcext:value-type="float">
            <text:p>11.0307</text:p>
          </table:table-cell>
          <table:table-cell office:value-type="string" calcext:value-type="string">
            <text:p>Alexander Suslin</text:p>
          </table:table-cell>
        </table:table-row>
        <table:table-row table:style-name="ro1">
          <table:table-cell office:value-type="string" calcext:value-type="string">
            <text:p>Brno</text:p>
          </table:table-cell>
          <table:table-cell office:value-type="float" office:value="49.1952" calcext:value-type="float">
            <text:p>49.1952</text:p>
          </table:table-cell>
          <table:table-cell office:value-type="float" office:value="16.6076" calcext:value-type="float">
            <text:p>16.6076</text:p>
          </table:table-cell>
          <table:table-cell office:value-type="string" calcext:value-type="string">
            <text:p>Israel Bruna</text:p>
          </table:table-cell>
        </table:table-row>
        <table:table-row table:style-name="ro1">
          <table:table-cell office:value-type="string" calcext:value-type="string">
            <text:p>Naples</text:p>
          </table:table-cell>
          <table:table-cell office:value-type="float" office:value="40.841" calcext:value-type="float">
            <text:p>40.841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Jacob Landau</text:p>
          </table:table-cell>
        </table:table-row>
        <table:table-row table:style-name="ro1">
          <table:table-cell office:value-type="string" calcext:value-type="string">
            <text:p>Canterbury</text:p>
          </table:table-cell>
          <table:table-cell office:value-type="float" office:value="51.2794" calcext:value-type="float">
            <text:p>51.2794</text:p>
          </table:table-cell>
          <table:table-cell office:value-type="float" office:value="1.0804" calcext:value-type="float">
            <text:p>1.0804</text:p>
          </table:table-cell>
          <table:table-cell office:value-type="string" calcext:value-type="string">
            <text:p>Aaron of Canterbury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51.5135" calcext:value-type="float">
            <text:p>51.5135</text:p>
          </table:table-cell>
          <table:table-cell office:value-type="float" office:value="-0.087" calcext:value-type="float">
            <text:p>-0.087</text:p>
          </table:table-cell>
          <table:table-cell office:value-type="string" calcext:value-type="string">
            <text:p>Jacob ben Judah of London</text:p>
          </table:table-cell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53.23583" calcext:value-type="float">
            <text:p>53.23583</text:p>
          </table:table-cell>
          <table:table-cell office:value-type="float" office:value="-0.53864" calcext:value-type="float">
            <text:p>-0.53864</text:p>
          </table:table-cell>
          <table:table-cell office:value-type="string" calcext:value-type="string">
            <text:p>Berechiah de Nicole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53.9589" calcext:value-type="float">
            <text:p>53.9589</text:p>
          </table:table-cell>
          <table:table-cell office:value-type="float" office:value="-1.0801" calcext:value-type="float">
            <text:p>-1.0801</text:p>
          </table:table-cell>
          <table:table-cell office:value-type="string" calcext:value-type="string">
            <text:p>Yom Tov of York</text:p>
          </table:table-cell>
        </table:table-row>
        <table:table-row table:style-name="ro1">
          <table:table-cell office:value-type="string" calcext:value-type="string">
            <text:p>Maribor, Slovenia</text:p>
          </table:table-cell>
          <table:table-cell office:value-type="float" office:value="46.5583" calcext:value-type="float">
            <text:p>46.5583</text:p>
          </table:table-cell>
          <table:table-cell office:value-type="float" office:value="15.6474" calcext:value-type="float">
            <text:p>15.6474</text:p>
          </table:table-cell>
          <table:table-cell office:value-type="string" calcext:value-type="string">
            <text:p>Terumat haDeshen</text:p>
          </table:table-cell>
        </table:table-row>
        <table:table-row table:style-name="ro1">
          <table:table-cell office:value-type="string" calcext:value-type="string">
            <text:p>Vienna</text:p>
          </table:table-cell>
          <table:table-cell office:value-type="float" office:value="48.2089" calcext:value-type="float">
            <text:p>48.2089</text:p>
          </table:table-cell>
          <table:table-cell office:value-type="float" office:value="16.3715" calcext:value-type="float">
            <text:p>16.3715</text:p>
          </table:table-cell>
          <table:table-cell office:value-type="string" calcext:value-type="string">
            <text:p>Or Zarua, Avigdor Cohen of Vienna, Isaac Tyrnau</text:p>
          </table:table-cell>
        </table:table-row>
        <table:table-row table:style-name="ro1">
          <table:table-cell office:value-type="string" calcext:value-type="string">
            <text:p>Rome</text:p>
          </table:table-cell>
          <table:table-cell office:value-type="float" office:value="41.8979" calcext:value-type="float">
            <text:p>41.8979</text:p>
          </table:table-cell>
          <table:table-cell office:value-type="float" office:value="12.4708" calcext:value-type="float">
            <text:p>12.4708</text:p>
          </table:table-cell>
          <table:table-cell office:value-type="string" calcext:value-type="string">
            <text:p>Abba bar Zemina, Aruch, Shibbolei haLekket, Sforno</text:p>
          </table:table-cell>
        </table:table-row>
        <table:table-row table:style-name="ro1">
          <table:table-cell office:value-type="string" calcext:value-type="string">
            <text:p>Chambery</text:p>
          </table:table-cell>
          <table:table-cell office:value-type="float" office:value="45.5652" calcext:value-type="float">
            <text:p>45.5652</text:p>
          </table:table-cell>
          <table:table-cell office:value-type="float" office:value="5.9226" calcext:value-type="float">
            <text:p>5.9226</text:p>
          </table:table-cell>
          <table:table-cell office:value-type="string" calcext:value-type="string">
            <text:p>Joseph Colon Trabotto</text:p>
          </table:table-cell>
        </table:table-row>
        <table:table-row table:style-name="ro1">
          <table:table-cell office:value-type="string" calcext:value-type="string">
            <text:p>Bertinoro</text:p>
          </table:table-cell>
          <table:table-cell office:value-type="float" office:value="44.149" calcext:value-type="float">
            <text:p>44.149</text:p>
          </table:table-cell>
          <table:table-cell office:value-type="float" office:value="12.1354" calcext:value-type="float">
            <text:p>12.1354</text:p>
          </table:table-cell>
          <table:table-cell office:value-type="string" calcext:value-type="string">
            <text:p>Ovadiah Bartenura</text:p>
          </table:table-cell>
        </table:table-row>
        <table:table-row table:style-name="ro1">
          <table:table-cell office:value-type="string" calcext:value-type="string">
            <text:p>Siponto</text:p>
          </table:table-cell>
          <table:table-cell office:value-type="float" office:value="41.6122" calcext:value-type="float">
            <text:p>41.6122</text:p>
          </table:table-cell>
          <table:table-cell office:value-type="float" office:value="15.897" calcext:value-type="float">
            <text:p>15.897</text:p>
          </table:table-cell>
          <table:table-cell office:value-type="string" calcext:value-type="string">
            <text:p>Yitzchak ben Malchitzedek</text:p>
          </table:table-cell>
        </table:table-row>
        <table:table-row table:style-name="ro1">
          <table:table-cell office:value-type="string" calcext:value-type="string">
            <text:p>Venice</text:p>
          </table:table-cell>
          <table:table-cell office:value-type="float" office:value="45.4372" calcext:value-type="float">
            <text:p>45.4372</text:p>
          </table:table-cell>
          <table:table-cell office:value-type="float" office:value="12.3357" calcext:value-type="float">
            <text:p>12.3357</text:p>
          </table:table-cell>
          <table:table-cell office:value-type="string" calcext:value-type="string">
            <text:p>Rid, Simone Luzzato</text:p>
          </table:table-cell>
        </table:table-row>
        <table:table-row table:style-name="ro1">
          <table:table-cell office:value-type="string" calcext:value-type="string">
            <text:p>Fez</text:p>
          </table:table-cell>
          <table:table-cell office:value-type="float" office:value="34.0632" calcext:value-type="float">
            <text:p>34.0632</text:p>
          </table:table-cell>
          <table:table-cell office:value-type="float" office:value="-4.9737" calcext:value-type="float">
            <text:p>-4.9737</text:p>
          </table:table-cell>
          <table:table-cell office:value-type="string" calcext:value-type="string">
            <text:p>Rif, Yaakov Hagiz</text:p>
          </table:table-cell>
        </table:table-row>
        <table:table-row table:style-name="ro1">
          <table:table-cell office:value-type="string" calcext:value-type="string">
            <text:p>Cordova</text:p>
          </table:table-cell>
          <table:table-cell office:value-type="float" office:value="37.8859" calcext:value-type="float">
            <text:p>37.8859</text:p>
          </table:table-cell>
          <table:table-cell office:value-type="float" office:value="-4.775" calcext:value-type="float">
            <text:p>-4.775</text:p>
          </table:table-cell>
          <table:table-cell office:value-type="string" calcext:value-type="string">
            <text:p>Dunash ibn Labrat</text:p>
          </table:table-cell>
        </table:table-row>
        <table:table-row table:style-name="ro1">
          <table:table-cell office:value-type="string" calcext:value-type="string">
            <text:p>Cabes, Tunisia</text:p>
          </table:table-cell>
          <table:table-cell office:value-type="float" office:value="33.883" calcext:value-type="float">
            <text:p>33.883</text:p>
          </table:table-cell>
          <table:table-cell office:value-type="float" office:value="10.1166" calcext:value-type="float">
            <text:p>10.1166</text:p>
          </table:table-cell>
          <table:table-cell office:value-type="string" calcext:value-type="string">
            <text:p>Samuel ben Yaakov ibn Jam</text:p>
          </table:table-cell>
        </table:table-row>
        <table:table-row table:style-name="ro1">
          <table:table-cell office:value-type="string" calcext:value-type="string">
            <text:p>Lisbon</text:p>
          </table:table-cell>
          <table:table-cell office:value-type="float" office:value="38.7122" calcext:value-type="float">
            <text:p>38.7122</text:p>
          </table:table-cell>
          <table:table-cell office:value-type="float" office:value="-9.12802" calcext:value-type="float">
            <text:p>-9.12802</text:p>
          </table:table-cell>
          <table:table-cell office:value-type="string" calcext:value-type="string">
            <text:p>Abarbanel</text:p>
          </table:table-cell>
        </table:table-row>
        <table:table-row table:style-name="ro1">
          <table:table-cell office:value-type="string" calcext:value-type="string">
            <text:p>Tachov, Czech</text:p>
          </table:table-cell>
          <table:table-cell office:value-type="float" office:value="49.79524" calcext:value-type="float">
            <text:p>49.79524</text:p>
          </table:table-cell>
          <table:table-cell office:value-type="float" office:value="12.63367" calcext:value-type="float">
            <text:p>12.63367</text:p>
          </table:table-cell>
          <table:table-cell office:value-type="string" calcext:value-type="string">
            <text:p>Moses Taku</text:p>
          </table:table-cell>
        </table:table-row>
        <table:table-row table:style-name="ro1">
          <table:table-cell office:value-type="string" calcext:value-type="string">
            <text:p>Prague</text:p>
          </table:table-cell>
          <table:table-cell office:value-type="float" office:value="50.0878" calcext:value-type="float">
            <text:p>50.0878</text:p>
          </table:table-cell>
          <table:table-cell office:value-type="float" office:value="14.4227" calcext:value-type="float">
            <text:p>14.4227</text:p>
          </table:table-cell>
          <table:table-cell office:value-type="string" calcext:value-type="string">
            <text:p>Isaac ben Jacob haLavan, Avraham ben Shaul Broda, Tosafot Yom Tov, Shelah, Maharal, Kli Yekar, Mordechai Yoffe (Levush), Elazar Flekeles, Noda beYehudah</text:p>
          </table:table-cell>
        </table:table-row>
        <table:table-row table:style-name="ro1">
          <table:table-cell office:value-type="string" calcext:value-type="string">
            <text:p>Silivri</text:p>
          </table:table-cell>
          <table:table-cell office:value-type="float" office:value="41.0833" calcext:value-type="float">
            <text:p>41.0833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Hillel ben Eliyakim</text:p>
          </table:table-cell>
        </table:table-row>
        <table:table-row table:style-name="ro1">
          <table:table-cell office:value-type="string" calcext:value-type="string">
            <text:p>Fasuta</text:p>
          </table:table-cell>
          <table:table-cell office:value-type="float" office:value="33.0484" calcext:value-type="float">
            <text:p>33.0484</text:p>
          </table:table-cell>
          <table:table-cell office:value-type="float" office:value="35.30979" calcext:value-type="float">
            <text:p>35.30979</text:p>
          </table:table-cell>
          <table:table-cell office:value-type="string" calcext:value-type="string">
            <text:p>Kohanei Harim</text:p>
          </table:table-cell>
        </table:table-row>
        <table:table-row table:style-name="ro1">
          <table:table-cell office:value-type="string" calcext:value-type="string">
            <text:p>Ayta aShab</text:p>
          </table:table-cell>
          <table:table-cell office:value-type="float" office:value="33.09722" calcext:value-type="float">
            <text:p>33.09722</text:p>
          </table:table-cell>
          <table:table-cell office:value-type="float" office:value="35.3344" calcext:value-type="float">
            <text:p>35.3344</text:p>
          </table:table-cell>
          <table:table-cell office:value-type="string" calcext:value-type="string">
            <text:p>Kohanei Seorim</text:p>
          </table:table-cell>
        </table:table-row>
        <table:table-row table:style-name="ro1">
          <table:table-cell office:value-type="string" calcext:value-type="string">
            <text:p>Beit Lechem Haglilit</text:p>
          </table:table-cell>
          <table:table-cell office:value-type="float" office:value="32.738" calcext:value-type="float">
            <text:p>32.738</text:p>
          </table:table-cell>
          <table:table-cell office:value-type="float" office:value="35.1895" calcext:value-type="float">
            <text:p>35.1895</text:p>
          </table:table-cell>
          <table:table-cell office:value-type="string" calcext:value-type="string">
            <text:p>Kohanei Malkiyah</text:p>
          </table:table-cell>
        </table:table-row>
        <table:table-row table:style-name="ro1">
          <table:table-cell office:value-type="string" calcext:value-type="string">
            <text:p>Yodfat</text:p>
          </table:table-cell>
          <table:table-cell office:value-type="float" office:value="32.8321" calcext:value-type="float">
            <text:p>32.8321</text:p>
          </table:table-cell>
          <table:table-cell office:value-type="float" office:value="35.2774" calcext:value-type="float">
            <text:p>35.2774</text:p>
          </table:table-cell>
          <table:table-cell office:value-type="string" calcext:value-type="string">
            <text:p>Kohanei Miyamin</text:p>
          </table:table-cell>
        </table:table-row>
        <table:table-row table:style-name="ro1">
          <table:table-cell office:value-type="string" calcext:value-type="string">
            <text:p>Eilabon</text:p>
          </table:table-cell>
          <table:table-cell office:value-type="float" office:value="32.8404" calcext:value-type="float">
            <text:p>32.8404</text:p>
          </table:table-cell>
          <table:table-cell office:value-type="float" office:value="35.4004" calcext:value-type="float">
            <text:p>35.4004</text:p>
          </table:table-cell>
          <table:table-cell office:value-type="string" calcext:value-type="string">
            <text:p>Kohanei HaKotz</text:p>
          </table:table-cell>
        </table:table-row>
        <table:table-row table:style-name="ro1">
          <table:table-cell office:value-type="string" calcext:value-type="string">
            <text:p>Kfar Uziel</text:p>
          </table:table-cell>
          <table:table-cell office:value-type="float" office:value="32.8152" calcext:value-type="float">
            <text:p>32.8152</text:p>
          </table:table-cell>
          <table:table-cell office:value-type="float" office:value="35.41" calcext:value-type="float">
            <text:p>35.41</text:p>
          </table:table-cell>
          <table:table-cell office:value-type="string" calcext:value-type="string">
            <text:p>Kohanei Aviyah</text:p>
          </table:table-cell>
        </table:table-row>
        <table:table-row table:style-name="ro1">
          <table:table-cell office:value-type="string" calcext:value-type="string">
            <text:p>Kabul</text:p>
          </table:table-cell>
          <table:table-cell office:value-type="float" office:value="32.8682" calcext:value-type="float">
            <text:p>32.8682</text:p>
          </table:table-cell>
          <table:table-cell office:value-type="float" office:value="35.2103" calcext:value-type="float">
            <text:p>35.2103</text:p>
          </table:table-cell>
          <table:table-cell office:value-type="string" calcext:value-type="string">
            <text:p>Kohanei Shechanyahu</text:p>
          </table:table-cell>
        </table:table-row>
        <table:table-row table:style-name="ro1">
          <table:table-cell office:value-type="string" calcext:value-type="string">
            <text:p>Kfar Kana</text:p>
          </table:table-cell>
          <table:table-cell office:value-type="float" office:value="32.7467" calcext:value-type="float">
            <text:p>32.7467</text:p>
          </table:table-cell>
          <table:table-cell office:value-type="float" office:value="35.3422" calcext:value-type="float">
            <text:p>35.3422</text:p>
          </table:table-cell>
          <table:table-cell office:value-type="string" calcext:value-type="string">
            <text:p>Kohanei Eliyashiv</text:p>
          </table:table-cell>
        </table:table-row>
        <table:table-row table:style-name="ro1">
          <table:table-cell office:value-type="string" calcext:value-type="string">
            <text:p>Tzfat</text:p>
          </table:table-cell>
          <table:table-cell office:value-type="float" office:value="32.96862" calcext:value-type="float">
            <text:p>32.96862</text:p>
          </table:table-cell>
          <table:table-cell office:value-type="float" office:value="35.4929" calcext:value-type="float">
            <text:p>35.4929</text:p>
          </table:table-cell>
          <table:table-cell office:value-type="string" calcext:value-type="string">
            <text:p>Kohanei Yakim, Shlomo Halevi Alkabetz, Moshe Alshich, Moshe Azikri, Yaakov Berav, Yosef Karo (Mechaber), Moshe Cordovero, Arizal</text:p>
          </table:table-cell>
        </table:table-row>
        <table:table-row table:style-name="ro1">
          <table:table-cell office:value-type="string" calcext:value-type="string">
            <text:p>Beit Maon</text:p>
          </table:table-cell>
          <table:table-cell office:value-type="float" office:value="32.7831" calcext:value-type="float">
            <text:p>32.7831</text:p>
          </table:table-cell>
          <table:table-cell office:value-type="float" office:value="35.51315" calcext:value-type="float">
            <text:p>35.51315</text:p>
          </table:table-cell>
          <table:table-cell office:value-type="string" calcext:value-type="string">
            <text:p>Kohanei Huppah</text:p>
          </table:table-cell>
        </table:table-row>
        <table:table-row table:style-name="ro1">
          <table:table-cell office:value-type="string" calcext:value-type="string">
            <text:p>Shichin</text:p>
          </table:table-cell>
          <table:table-cell office:value-type="float" office:value="32.7689" calcext:value-type="float">
            <text:p>32.7689</text:p>
          </table:table-cell>
          <table:table-cell office:value-type="float" office:value="35.2739" calcext:value-type="float">
            <text:p>35.2739</text:p>
          </table:table-cell>
          <table:table-cell office:value-type="string" calcext:value-type="string">
            <text:p>Kohanei Yeshbeav</text:p>
          </table:table-cell>
        </table:table-row>
        <table:table-row table:style-name="ro1">
          <table:table-cell office:value-type="string" calcext:value-type="string">
            <text:p>Maghar</text:p>
          </table:table-cell>
          <table:table-cell office:value-type="float" office:value="32.8899" calcext:value-type="float">
            <text:p>32.8899</text:p>
          </table:table-cell>
          <table:table-cell office:value-type="float" office:value="35.4089" calcext:value-type="float">
            <text:p>35.4089</text:p>
          </table:table-cell>
          <table:table-cell office:value-type="string" calcext:value-type="string">
            <text:p>Kohanei Bilgah</text:p>
          </table:table-cell>
        </table:table-row>
        <table:table-row table:style-name="ro1">
          <table:table-cell office:value-type="string" calcext:value-type="string">
            <text:p>Yavnit</text:p>
          </table:table-cell>
          <table:table-cell office:value-type="float" office:value="32.9952" calcext:value-type="float">
            <text:p>32.9952</text:p>
          </table:table-cell>
          <table:table-cell office:value-type="float" office:value="35.5155" calcext:value-type="float">
            <text:p>35.5155</text:p>
          </table:table-cell>
          <table:table-cell office:value-type="string" calcext:value-type="string">
            <text:p>Kohanei Imer</text:p>
          </table:table-cell>
        </table:table-row>
        <table:table-row table:style-name="ro1">
          <table:table-cell office:value-type="string" calcext:value-type="string">
            <text:p>Kfar Memlach</text:p>
          </table:table-cell>
          <table:table-cell office:value-type="float" office:value="32.8566" calcext:value-type="float">
            <text:p>32.8566</text:p>
          </table:table-cell>
          <table:table-cell office:value-type="float" office:value="35.444" calcext:value-type="float">
            <text:p>35.444</text:p>
          </table:table-cell>
          <table:table-cell office:value-type="string" calcext:value-type="string">
            <text:p>Kohanei Hezir</text:p>
          </table:table-cell>
        </table:table-row>
        <table:table-row table:style-name="ro1">
          <table:table-cell office:value-type="string" calcext:value-type="string">
            <text:p>Nazareth</text:p>
          </table:table-cell>
          <table:table-cell office:value-type="float" office:value="32.70434" calcext:value-type="float">
            <text:p>32.70434</text:p>
          </table:table-cell>
          <table:table-cell office:value-type="float" office:value="35.29637" calcext:value-type="float">
            <text:p>35.29637</text:p>
          </table:table-cell>
          <table:table-cell office:value-type="string" calcext:value-type="string">
            <text:p>Kohani Hapitzetz</text:p>
          </table:table-cell>
        </table:table-row>
        <table:table-row table:style-name="ro1">
          <table:table-cell office:value-type="string" calcext:value-type="string">
            <text:p>Migdal Kineret</text:p>
          </table:table-cell>
          <table:table-cell office:value-type="float" office:value="32.8267" calcext:value-type="float">
            <text:p>32.8267</text:p>
          </table:table-cell>
          <table:table-cell office:value-type="float" office:value="35.5144" calcext:value-type="float">
            <text:p>35.5144</text:p>
          </table:table-cell>
          <table:table-cell office:value-type="string" calcext:value-type="string">
            <text:p>Kohanei Yechezkel</text:p>
          </table:table-cell>
        </table:table-row>
        <table:table-row table:style-name="ro1">
          <table:table-cell office:value-type="string" calcext:value-type="string">
            <text:p>Kochav haYarden</text:p>
          </table:table-cell>
          <table:table-cell office:value-type="float" office:value="32.59559" calcext:value-type="float">
            <text:p>32.59559</text:p>
          </table:table-cell>
          <table:table-cell office:value-type="float" office:value="35.52153" calcext:value-type="float">
            <text:p>35.52153</text:p>
          </table:table-cell>
          <table:table-cell office:value-type="string" calcext:value-type="string">
            <text:p>Kohanel Gamul</text:p>
          </table:table-cell>
        </table:table-row>
        <table:table-row table:style-name="ro1">
          <table:table-cell office:value-type="string" calcext:value-type="string">
            <text:p>Deir Hana</text:p>
          </table:table-cell>
          <table:table-cell office:value-type="float" office:value="32.8624" calcext:value-type="float">
            <text:p>32.8624</text:p>
          </table:table-cell>
          <table:table-cell office:value-type="float" office:value="35.3666" calcext:value-type="float">
            <text:p>35.3666</text:p>
          </table:table-cell>
          <table:table-cell office:value-type="string" calcext:value-type="string">
            <text:p>Kohanei Yachin</text:p>
          </table:table-cell>
        </table:table-row>
        <table:table-row table:style-name="ro1">
          <table:table-cell office:value-type="string" calcext:value-type="string">
            <text:p>Tel Tzalmon</text:p>
          </table:table-cell>
          <table:table-cell office:value-type="float" office:value="32.8849" calcext:value-type="float">
            <text:p>32.8849</text:p>
          </table:table-cell>
          <table:table-cell office:value-type="float" office:value="35.3795" calcext:value-type="float">
            <text:p>35.3795</text:p>
          </table:table-cell>
          <table:table-cell office:value-type="string" calcext:value-type="string">
            <text:p>Kohanei Delayahu</text:p>
          </table:table-cell>
        </table:table-row>
        <table:table-row table:style-name="ro1">
          <table:table-cell office:value-type="string" calcext:value-type="string">
            <text:p>Hamat Ariach</text:p>
          </table:table-cell>
          <table:table-cell office:value-type="float" office:value="32.76636" calcext:value-type="float">
            <text:p>32.76636</text:p>
          </table:table-cell>
          <table:table-cell office:value-type="float" office:value="35.55057" calcext:value-type="float">
            <text:p>35.55057</text:p>
          </table:table-cell>
          <table:table-cell office:value-type="string" calcext:value-type="string">
            <text:p>Kohanei Maazyahu</text:p>
          </table:table-cell>
        </table:table-row>
        <table:table-row table:style-name="ro1">
          <table:table-cell office:value-type="string" calcext:value-type="string">
            <text:p>Lviv</text:p>
          </table:table-cell>
          <table:table-cell office:value-type="float" office:value="49.836" calcext:value-type="float">
            <text:p>49.836</text:p>
          </table:table-cell>
          <table:table-cell office:value-type="float" office:value="24.0193" calcext:value-type="float">
            <text:p>24.0193</text:p>
          </table:table-cell>
          <table:table-cell office:value-type="string" calcext:value-type="string">
            <text:p>Pnei Yehoshua, Sema (Sefer Meirat Einayim), Kli Yekar, Maharam, Pri Megadim (Lublin)</text:p>
          </table:table-cell>
        </table:table-row>
        <table:table-row table:style-name="ro1">
          <table:table-cell office:value-type="string" calcext:value-type="string">
            <text:p>Amsterdam</text:p>
          </table:table-cell>
          <table:table-cell office:value-type="float" office:value="52.372" calcext:value-type="float">
            <text:p>52.372</text:p>
          </table:table-cell>
          <table:table-cell office:value-type="float" office:value="4.8991" calcext:value-type="float">
            <text:p>4.8991</text:p>
          </table:table-cell>
          <table:table-cell office:value-type="string" calcext:value-type="string">
            <text:p>Jacob Abendana, Ramchal</text:p>
          </table:table-cell>
        </table:table-row>
        <table:table-row table:style-name="ro1">
          <table:table-cell office:value-type="string" calcext:value-type="string">
            <text:p>Hamburg</text:p>
          </table:table-cell>
          <table:table-cell office:value-type="float" office:value="53.5475" calcext:value-type="float">
            <text:p>53.5475</text:p>
          </table:table-cell>
          <table:table-cell office:value-type="float" office:value="9.9968" calcext:value-type="float">
            <text:p>9.9968</text:p>
          </table:table-cell>
          <table:table-cell office:value-type="string" calcext:value-type="string">
            <text:p>Abraham ben Joseph ha-Levi, Isaac Bernays</text:p>
          </table:table-cell>
        </table:table-row>
        <table:table-row table:style-name="ro1">
          <table:table-cell office:value-type="string" calcext:value-type="string">
            <text:p>Montecchio Maggiore</text:p>
          </table:table-cell>
          <table:table-cell office:value-type="float" office:value="45.5024" calcext:value-type="float">
            <text:p>45.5024</text:p>
          </table:table-cell>
          <table:table-cell office:value-type="float" office:value="11.4133" calcext:value-type="float">
            <text:p>11.4133</text:p>
          </table:table-cell>
          <table:table-cell office:value-type="string" calcext:value-type="string">
            <text:p>Judah Messer Leon</text:p>
          </table:table-cell>
        </table:table-row>
        <table:table-row table:style-name="ro1">
          <table:table-cell office:value-type="string" calcext:value-type="string">
            <text:p>Adrianople</text:p>
          </table:table-cell>
          <table:table-cell office:value-type="float" office:value="41.6757" calcext:value-type="float">
            <text:p>41.6757</text:p>
          </table:table-cell>
          <table:table-cell office:value-type="float" office:value="26.5593" calcext:value-type="float">
            <text:p>26.5593</text:p>
          </table:table-cell>
          <table:table-cell office:value-type="string" calcext:value-type="string">
            <text:p>Abraham ben Solomon Treves</text:p>
          </table:table-cell>
        </table:table-row>
        <table:table-row table:style-name="ro1">
          <table:table-cell office:value-type="string" calcext:value-type="string">
            <text:p>Izmir</text:p>
          </table:table-cell>
          <table:table-cell office:value-type="float" office:value="38.4189" calcext:value-type="float">
            <text:p>38.4189</text:p>
          </table:table-cell>
          <table:table-cell office:value-type="float" office:value="27.1325" calcext:value-type="float">
            <text:p>27.1325</text:p>
          </table:table-cell>
          <table:table-cell office:value-type="string" calcext:value-type="string">
            <text:p>Hayyim ben Jacob Abulafia, Aaron Alfandari, Solomon Nissim Algazi, Chaim Benveniste</text:p>
          </table:table-cell>
        </table:table-row>
        <table:table-row table:style-name="ro1">
          <table:table-cell office:value-type="string" calcext:value-type="string">
            <text:p>Thessaloniki</text:p>
          </table:table-cell>
          <table:table-cell office:value-type="float" office:value="40.6335" calcext:value-type="float">
            <text:p>40.6335</text:p>
          </table:table-cell>
          <table:table-cell office:value-type="float" office:value="22.9515" calcext:value-type="float">
            <text:p>22.9515</text:p>
          </table:table-cell>
          <table:table-cell office:value-type="string" calcext:value-type="string">
            <text:p>Isaac Adarbi, Moses Almosnino, Lechem Mishneh, Meam Loez, Levi ibn Habib</text:p>
          </table:table-cell>
        </table:table-row>
        <table:table-row table:style-name="ro1">
          <table:table-cell office:value-type="string" calcext:value-type="string">
            <text:p>Istanbul</text:p>
          </table:table-cell>
          <table:table-cell office:value-type="float" office:value="41.0151" calcext:value-type="float">
            <text:p>41.0151</text:p>
          </table:table-cell>
          <table:table-cell office:value-type="float" office:value="28.9519" calcext:value-type="float">
            <text:p>28.9519</text:p>
          </table:table-cell>
          <table:table-cell office:value-type="string" calcext:value-type="string">
            <text:p>Hayyim ben Isaac Raphael Alfandari, Joshua Benveniste, Mishneh LaMelech</text:p>
          </table:table-cell>
        </table:table-row>
        <table:table-row table:style-name="ro1">
          <table:table-cell office:value-type="string" calcext:value-type="string">
            <text:p>Belgrade</text:p>
          </table:table-cell>
          <table:table-cell office:value-type="float" office:value="44.8175" calcext:value-type="float">
            <text:p>44.8175</text:p>
          </table:table-cell>
          <table:table-cell office:value-type="float" office:value="20.4577" calcext:value-type="float">
            <text:p>20.4577</text:p>
          </table:table-cell>
          <table:table-cell office:value-type="string" calcext:value-type="string">
            <text:p>Joseph Almosnino</text:p>
          </table:table-cell>
        </table:table-row>
        <table:table-row table:style-name="ro1">
          <table:table-cell office:value-type="string" calcext:value-type="string">
            <text:p>Budapest</text:p>
          </table:table-cell>
          <table:table-cell office:value-type="float" office:value="47.4914" calcext:value-type="float">
            <text:p>47.4914</text:p>
          </table:table-cell>
          <table:table-cell office:value-type="float" office:value="19.0535" calcext:value-type="float">
            <text:p>19.0535</text:p>
          </table:table-cell>
          <table:table-cell office:value-type="string" calcext:value-type="string">
            <text:p>Chacham Tzvi</text:p>
          </table:table-cell>
        </table:table-row>
        <table:table-row table:style-name="ro1">
          <table:table-cell office:value-type="string" calcext:value-type="string">
            <text:p>Sale, Morocco</text:p>
          </table:table-cell>
          <table:table-cell office:value-type="float" office:value="34.033" calcext:value-type="float">
            <text:p>34.033</text:p>
          </table:table-cell>
          <table:table-cell office:value-type="float" office:value="-6.8" calcext:value-type="float">
            <text:p>-6.8</text:p>
          </table:table-cell>
          <table:table-cell office:value-type="string" calcext:value-type="string">
            <text:p>Or haHaim</text:p>
          </table:table-cell>
        </table:table-row>
        <table:table-row table:style-name="ro1">
          <table:table-cell office:value-type="string" calcext:value-type="string">
            <text:p>Livorno</text:p>
          </table:table-cell>
          <table:table-cell office:value-type="float" office:value="43.5523" calcext:value-type="float">
            <text:p>43.5523</text:p>
          </table:table-cell>
          <table:table-cell office:value-type="float" office:value="10.3109" calcext:value-type="float">
            <text:p>10.3109</text:p>
          </table:table-cell>
          <table:table-cell office:value-type="string" calcext:value-type="string">
            <text:p>Hida, Pri Hadash</text:p>
          </table:table-cell>
        </table:table-row>
        <table:table-row table:style-name="ro1">
          <table:table-cell office:value-type="string" calcext:value-type="string">
            <text:p>Medzhybizh</text:p>
          </table:table-cell>
          <table:table-cell office:value-type="float" office:value="49.4333" calcext:value-type="float">
            <text:p>49.4333</text:p>
          </table:table-cell>
          <table:table-cell office:value-type="float" office:value="27.4166" calcext:value-type="float">
            <text:p>27.4166</text:p>
          </table:table-cell>
          <table:table-cell office:value-type="string" calcext:value-type="string">
            <text:p>Baal Shem Tov</text:p>
          </table:table-cell>
        </table:table-row>
        <table:table-row table:style-name="ro1">
          <table:table-cell office:value-type="string" calcext:value-type="string">
            <text:p>Mosul</text:p>
          </table:table-cell>
          <table:table-cell office:value-type="float" office:value="36.3424" calcext:value-type="float">
            <text:p>36.3424</text:p>
          </table:table-cell>
          <table:table-cell office:value-type="float" office:value="43.1297" calcext:value-type="float">
            <text:p>43.1297</text:p>
          </table:table-cell>
          <table:table-cell office:value-type="string" calcext:value-type="string">
            <text:p>Asenath Barzani</text:p>
          </table:table-cell>
        </table:table-row>
        <table:table-row table:style-name="ro1">
          <table:table-cell office:value-type="string" calcext:value-type="string">
            <text:p>Chelm</text:p>
          </table:table-cell>
          <table:table-cell office:value-type="float" office:value="51.1333" calcext:value-type="float">
            <text:p>51.1333</text:p>
          </table:table-cell>
          <table:table-cell office:value-type="float" office:value="23.4833" calcext:value-type="float">
            <text:p>23.4833</text:p>
          </table:table-cell>
          <table:table-cell office:value-type="string" calcext:value-type="string">
            <text:p>Eliyahu Baal Shem of Chelm</text:p>
          </table:table-cell>
        </table:table-row>
        <table:table-row table:style-name="ro1">
          <table:table-cell office:value-type="string" calcext:value-type="string">
            <text:p>Eisenstadt, Austria</text:p>
          </table:table-cell>
          <table:table-cell office:value-type="float" office:value="47.85" calcext:value-type="float">
            <text:p>47.85</text:p>
          </table:table-cell>
          <table:table-cell office:value-type="float" office:value="16.517" calcext:value-type="float">
            <text:p>16.517</text:p>
          </table:table-cell>
          <table:table-cell office:value-type="string" calcext:value-type="string">
            <text:p>Panim Meirot, Imrei Esh</text:p>
          </table:table-cell>
        </table:table-row>
        <table:table-row table:style-name="ro1">
          <table:table-cell office:value-type="string" calcext:value-type="string">
            <text:p>Berlin</text:p>
          </table:table-cell>
          <table:table-cell office:value-type="float" office:value="52.5156" calcext:value-type="float">
            <text:p>52.5156</text:p>
          </table:table-cell>
          <table:table-cell office:value-type="float" office:value="13.3939" calcext:value-type="float">
            <text:p>13.3939</text:p>
          </table:table-cell>
          <table:table-cell office:value-type="string" calcext:value-type="string">
            <text:p>Korban haEdah, David Tzvi Hoffmann</text:p>
          </table:table-cell>
        </table:table-row>
        <table:table-row table:style-name="ro1">
          <table:table-cell office:value-type="string" calcext:value-type="string">
            <text:p>Altona, Hamburg</text:p>
          </table:table-cell>
          <table:table-cell office:value-type="float" office:value="53.55" calcext:value-type="float">
            <text:p>53.55</text:p>
          </table:table-cell>
          <table:table-cell office:value-type="float" office:value="9.9333" calcext:value-type="float">
            <text:p>9.9333</text:p>
          </table:table-cell>
          <table:table-cell office:value-type="string" calcext:value-type="string">
            <text:p>Yaakov Emden, Yonatan Eybeschutz, Aruch LaNer</text:p>
          </table:table-cell>
        </table:table-row>
        <table:table-row table:style-name="ro1">
          <table:table-cell office:value-type="string" calcext:value-type="string">
            <text:p>Kalisz, Poland</text:p>
          </table:table-cell>
          <table:table-cell office:value-type="float" office:value="51.767" calcext:value-type="float">
            <text:p>51.767</text:p>
          </table:table-cell>
          <table:table-cell office:value-type="float" office:value="18.0833" calcext:value-type="float">
            <text:p>18.0833</text:p>
          </table:table-cell>
          <table:table-cell office:value-type="string" calcext:value-type="string">
            <text:p>Magen Avraham</text:p>
          </table:table-cell>
        </table:table-row>
        <table:table-row table:style-name="ro1">
          <table:table-cell office:value-type="string" calcext:value-type="string">
            <text:p>Volozhin</text:p>
          </table:table-cell>
          <table:table-cell office:value-type="float" office:value="54.0843" calcext:value-type="float">
            <text:p>54.0843</text:p>
          </table:table-cell>
          <table:table-cell office:value-type="float" office:value="26.5278" calcext:value-type="float">
            <text:p>26.5278</text:p>
          </table:table-cell>
          <table:table-cell office:value-type="string" calcext:value-type="string">
            <text:p>Shaagat Aryeh, Netziv, Chaim Volozhin, Chaim Brisker</text:p>
          </table:table-cell>
        </table:table-row>
        <table:table-row table:style-name="ro1">
          <table:table-cell office:value-type="string" calcext:value-type="string">
            <text:p>Metz, France</text:p>
          </table:table-cell>
          <table:table-cell office:value-type="float" office:value="49.1168" calcext:value-type="float">
            <text:p>49.1168</text:p>
          </table:table-cell>
          <table:table-cell office:value-type="float" office:value="6.1773" calcext:value-type="float">
            <text:p>6.1773</text:p>
          </table:table-cell>
          <table:table-cell office:value-type="string" calcext:value-type="string">
            <text:p>Shaagat Aryeh</text:p>
          </table:table-cell>
        </table:table-row>
        <table:table-row table:style-name="ro1">
          <table:table-cell office:value-type="string" calcext:value-type="string">
            <text:p>Sofia</text:p>
          </table:table-cell>
          <table:table-cell office:value-type="float" office:value="42.6954" calcext:value-type="float">
            <text:p>42.6954</text:p>
          </table:table-cell>
          <table:table-cell office:value-type="float" office:value="23.3231" calcext:value-type="float">
            <text:p>23.3231</text:p>
          </table:table-cell>
          <table:table-cell office:value-type="string" calcext:value-type="string">
            <text:p>Yosef Ibn Ezra</text:p>
          </table:table-cell>
        </table:table-row>
        <table:table-row table:style-name="ro1">
          <table:table-cell office:value-type="string" calcext:value-type="string">
            <text:p>Krakow</text:p>
          </table:table-cell>
          <table:table-cell office:value-type="float" office:value="50.0634" calcext:value-type="float">
            <text:p>50.0634</text:p>
          </table:table-cell>
          <table:table-cell office:value-type="float" office:value="19.9381" calcext:value-type="float">
            <text:p>19.9381</text:p>
          </table:table-cell>
          <table:table-cell office:value-type="string" calcext:value-type="string">
            <text:p>Remah, Be’er Heitev, Bach</text:p>
          </table:table-cell>
        </table:table-row>
        <table:table-row table:style-name="ro1">
          <table:table-cell office:value-type="string" calcext:value-type="string">
            <text:p>Avlona</text:p>
          </table:table-cell>
          <table:table-cell office:value-type="float" office:value="40.467" calcext:value-type="float">
            <text:p>40.467</text:p>
          </table:table-cell>
          <table:table-cell office:value-type="float" office:value="19.483" calcext:value-type="float">
            <text:p>19.483</text:p>
          </table:table-cell>
          <table:table-cell office:value-type="string" calcext:value-type="string">
            <text:p>David ben Judah Messer Leon</text:p>
          </table:table-cell>
        </table:table-row>
        <table:table-row table:style-name="ro1">
          <table:table-cell office:value-type="string" calcext:value-type="string">
            <text:p>Mikulov</text:p>
          </table:table-cell>
          <table:table-cell office:value-type="float" office:value="48.8055" calcext:value-type="float">
            <text:p>48.8055</text:p>
          </table:table-cell>
          <table:table-cell office:value-type="float" office:value="16.63777" calcext:value-type="float">
            <text:p>16.63777</text:p>
          </table:table-cell>
          <table:table-cell office:value-type="string" calcext:value-type="string">
            <text:p>Maharal</text:p>
          </table:table-cell>
        </table:table-row>
        <table:table-row table:style-name="ro1">
          <table:table-cell office:value-type="string" calcext:value-type="string">
            <text:p>Poznan</text:p>
          </table:table-cell>
          <table:table-cell office:value-type="float" office:value="52.4077" calcext:value-type="float">
            <text:p>52.4077</text:p>
          </table:table-cell>
          <table:table-cell office:value-type="float" office:value="16.9356" calcext:value-type="float">
            <text:p>16.9356</text:p>
          </table:table-cell>
          <table:table-cell office:value-type="string" calcext:value-type="string">
            <text:p>Maharal</text:p>
          </table:table-cell>
        </table:table-row>
        <table:table-row table:style-name="ro1">
          <table:table-cell office:value-type="string" calcext:value-type="string">
            <text:p>Padua</text:p>
          </table:table-cell>
          <table:table-cell office:value-type="float" office:value="45.4062" calcext:value-type="float">
            <text:p>45.4062</text:p>
          </table:table-cell>
          <table:table-cell office:value-type="float" office:value="11.8774" calcext:value-type="float">
            <text:p>11.8774</text:p>
          </table:table-cell>
          <table:table-cell office:value-type="string" calcext:value-type="string">
            <text:p>Ramchal</text:p>
          </table:table-cell>
        </table:table-row>
        <table:table-row table:style-name="ro1">
          <table:table-cell office:value-type="string" calcext:value-type="string">
            <text:p>Lublin</text:p>
          </table:table-cell>
          <table:table-cell office:value-type="float" office:value="51.2482" calcext:value-type="float">
            <text:p>51.2482</text:p>
          </table:table-cell>
          <table:table-cell office:value-type="float" office:value="22.5674" calcext:value-type="float">
            <text:p>22.5674</text:p>
          </table:table-cell>
          <table:table-cell office:value-type="string" calcext:value-type="string">
            <text:p>Maharshal, Maharam (Lublin), Hozeh meLublin, Tzadok haKohen</text:p>
          </table:table-cell>
        </table:table-row>
        <table:table-row table:style-name="ro1">
          <table:table-cell office:value-type="string" calcext:value-type="string">
            <text:p>Ostroh</text:p>
          </table:table-cell>
          <table:table-cell office:value-type="float" office:value="50.3282" calcext:value-type="float">
            <text:p>50.3282</text:p>
          </table:table-cell>
          <table:table-cell office:value-type="float" office:value="26.5215" calcext:value-type="float">
            <text:p>26.5215</text:p>
          </table:table-cell>
          <table:table-cell office:value-type="string" calcext:value-type="string">
            <text:p>Maharsha, Taz</text:p>
          </table:table-cell>
        </table:table-row>
        <table:table-row table:style-name="ro1">
          <table:table-cell office:value-type="string" calcext:value-type="string">
            <text:p>Ohrid, Macedonia</text:p>
          </table:table-cell>
          <table:table-cell office:value-type="float" office:value="41.1187" calcext:value-type="float">
            <text:p>41.1187</text:p>
          </table:table-cell>
          <table:table-cell office:value-type="float" office:value="20.8045" calcext:value-type="float">
            <text:p>20.8045</text:p>
          </table:table-cell>
          <table:table-cell office:value-type="string" calcext:value-type="string">
            <text:p>Judah Leon Mosconi</text:p>
          </table:table-cell>
        </table:table-row>
        <table:table-row table:style-name="ro1">
          <table:table-cell office:value-type="string" calcext:value-type="string">
            <text:p>Ein Zeitun</text:p>
          </table:table-cell>
          <table:table-cell office:value-type="float" office:value="32.987" calcext:value-type="float">
            <text:p>32.987</text:p>
          </table:table-cell>
          <table:table-cell office:value-type="float" office:value="35.492" calcext:value-type="float">
            <text:p>35.492</text:p>
          </table:table-cell>
          <table:table-cell office:value-type="string" calcext:value-type="string">
            <text:p>Moshe ben Machir</text:p>
          </table:table-cell>
        </table:table-row>
        <table:table-row table:style-name="ro1">
          <table:table-cell office:value-type="string" calcext:value-type="string">
            <text:p>Mantua</text:p>
          </table:table-cell>
          <table:table-cell office:value-type="float" office:value="45.1576" calcext:value-type="float">
            <text:p>45.1576</text:p>
          </table:table-cell>
          <table:table-cell office:value-type="float" office:value="10.7945" calcext:value-type="float">
            <text:p>10.7945</text:p>
          </table:table-cell>
          <table:table-cell office:value-type="string" calcext:value-type="string">
            <text:p>Minchat Shai</text:p>
          </table:table-cell>
        </table:table-row>
        <table:table-row table:style-name="ro1">
          <table:table-cell office:value-type="string" calcext:value-type="string">
            <text:p>Damascus</text:p>
          </table:table-cell>
          <table:table-cell office:value-type="float" office:value="33.5113" calcext:value-type="float">
            <text:p>33.5113</text:p>
          </table:table-cell>
          <table:table-cell office:value-type="float" office:value="36.3115" calcext:value-type="float">
            <text:p>36.3115</text:p>
          </table:table-cell>
          <table:table-cell office:value-type="string" calcext:value-type="string">
            <text:p>Josiah Pinto</text:p>
          </table:table-cell>
        </table:table-row>
        <table:table-row table:style-name="ro1">
          <table:table-cell office:value-type="string" calcext:value-type="string">
            <text:p>Sharab, Yemen</text:p>
          </table:table-cell>
          <table:table-cell office:value-type="float" office:value="13.7831" calcext:value-type="float">
            <text:p>13.7831</text:p>
          </table:table-cell>
          <table:table-cell office:value-type="float" office:value="43.8858" calcext:value-type="float">
            <text:p>43.8858</text:p>
          </table:table-cell>
          <table:table-cell office:value-type="string" calcext:value-type="string">
            <text:p>Shalom Sharabi</text:p>
          </table:table-cell>
        </table:table-row>
        <table:table-row table:style-name="ro1">
          <table:table-cell office:value-type="string" calcext:value-type="string">
            <text:p>Karlsruhe</text:p>
          </table:table-cell>
          <table:table-cell office:value-type="float" office:value="49.0033" calcext:value-type="float">
            <text:p>49.0033</text:p>
          </table:table-cell>
          <table:table-cell office:value-type="float" office:value="8.4018" calcext:value-type="float">
            <text:p>8.4018</text:p>
          </table:table-cell>
          <table:table-cell office:value-type="string" calcext:value-type="string">
            <text:p>Korban Netanel</text:p>
          </table:table-cell>
        </table:table-row>
        <table:table-row table:style-name="ro1">
          <table:table-cell office:value-type="string" calcext:value-type="string">
            <text:p>Frankfurt</text:p>
          </table:table-cell>
          <table:table-cell office:value-type="float" office:value="50.1144" calcext:value-type="float">
            <text:p>50.1144</text:p>
          </table:table-cell>
          <table:table-cell office:value-type="float" office:value="8.6853" calcext:value-type="float">
            <text:p>8.6853</text:p>
          </table:table-cell>
          <table:table-cell office:value-type="string" calcext:value-type="string">
            <text:p>Nathan Adler, Shimshon Refael Hirsch</text:p>
          </table:table-cell>
        </table:table-row>
        <table:table-row table:style-name="ro1">
          <table:table-cell office:value-type="string" calcext:value-type="string">
            <text:p>Ternopil</text:p>
          </table:table-cell>
          <table:table-cell office:value-type="float" office:value="49.5666" calcext:value-type="float">
            <text:p>49.5666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Minchat Chinuch</text:p>
          </table:table-cell>
        </table:table-row>
        <table:table-row table:style-name="ro1">
          <table:table-cell office:value-type="string" calcext:value-type="string">
            <text:p>Meknes</text:p>
          </table:table-cell>
          <table:table-cell office:value-type="float" office:value="33.8974" calcext:value-type="float">
            <text:p>33.8974</text:p>
          </table:table-cell>
          <table:table-cell office:value-type="float" office:value="-5.5663" calcext:value-type="float">
            <text:p>-5.5663</text:p>
          </table:table-cell>
          <table:table-cell office:value-type="string" calcext:value-type="string">
            <text:p>Refael Berdugo</text:p>
          </table:table-cell>
        </table:table-row>
        <table:table-row table:style-name="ro1">
          <table:table-cell office:value-type="string" calcext:value-type="string">
            <text:p>Baltimore</text:p>
          </table:table-cell>
          <table:table-cell office:value-type="float" office:value="39.2904" calcext:value-type="float">
            <text:p>39.2904</text:p>
          </table:table-cell>
          <table:table-cell office:value-type="float" office:value="-76.6119" calcext:value-type="float">
            <text:p>-76.6119</text:p>
          </table:table-cell>
          <table:table-cell office:value-type="string" calcext:value-type="string">
            <text:p>Avraham Rice, Yaakov Ruderman, Yaakov Kamenetsky</text:p>
          </table:table-cell>
        </table:table-row>
        <table:table-row table:style-name="ro1">
          <table:table-cell office:value-type="string" calcext:value-type="string">
            <text:p>Bykhov</text:p>
          </table:table-cell>
          <table:table-cell office:value-type="float" office:value="53.51666" calcext:value-type="float">
            <text:p>53.51666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David Luria</text:p>
          </table:table-cell>
        </table:table-row>
        <table:table-row table:style-name="ro1">
          <table:table-cell office:value-type="string" calcext:value-type="string">
            <text:p>Edgemere NY</text:p>
          </table:table-cell>
          <table:table-cell office:value-type="float" office:value="40.5961" calcext:value-type="float">
            <text:p>40.5961</text:p>
          </table:table-cell>
          <table:table-cell office:value-type="float" office:value="-73.7685" calcext:value-type="float">
            <text:p>-73.7685</text:p>
          </table:table-cell>
          <table:table-cell office:value-type="string" calcext:value-type="string">
            <text:p>Charles Chavel</text:p>
          </table:table-cell>
        </table:table-row>
        <table:table-row table:style-name="ro1">
          <table:table-cell office:value-type="string" calcext:value-type="string">
            <text:p>Wurzburg, Germany</text:p>
          </table:table-cell>
          <table:table-cell office:value-type="float" office:value="49.7941" calcext:value-type="float">
            <text:p>49.7941</text:p>
          </table:table-cell>
          <table:table-cell office:value-type="float" office:value="9.9329" calcext:value-type="float">
            <text:p>9.9329</text:p>
          </table:table-cell>
          <table:table-cell office:value-type="string" calcext:value-type="string">
            <text:p>Avraham Bing</text:p>
          </table:table-cell>
        </table:table-row>
        <table:table-row table:style-name="ro1">
          <table:table-cell office:value-type="string" calcext:value-type="string">
            <text:p>New York, NY</text:p>
          </table:table-cell>
          <table:table-cell office:value-type="float" office:value="40.7547" calcext:value-type="float">
            <text:p>40.7547</text:p>
          </table:table-cell>
          <table:table-cell office:value-type="float" office:value="-73.9859" calcext:value-type="float">
            <text:p>-73.9859</text:p>
          </table:table-cell>
          <table:table-cell office:value-type="string" calcext:value-type="string">
            <text:p>Moshe Feinstein, Yitzchak Hutner, Menachem Mendel Schneerson</text:p>
          </table:table-cell>
        </table:table-row>
        <table:table-row table:style-name="ro1">
          <table:table-cell office:value-type="string" calcext:value-type="string">
            <text:p>Lakewood, NJ</text:p>
          </table:table-cell>
          <table:table-cell office:value-type="float" office:value="40.0949" calcext:value-type="float">
            <text:p>40.0949</text:p>
          </table:table-cell>
          <table:table-cell office:value-type="float" office:value="-74.2147" calcext:value-type="float">
            <text:p>-74.2147</text:p>
          </table:table-cell>
          <table:table-cell office:value-type="string" calcext:value-type="string">
            <text:p>Aharon Kotler</text:p>
          </table:table-cell>
        </table:table-row>
        <table:table-row table:style-name="ro1">
          <table:table-cell office:value-type="string" calcext:value-type="string">
            <text:p>Ungvar, Hungary</text:p>
          </table:table-cell>
          <table:table-cell office:value-type="float" office:value="48.624" calcext:value-type="float">
            <text:p>48.624</text:p>
          </table:table-cell>
          <table:table-cell office:value-type="float" office:value="22.295" calcext:value-type="float">
            <text:p>22.295</text:p>
          </table:table-cell>
          <table:table-cell office:value-type="string" calcext:value-type="string">
            <text:p>Kitzur Shulchan Aruch</text:p>
          </table:table-cell>
        </table:table-row>
        <table:table-row table:style-name="ro1">
          <table:table-cell office:value-type="string" calcext:value-type="string">
            <text:p>Vilna</text:p>
          </table:table-cell>
          <table:table-cell office:value-type="float" office:value="54.6808" calcext:value-type="float">
            <text:p>54.6808</text:p>
          </table:table-cell>
          <table:table-cell office:value-type="float" office:value="25.2873" calcext:value-type="float">
            <text:p>25.2873</text:p>
          </table:table-cell>
          <table:table-cell office:value-type="string" calcext:value-type="string">
            <text:p>Vilna Gaon, Isaac Elijah Landau, Chaim Ozer Grodinski, Rashash</text:p>
          </table:table-cell>
        </table:table-row>
        <table:table-row table:style-name="ro1">
          <table:table-cell office:value-type="string" calcext:value-type="string">
            <text:p>Stryi, Ukraine</text:p>
          </table:table-cell>
          <table:table-cell office:value-type="float" office:value="49.25" calcext:value-type="float">
            <text:p>49.25</text:p>
          </table:table-cell>
          <table:table-cell office:value-type="float" office:value="23.85" calcext:value-type="float">
            <text:p>23.85</text:p>
          </table:table-cell>
          <table:table-cell office:value-type="string" calcext:value-type="string">
            <text:p>Ketzot haHoshen</text:p>
          </table:table-cell>
        </table:table-row>
        <table:table-row table:style-name="ro1">
          <table:table-cell office:value-type="string" calcext:value-type="string">
            <text:p>Dubno</text:p>
          </table:table-cell>
          <table:table-cell office:value-type="float" office:value="50.393" calcext:value-type="float">
            <text:p>50.393</text:p>
          </table:table-cell>
          <table:table-cell office:value-type="float" office:value="25.735" calcext:value-type="float">
            <text:p>25.735</text:p>
          </table:table-cell>
          <table:table-cell office:value-type="string" calcext:value-type="string">
            <text:p>Dubner Maggid</text:p>
          </table:table-cell>
        </table:table-row>
        <table:table-row table:style-name="ro1">
          <table:table-cell office:value-type="string" calcext:value-type="string">
            <text:p>Torun</text:p>
          </table:table-cell>
          <table:table-cell office:value-type="float" office:value="53.022" calcext:value-type="float">
            <text:p>53.022</text:p>
          </table:table-cell>
          <table:table-cell office:value-type="float" office:value="18.611" calcext:value-type="float">
            <text:p>18.611</text:p>
          </table:table-cell>
          <table:table-cell office:value-type="string" calcext:value-type="string">
            <text:p>Tzvi Hirsch Kalischer</text:p>
          </table:table-cell>
        </table:table-row>
        <table:table-row table:style-name="ro1">
          <table:table-cell office:value-type="string" calcext:value-type="string">
            <text:p>Boskovice</text:p>
          </table:table-cell>
          <table:table-cell office:value-type="float" office:value="49.4875" calcext:value-type="float">
            <text:p>49.4875</text:p>
          </table:table-cell>
          <table:table-cell office:value-type="float" office:value="16.66" calcext:value-type="float">
            <text:p>16.66</text:p>
          </table:table-cell>
          <table:table-cell office:value-type="string" calcext:value-type="string">
            <text:p>Machatzit haShekel</text:p>
          </table:table-cell>
        </table:table-row>
        <table:table-row table:style-name="ro1">
          <table:table-cell office:value-type="string" calcext:value-type="string">
            <text:p>Dessau</text:p>
          </table:table-cell>
          <table:table-cell office:value-type="float" office:value="51.8333" calcext:value-type="float">
            <text:p>51.8333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Tiferet Yisrael</text:p>
          </table:table-cell>
        </table:table-row>
        <table:table-row table:style-name="ro1">
          <table:table-cell office:value-type="string" calcext:value-type="string">
            <text:p>Danzig</text:p>
          </table:table-cell>
          <table:table-cell office:value-type="float" office:value="54.3527" calcext:value-type="float">
            <text:p>54.3527</text:p>
          </table:table-cell>
          <table:table-cell office:value-type="float" office:value="18.655" calcext:value-type="float">
            <text:p>18.655</text:p>
          </table:table-cell>
          <table:table-cell office:value-type="string" calcext:value-type="string">
            <text:p>Tiferet Yisrael</text:p>
          </table:table-cell>
        </table:table-row>
        <table:table-row table:style-name="ro1">
          <table:table-cell office:value-type="string" calcext:value-type="string">
            <text:p>Bucharest</text:p>
          </table:table-cell>
          <table:table-cell office:value-type="float" office:value="44.431" calcext:value-type="float">
            <text:p>44.431</text:p>
          </table:table-cell>
          <table:table-cell office:value-type="float" office:value="26.1013" calcext:value-type="float">
            <text:p>26.1013</text:p>
          </table:table-cell>
          <table:table-cell office:value-type="string" calcext:value-type="string">
            <text:p>Malbim</text:p>
          </table:table-cell>
        </table:table-row>
        <table:table-row table:style-name="ro1">
          <table:table-cell office:value-type="string" calcext:value-type="string">
            <text:p>Rhodes</text:p>
          </table:table-cell>
          <table:table-cell office:value-type="float" office:value="36.438" calcext:value-type="float">
            <text:p>36.438</text:p>
          </table:table-cell>
          <table:table-cell office:value-type="float" office:value="28.2341" calcext:value-type="float">
            <text:p>28.2341</text:p>
          </table:table-cell>
          <table:table-cell office:value-type="string" calcext:value-type="string">
            <text:p>Malki baKodesh</text:p>
          </table:table-cell>
        </table:table-row>
        <table:table-row table:style-name="ro1">
          <table:table-cell office:value-type="string" calcext:value-type="string">
            <text:p>Konigsberg</text:p>
          </table:table-cell>
          <table:table-cell office:value-type="float" office:value="54.7104" calcext:value-type="float">
            <text:p>54.7104</text:p>
          </table:table-cell>
          <table:table-cell office:value-type="float" office:value="20.518" calcext:value-type="float">
            <text:p>20.518</text:p>
          </table:table-cell>
          <table:table-cell office:value-type="string" calcext:value-type="string">
            <text:p>HaKtav vehaKabbalah</text:p>
          </table:table-cell>
        </table:table-row>
        <table:table-row table:style-name="ro1">
          <table:table-cell office:value-type="string" calcext:value-type="string">
            <text:p>Silistria, Bulgaria</text:p>
          </table:table-cell>
          <table:table-cell office:value-type="float" office:value="44.117" calcext:value-type="float">
            <text:p>44.117</text:p>
          </table:table-cell>
          <table:table-cell office:value-type="float" office:value="27.267" calcext:value-type="float">
            <text:p>27.267</text:p>
          </table:table-cell>
          <table:table-cell office:value-type="string" calcext:value-type="string">
            <text:p>Pele Yoetz</text:p>
          </table:table-cell>
        </table:table-row>
        <table:table-row table:style-name="ro1">
          <table:table-cell office:value-type="string" calcext:value-type="string">
            <text:p>Svätý Jur</text:p>
          </table:table-cell>
          <table:table-cell office:value-type="float" office:value="48.252" calcext:value-type="float">
            <text:p>48.252</text:p>
          </table:table-cell>
          <table:table-cell office:value-type="float" office:value="17.216" calcext:value-type="float">
            <text:p>17.216</text:p>
          </table:table-cell>
          <table:table-cell office:value-type="string" calcext:value-type="string">
            <text:p>Maharam Schick</text:p>
          </table:table-cell>
        </table:table-row>
        <table:table-row table:style-name="ro1">
          <table:table-cell office:value-type="string" calcext:value-type="string">
            <text:p>Bialystok</text:p>
          </table:table-cell>
          <table:table-cell office:value-type="float" office:value="53.135" calcext:value-type="float">
            <text:p>53.135</text:p>
          </table:table-cell>
          <table:table-cell office:value-type="float" office:value="23.146" calcext:value-type="float">
            <text:p>23.146</text:p>
          </table:table-cell>
          <table:table-cell office:value-type="string" calcext:value-type="string">
            <text:p>Meshech Hochma</text:p>
          </table:table-cell>
        </table:table-row>
        <table:table-row table:style-name="ro1">
          <table:table-cell office:value-type="string" calcext:value-type="string">
            <text:p>Dvinsk</text:p>
          </table:table-cell>
          <table:table-cell office:value-type="float" office:value="55.875" calcext:value-type="float">
            <text:p>55.875</text:p>
          </table:table-cell>
          <table:table-cell office:value-type="float" office:value="26.536" calcext:value-type="float">
            <text:p>26.536</text:p>
          </table:table-cell>
          <table:table-cell office:value-type="string" calcext:value-type="string">
            <text:p>Meshech Hochma, Rogachover</text:p>
          </table:table-cell>
        </table:table-row>
        <table:table-row table:style-name="ro1">
          <table:table-cell office:value-type="string" calcext:value-type="string">
            <text:p>Bratislava</text:p>
          </table:table-cell>
          <table:table-cell office:value-type="float" office:value="48.1433" calcext:value-type="float">
            <text:p>48.1433</text:p>
          </table:table-cell>
          <table:table-cell office:value-type="float" office:value="17.1105" calcext:value-type="float">
            <text:p>17.1105</text:p>
          </table:table-cell>
          <table:table-cell office:value-type="string" calcext:value-type="string">
            <text:p>Chatam Sofer, Ktav Sofer</text:p>
          </table:table-cell>
        </table:table-row>
        <table:table-row table:style-name="ro1">
          <table:table-cell office:value-type="string" calcext:value-type="string">
            <text:p>Navahrudak</text:p>
          </table:table-cell>
          <table:table-cell office:value-type="float" office:value="53.583" calcext:value-type="float">
            <text:p>53.583</text:p>
          </table:table-cell>
          <table:table-cell office:value-type="float" office:value="25.817" calcext:value-type="float">
            <text:p>25.817</text:p>
          </table:table-cell>
          <table:table-cell office:value-type="string" calcext:value-type="string">
            <text:p>Aruch haShulchan</text:p>
          </table:table-cell>
        </table:table-row>
        <table:table-row table:style-name="ro1">
          <table:table-cell office:value-type="string" calcext:value-type="string">
            <text:p>Kovno</text:p>
          </table:table-cell>
          <table:table-cell office:value-type="float" office:value="54.901" calcext:value-type="float">
            <text:p>54.901</text:p>
          </table:table-cell>
          <table:table-cell office:value-type="float" office:value="23.9109" calcext:value-type="float">
            <text:p>23.9109</text:p>
          </table:table-cell>
          <table:table-cell office:value-type="string" calcext:value-type="string">
            <text:p>Yitzchak Elchanan Spektor, Isser Zalman Meltzer</text:p>
          </table:table-cell>
        </table:table-row>
        <table:table-row table:style-name="ro1">
          <table:table-cell office:value-type="string" calcext:value-type="string">
            <text:p>Montreux, Switzerland</text:p>
          </table:table-cell>
          <table:table-cell office:value-type="float" office:value="46.4363" calcext:value-type="float">
            <text:p>46.4363</text:p>
          </table:table-cell>
          <table:table-cell office:value-type="float" office:value="6.9127" calcext:value-type="float">
            <text:p>6.9127</text:p>
          </table:table-cell>
          <table:table-cell office:value-type="string" calcext:value-type="string">
            <text:p>Sridei Esh</text:p>
          </table:table-cell>
        </table:table-row>
        <table:table-row table:style-name="ro1">
          <table:table-cell office:value-type="string" calcext:value-type="string">
            <text:p>Salantai</text:p>
          </table:table-cell>
          <table:table-cell office:value-type="float" office:value="56.067" calcext:value-type="float">
            <text:p>56.067</text:p>
          </table:table-cell>
          <table:table-cell office:value-type="float" office:value="21.567" calcext:value-type="float">
            <text:p>21.567</text:p>
          </table:table-cell>
          <table:table-cell office:value-type="string" calcext:value-type="string">
            <text:p>Yisroel Salanter</text:p>
          </table:table-cell>
        </table:table-row>
        <table:table-row table:style-name="ro1">
          <table:table-cell office:value-type="string" calcext:value-type="string">
            <text:p>Grodno</text:p>
          </table:table-cell>
          <table:table-cell office:value-type="float" office:value="53.667" calcext:value-type="float">
            <text:p>53.667</text:p>
          </table:table-cell>
          <table:table-cell office:value-type="float" office:value="23.833" calcext:value-type="float">
            <text:p>23.833</text:p>
          </table:table-cell>
          <table:table-cell office:value-type="string" calcext:value-type="string">
            <text:p>Shimon Shkop</text:p>
          </table:table-cell>
        </table:table-row>
        <table:table-row table:style-name="ro1">
          <table:table-cell office:value-type="string" calcext:value-type="string">
            <text:p>Telz</text:p>
          </table:table-cell>
          <table:table-cell office:value-type="float" office:value="55.983" calcext:value-type="float">
            <text:p>55.983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Shimon Shkop</text:p>
          </table:table-cell>
        </table:table-row>
        <table:table-row table:style-name="ro1">
          <table:table-cell office:value-type="string" calcext:value-type="string">
            <text:p>Baranavichy (Novardok)</text:p>
          </table:table-cell>
          <table:table-cell office:value-type="float" office:value="53.133" calcext:value-type="float">
            <text:p>53.133</text:p>
          </table:table-cell>
          <table:table-cell office:value-type="float" office:value="26.167" calcext:value-type="float">
            <text:p>26.167</text:p>
          </table:table-cell>
          <table:table-cell office:value-type="string" calcext:value-type="string">
            <text:p>Elchanan Wasserman</text:p>
          </table:table-cell>
        </table:table-row>
        <table:table-row table:style-name="ro1">
          <table:table-cell office:value-type="string" calcext:value-type="string">
            <text:p>Radun</text:p>
          </table:table-cell>
          <table:table-cell office:value-type="float" office:value="54.048" calcext:value-type="float">
            <text:p>54.048</text:p>
          </table:table-cell>
          <table:table-cell office:value-type="float" office:value="24.996" calcext:value-type="float">
            <text:p>24.996</text:p>
          </table:table-cell>
          <table:table-cell office:value-type="string" calcext:value-type="string">
            <text:p>Chofetz Chaim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52.135" calcext:value-type="float">
            <text:p>52.135</text:p>
          </table:table-cell>
          <table:table-cell office:value-type="float" office:value="23.657" calcext:value-type="float">
            <text:p>23.657</text:p>
          </table:table-cell>
          <table:table-cell office:value-type="string" calcext:value-type="string">
            <text:p>Beis haLevi, Chaim Brisker</text:p>
          </table:table-cell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42.3343" calcext:value-type="float">
            <text:p>42.3343</text:p>
          </table:table-cell>
          <table:table-cell office:value-type="float" office:value="-71.1212" calcext:value-type="float">
            <text:p>-71.1212</text:p>
          </table:table-cell>
          <table:table-cell office:value-type="string" calcext:value-type="string">
            <text:p>Joseph Dov Soloveitchik</text:p>
          </table:table-cell>
        </table:table-row>
        <table:table-row table:style-name="ro1">
          <table:table-cell office:value-type="string" calcext:value-type="string">
            <text:p>Bielsk Podlaski</text:p>
          </table:table-cell>
          <table:table-cell office:value-type="float" office:value="52.767" calcext:value-type="float">
            <text:p>52.767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Yefeh Einayim</text:p>
          </table:table-cell>
        </table:table-row>
        <table:table-row table:style-name="ro1">
          <table:table-cell office:value-type="string" calcext:value-type="string">
            <text:p>Mezrich</text:p>
          </table:table-cell>
          <table:table-cell office:value-type="float" office:value="50.657" calcext:value-type="float">
            <text:p>50.657</text:p>
          </table:table-cell>
          <table:table-cell office:value-type="float" office:value="26.864" calcext:value-type="float">
            <text:p>26.864</text:p>
          </table:table-cell>
          <table:table-cell office:value-type="string" calcext:value-type="string">
            <text:p>Maggid of Mezrich</text:p>
          </table:table-cell>
        </table:table-row>
        <table:table-row table:style-name="ro1">
          <table:table-cell office:value-type="string" calcext:value-type="string">
            <text:p>Hanipol</text:p>
          </table:table-cell>
          <table:table-cell office:value-type="float" office:value="50.454" calcext:value-type="float">
            <text:p>50.454</text:p>
          </table:table-cell>
          <table:table-cell office:value-type="float" office:value="26.895" calcext:value-type="float">
            <text:p>26.895</text:p>
          </table:table-cell>
          <table:table-cell office:value-type="string" calcext:value-type="string">
            <text:p>Zusha</text:p>
          </table:table-cell>
        </table:table-row>
        <table:table-row table:style-name="ro1">
          <table:table-cell office:value-type="string" calcext:value-type="string">
            <text:p>Leżajsk, Poland</text:p>
          </table:table-cell>
          <table:table-cell office:value-type="float" office:value="50.267" calcext:value-type="float">
            <text:p>50.267</text:p>
          </table:table-cell>
          <table:table-cell office:value-type="float" office:value="22.417" calcext:value-type="float">
            <text:p>22.417</text:p>
          </table:table-cell>
          <table:table-cell office:value-type="string" calcext:value-type="string">
            <text:p>Noam Elimelech</text:p>
          </table:table-cell>
        </table:table-row>
        <table:table-row table:style-name="ro1">
          <table:table-cell office:value-type="string" calcext:value-type="string">
            <text:p>Kotzk</text:p>
          </table:table-cell>
          <table:table-cell office:value-type="float" office:value="51.65" calcext:value-type="float">
            <text:p>51.65</text:p>
          </table:table-cell>
          <table:table-cell office:value-type="float" office:value="22.45" calcext:value-type="float">
            <text:p>22.45</text:p>
          </table:table-cell>
          <table:table-cell office:value-type="string" calcext:value-type="string">
            <text:p>Kotzker Rebbe</text:p>
          </table:table-cell>
        </table:table-row>
        <table:table-row table:style-name="ro1">
          <table:table-cell office:value-type="string" calcext:value-type="string">
            <text:p>Bratslav</text:p>
          </table:table-cell>
          <table:table-cell office:value-type="float" office:value="48.815" calcext:value-type="float">
            <text:p>48.815</text:p>
          </table:table-cell>
          <table:table-cell office:value-type="float" office:value="28.944" calcext:value-type="float">
            <text:p>28.944</text:p>
          </table:table-cell>
          <table:table-cell office:value-type="string" calcext:value-type="string">
            <text:p>Nachman meBreslov</text:p>
          </table:table-cell>
        </table:table-row>
        <table:table-row table:style-name="ro1">
          <table:table-cell office:value-type="string" calcext:value-type="string">
            <text:p>Piasetzno</text:p>
          </table:table-cell>
          <table:table-cell office:value-type="float" office:value="52.067" calcext:value-type="float">
            <text:p>52.067</text:p>
          </table:table-cell>
          <table:table-cell office:value-type="float" office:value="21.017" calcext:value-type="float">
            <text:p>21.017</text:p>
          </table:table-cell>
          <table:table-cell office:value-type="string" calcext:value-type="string">
            <text:p>Kalonymus Kalman Shapira, Simcha Bunim</text:p>
          </table:table-cell>
        </table:table-row>
        <table:table-row table:style-name="ro1">
          <table:table-cell office:value-type="string" calcext:value-type="string">
            <text:p>Ger</text:p>
          </table:table-cell>
          <table:table-cell office:value-type="float" office:value="51.983" calcext:value-type="float">
            <text:p>51.983</text:p>
          </table:table-cell>
          <table:table-cell office:value-type="float" office:value="21.233" calcext:value-type="float">
            <text:p>21.233</text:p>
          </table:table-cell>
          <table:table-cell office:value-type="string" calcext:value-type="string">
            <text:p>Ger Hassidim</text:p>
          </table:table-cell>
        </table:table-row>
        <table:table-row table:style-name="ro1">
          <table:table-cell office:value-type="string" calcext:value-type="string">
            <text:p>Berdichev</text:p>
          </table:table-cell>
          <table:table-cell office:value-type="float" office:value="49.9" calcext:value-type="float">
            <text:p>49.9</text:p>
          </table:table-cell>
          <table:table-cell office:value-type="float" office:value="28.567" calcext:value-type="float">
            <text:p>28.567</text:p>
          </table:table-cell>
          <table:table-cell office:value-type="string" calcext:value-type="string">
            <text:p>Levi Yitzchak of Berdichev</text:p>
          </table:table-cell>
        </table:table-row>
        <table:table-row table:style-name="ro1">
          <table:table-cell office:value-type="string" calcext:value-type="string">
            <text:p>Liadi</text:p>
          </table:table-cell>
          <table:table-cell office:value-type="float" office:value="54.6" calcext:value-type="float">
            <text:p>54.6</text:p>
          </table:table-cell>
          <table:table-cell office:value-type="float" office:value="31.167" calcext:value-type="float">
            <text:p>31.167</text:p>
          </table:table-cell>
          <table:table-cell office:value-type="string" calcext:value-type="string">
            <text:p>Shneur Zalman (Tanya)</text:p>
          </table:table-cell>
        </table:table-row>
        <table:table-row table:style-name="ro1">
          <table:table-cell office:value-type="string" calcext:value-type="string">
            <text:p>Karlin</text:p>
          </table:table-cell>
          <table:table-cell office:value-type="float" office:value="52.237" calcext:value-type="float">
            <text:p>52.237</text:p>
          </table:table-cell>
          <table:table-cell office:value-type="float" office:value="25.842" calcext:value-type="float">
            <text:p>25.842</text:p>
          </table:table-cell>
          <table:table-cell office:value-type="string" calcext:value-type="string">
            <text:p>Aharon of Karlin</text:p>
          </table:table-cell>
        </table:table-row>
        <table:table-row table:style-name="ro1">
          <table:table-cell office:value-type="string" calcext:value-type="string">
            <text:p>Satmar</text:p>
          </table:table-cell>
          <table:table-cell office:value-type="float" office:value="47.79" calcext:value-type="float">
            <text:p>47.79</text:p>
          </table:table-cell>
          <table:table-cell office:value-type="float" office:value="22.89" calcext:value-type="float">
            <text:p>22.89</text:p>
          </table:table-cell>
          <table:table-cell office:value-type="string" calcext:value-type="string">
            <text:p>Satmar Hassidim</text:p>
          </table:table-cell>
        </table:table-row>
        <table:table-row table:style-name="ro1">
          <table:table-cell office:value-type="string" calcext:value-type="string">
            <text:p>Lubavitch</text:p>
          </table:table-cell>
          <table:table-cell office:value-type="float" office:value="54.833" calcext:value-type="float">
            <text:p>54.833</text:p>
          </table:table-cell>
          <table:table-cell office:value-type="float" office:value="30.967" calcext:value-type="float">
            <text:p>30.967</text:p>
          </table:table-cell>
          <table:table-cell office:value-type="string" calcext:value-type="string">
            <text:p>Lubavitcher Hassidim</text:p>
          </table:table-cell>
        </table:table-row>
        <table:table-row table:style-name="ro1">
          <table:table-cell office:value-type="string" calcext:value-type="string">
            <text:p>Amshinov</text:p>
          </table:table-cell>
          <table:table-cell office:value-type="float" office:value="51.974" calcext:value-type="float">
            <text:p>51.974</text:p>
          </table:table-cell>
          <table:table-cell office:value-type="float" office:value="20.527" calcext:value-type="float">
            <text:p>20.527</text:p>
          </table:table-cell>
          <table:table-cell office:value-type="string" calcext:value-type="string">
            <text:p>Amshinover Hassidim</text:p>
          </table:table-cell>
        </table:table-row>
        <table:table-row table:style-name="ro1">
          <table:table-cell office:value-type="string" calcext:value-type="string">
            <text:p>Modzitz</text:p>
          </table:table-cell>
          <table:table-cell office:value-type="float" office:value="51.567" calcext:value-type="float">
            <text:p>51.567</text:p>
          </table:table-cell>
          <table:table-cell office:value-type="float" office:value="21.861" calcext:value-type="float">
            <text:p>21.861</text:p>
          </table:table-cell>
          <table:table-cell office:value-type="string" calcext:value-type="string">
            <text:p>Modzitz Hassidim</text:p>
          </table:table-cell>
        </table:table-row>
        <table:table-row table:style-name="ro1">
          <table:table-cell office:value-type="string" calcext:value-type="string">
            <text:p>Izhbitza</text:p>
          </table:table-cell>
          <table:table-cell office:value-type="float" office:value="50.883" calcext:value-type="float">
            <text:p>50.883</text:p>
          </table:table-cell>
          <table:table-cell office:value-type="float" office:value="23.167" calcext:value-type="float">
            <text:p>23.167</text:p>
          </table:table-cell>
          <table:table-cell office:value-type="string" calcext:value-type="string">
            <text:p>Mei haShiloach</text:p>
          </table:table-cell>
        </table:table-row>
        <table:table-row table:style-name="ro1">
          <table:table-cell office:value-type="string" calcext:value-type="string">
            <text:p>Radzyń Podlaski</text:p>
          </table:table-cell>
          <table:table-cell office:value-type="float" office:value="51.767" calcext:value-type="float">
            <text:p>51.767</text:p>
          </table:table-cell>
          <table:table-cell office:value-type="float" office:value="22.617" calcext:value-type="float">
            <text:p>22.617</text:p>
          </table:table-cell>
          <table:table-cell office:value-type="string" calcext:value-type="string">
            <text:p>Radzyner Hassidim</text:p>
          </table:table-cell>
        </table:table-row>
        <table:table-row table:style-name="ro1">
          <table:table-cell office:value-type="string" calcext:value-type="string">
            <text:p>Bobov</text:p>
          </table:table-cell>
          <table:table-cell office:value-type="float" office:value="49.7" calcext:value-type="float">
            <text:p>49.7</text:p>
          </table:table-cell>
          <table:table-cell office:value-type="float" office:value="20.933" calcext:value-type="float">
            <text:p>20.933</text:p>
          </table:table-cell>
          <table:table-cell office:value-type="string" calcext:value-type="string">
            <text:p>Bobov Hassidim</text:p>
          </table:table-cell>
        </table:table-row>
        <table:table-row table:style-name="ro1">
          <table:table-cell office:value-type="string" calcext:value-type="string">
            <text:p>Alon Shevut</text:p>
          </table:table-cell>
          <table:table-cell office:value-type="float" office:value="31.6559" calcext:value-type="float">
            <text:p>31.6559</text:p>
          </table:table-cell>
          <table:table-cell office:value-type="float" office:value="35.1264" calcext:value-type="float">
            <text:p>35.1264</text:p>
          </table:table-cell>
          <table:table-cell office:value-type="string" calcext:value-type="string">
            <text:p>Aharon Lichtenstein</text:p>
          </table:table-cell>
        </table:table-row>
        <table:table-row table:style-name="ro1">
          <table:table-cell office:value-type="string" calcext:value-type="string">
            <text:p>Bnei Brak</text:p>
          </table:table-cell>
          <table:table-cell office:value-type="float" office:value="32.0866" calcext:value-type="float">
            <text:p>32.0866</text:p>
          </table:table-cell>
          <table:table-cell office:value-type="float" office:value="34.8374" calcext:value-type="float">
            <text:p>34.8374</text:p>
          </table:table-cell>
          <table:table-cell office:value-type="string" calcext:value-type="string">
            <text:p>Chazon Ish, Elazar Shach, Shmuel Wosner, Chaim Kanievsky</text:p>
          </table:table-cell>
        </table:table-row>
        <table:table-row table:style-name="ro1">
          <table:table-cell office:value-type="string" calcext:value-type="string">
            <text:p>Beer Yaakov</text:p>
          </table:table-cell>
          <table:table-cell office:value-type="float" office:value="31.9439" calcext:value-type="float">
            <text:p>31.9439</text:p>
          </table:table-cell>
          <table:table-cell office:value-type="float" office:value="34.8405" calcext:value-type="float">
            <text:p>34.8405</text:p>
          </table:table-cell>
          <table:table-cell office:value-type="string" calcext:value-type="string">
            <text:p>Shlomo Wolbe</text:p>
          </table:table-cell>
        </table:table-row>
        <table:table-row table:style-name="ro1">
          <table:table-cell office:value-type="string" calcext:value-type="string">
            <text:p>Har Bracha</text:p>
          </table:table-cell>
          <table:table-cell office:value-type="float" office:value="32.19335" calcext:value-type="float">
            <text:p>32.19335</text:p>
          </table:table-cell>
          <table:table-cell office:value-type="float" office:value="35.26602" calcext:value-type="float">
            <text:p>35.26602</text:p>
          </table:table-cell>
          <table:table-cell office:value-type="string" calcext:value-type="string">
            <text:p>Eliezer Melamed</text:p>
          </table:table-cell>
        </table:table-row>
        <table:table-row table:style-name="ro1">
          <table:table-cell office:value-type="string" calcext:value-type="string">
            <text:p>Beit El (modern)</text:p>
          </table:table-cell>
          <table:table-cell office:value-type="float" office:value="31.9424" calcext:value-type="float">
            <text:p>31.9424</text:p>
          </table:table-cell>
          <table:table-cell office:value-type="float" office:value="35.2232" calcext:value-type="float">
            <text:p>35.2232</text:p>
          </table:table-cell>
          <table:table-cell office:value-type="string" calcext:value-type="string">
            <text:p>Shlomo Aviner, Zalman Baruch Melamed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41.8341" calcext:value-type="float">
            <text:p>41.8341</text:p>
          </table:table-cell>
          <table:table-cell office:value-type="float" office:value="-87.7321" calcext:value-type="float">
            <text:p>-87.7321</text:p>
          </table:table-cell>
          <table:table-cell office:value-type="string" calcext:value-type="string">
            <text:p>Aharon Soloveitchik</text:p>
          </table:table-cell>
        </table:table-row>
        <table:table-row table:style-name="ro1">
          <table:table-cell office:value-type="string" calcext:value-type="string">
            <text:p>Yavoriv</text:p>
          </table:table-cell>
          <table:table-cell office:value-type="float" office:value="49.947" calcext:value-type="float">
            <text:p>49.947</text:p>
          </table:table-cell>
          <table:table-cell office:value-type="float" office:value="23.393" calcext:value-type="float">
            <text:p>23.393</text:p>
          </table:table-cell>
          <table:table-cell office:value-type="string" calcext:value-type="string">
            <text:p>Metzudot</text:p>
          </table:table-cell>
        </table:table-row>
        <table:table-row table:style-name="ro1">
          <table:table-cell office:value-type="string" calcext:value-type="string">
            <text:p>Pinsk</text:p>
          </table:table-cell>
          <table:table-cell office:value-type="float" office:value="52.117" calcext:value-type="float">
            <text:p>52.117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Torah Temima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Hebrew" style:font-family-complex="'Noto Sans Hebrew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18:42:16.796828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 </meta:initial-creator>
    <meta:creation-date>2019-10-06T19:07:42.041734984</meta:creation-date>
    <dc:date>2019-11-03T20:00:07.517105083</dc:date>
    <dc:creator>me </dc:creator>
    <meta:editing-duration>P9DT7H59M23S</meta:editing-duration>
    <meta:editing-cycles>206</meta:editing-cycles>
    <meta:generator>LibreOffice/6.0.7.3$Linux_X86_64 LibreOffice_project/00m0$Build-3</meta:generator>
    <meta:document-statistic meta:table-count="2" meta:cell-count="2004" meta:object-count="0"/>
  </office:meta>
</office:document-meta>
</file>